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6b6feb" officeooo:paragraph-rsid="006ef608"/>
    </style:style>
    <style:style style:name="P44" style:family="paragraph" style:parent-style-name="Text_20_body">
      <style:text-properties officeooo:rsid="0071d4f0" officeooo:paragraph-rsid="0052e2f1"/>
    </style:style>
    <style:style style:name="P45" style:family="paragraph" style:parent-style-name="Text_20_body">
      <style:text-properties style:text-position="0% 100%" officeooo:rsid="00089b1a" officeooo:paragraph-rsid="00089b1a" style:font-size-asian="10.5pt"/>
    </style:style>
    <style:style style:name="P46" style:family="paragraph" style:parent-style-name="Text_20_body">
      <style:text-properties officeooo:rsid="0019e8f7" officeooo:paragraph-rsid="0016f614"/>
    </style:style>
    <style:style style:name="P47" style:family="paragraph" style:parent-style-name="Text_20_body">
      <style:text-properties fo:font-style="normal" officeooo:rsid="0044b30d" officeooo:paragraph-rsid="0044b30d" style:font-style-asian="normal" style:font-style-complex="normal"/>
    </style:style>
    <style:style style:name="P48" style:family="paragraph" style:parent-style-name="Text_20_body">
      <style:text-properties fo:font-style="normal" officeooo:rsid="0042b91e" officeooo:paragraph-rsid="0042b91e" style:font-style-asian="normal" style:font-style-complex="normal"/>
    </style:style>
    <style:style style:name="P49" style:family="paragraph" style:parent-style-name="Text_20_body">
      <style:text-properties officeooo:rsid="003b5ced" officeooo:paragraph-rsid="009b3655"/>
    </style:style>
    <style:style style:name="P50" style:family="paragraph" style:parent-style-name="Text_20_body">
      <style:text-properties officeooo:rsid="003ddb1b" officeooo:paragraph-rsid="007cf594"/>
    </style:style>
    <style:style style:name="P51" style:family="paragraph" style:parent-style-name="Text_20_body">
      <style:text-properties officeooo:rsid="003ddb1b" officeooo:paragraph-rsid="009cc439"/>
    </style:style>
    <style:style style:name="P52" style:family="paragraph" style:parent-style-name="Text_20_body">
      <style:text-properties officeooo:rsid="003ddb1b" officeooo:paragraph-rsid="00be8f0b"/>
    </style:style>
    <style:style style:name="P53" style:family="paragraph" style:parent-style-name="Text_20_body">
      <style:text-properties officeooo:rsid="008b1321" officeooo:paragraph-rsid="008cde67"/>
    </style:style>
    <style:style style:name="P54" style:family="paragraph" style:parent-style-name="Text_20_body">
      <style:text-properties officeooo:rsid="00947c15" officeooo:paragraph-rsid="00947c15"/>
    </style:style>
    <style:style style:name="P55" style:family="paragraph" style:parent-style-name="Text_20_body">
      <style:text-properties officeooo:rsid="009b3e01" officeooo:paragraph-rsid="009b3e01"/>
    </style:style>
    <style:style style:name="P56" style:family="paragraph" style:parent-style-name="Text_20_body">
      <style:text-properties officeooo:rsid="009e0368" officeooo:paragraph-rsid="009e0368"/>
    </style:style>
    <style:style style:name="P57" style:family="paragraph" style:parent-style-name="Text_20_body">
      <style:text-properties officeooo:rsid="009e6f69" officeooo:paragraph-rsid="00abd069"/>
    </style:style>
    <style:style style:name="P58" style:family="paragraph" style:parent-style-name="Text_20_body">
      <style:text-properties officeooo:rsid="009f0573" officeooo:paragraph-rsid="009f0573"/>
    </style:style>
    <style:style style:name="P59" style:family="paragraph" style:parent-style-name="Text_20_body">
      <style:text-properties officeooo:rsid="009f61c4" officeooo:paragraph-rsid="009f61c4"/>
    </style:style>
    <style:style style:name="P60" style:family="paragraph" style:parent-style-name="Text_20_body">
      <style:text-properties officeooo:rsid="007cf594" officeooo:paragraph-rsid="007cf594"/>
    </style:style>
    <style:style style:name="P61" style:family="paragraph" style:parent-style-name="Text_20_body">
      <style:text-properties officeooo:paragraph-rsid="007e2b2c"/>
    </style:style>
    <style:style style:name="P62" style:family="paragraph" style:parent-style-name="Text_20_body">
      <style:text-properties officeooo:rsid="00a2a205" officeooo:paragraph-rsid="00a2a205"/>
    </style:style>
    <style:style style:name="P63" style:family="paragraph" style:parent-style-name="Text_20_body">
      <style:text-properties officeooo:rsid="00a3a6f2" officeooo:paragraph-rsid="00a3a6f2"/>
    </style:style>
    <style:style style:name="P64" style:family="paragraph" style:parent-style-name="Text_20_body">
      <style:text-properties officeooo:rsid="00a5a096" officeooo:paragraph-rsid="00a5a096"/>
    </style:style>
    <style:style style:name="P65" style:family="paragraph" style:parent-style-name="Text_20_body">
      <style:text-properties officeooo:rsid="00a6d078" officeooo:paragraph-rsid="00a6d078"/>
    </style:style>
    <style:style style:name="P66" style:family="paragraph" style:parent-style-name="Text_20_body">
      <style:text-properties officeooo:rsid="00a7f714" officeooo:paragraph-rsid="00a7f714"/>
    </style:style>
    <style:style style:name="P67" style:family="paragraph" style:parent-style-name="Text_20_body">
      <style:text-properties officeooo:rsid="00a98a13" officeooo:paragraph-rsid="00a98a13"/>
    </style:style>
    <style:style style:name="P68" style:family="paragraph" style:parent-style-name="Text_20_body">
      <style:text-properties officeooo:rsid="00a9dba2" officeooo:paragraph-rsid="00a9dba2"/>
    </style:style>
    <style:style style:name="P69" style:family="paragraph" style:parent-style-name="Text_20_body">
      <style:text-properties officeooo:paragraph-rsid="00a9dba2"/>
    </style:style>
    <style:style style:name="P70" style:family="paragraph" style:parent-style-name="Text_20_body">
      <style:text-properties officeooo:rsid="00ae7200" officeooo:paragraph-rsid="00ae7200"/>
    </style:style>
    <style:style style:name="P71" style:family="paragraph" style:parent-style-name="Text_20_body">
      <style:text-properties officeooo:rsid="00b1c6a2" officeooo:paragraph-rsid="00b1c6a2"/>
    </style:style>
    <style:style style:name="P72" style:family="paragraph" style:parent-style-name="Text_20_body">
      <style:text-properties officeooo:rsid="00b1c6a2" officeooo:paragraph-rsid="00b20d6b"/>
    </style:style>
    <style:style style:name="P73" style:family="paragraph" style:parent-style-name="Text_20_body">
      <style:text-properties officeooo:rsid="00b20d6b" officeooo:paragraph-rsid="00b20d6b"/>
    </style:style>
    <style:style style:name="P74" style:family="paragraph" style:parent-style-name="Text_20_body">
      <style:text-properties officeooo:rsid="00b24eab" officeooo:paragraph-rsid="00b24eab"/>
    </style:style>
    <style:style style:name="P75" style:family="paragraph" style:parent-style-name="Text_20_body">
      <style:text-properties officeooo:rsid="00b7688c" officeooo:paragraph-rsid="00b7688c"/>
    </style:style>
    <style:style style:name="P76" style:family="paragraph" style:parent-style-name="Text_20_body">
      <style:text-properties officeooo:paragraph-rsid="00b7688c"/>
    </style:style>
    <style:style style:name="P77" style:family="paragraph" style:parent-style-name="Text_20_body">
      <style:text-properties officeooo:rsid="00b98116" officeooo:paragraph-rsid="00b98116"/>
    </style:style>
    <style:style style:name="P78" style:family="paragraph" style:parent-style-name="Text_20_body">
      <style:text-properties officeooo:rsid="00b98116" officeooo:paragraph-rsid="00b9ef99"/>
    </style:style>
    <style:style style:name="P79" style:family="paragraph" style:parent-style-name="Text_20_body">
      <style:text-properties officeooo:rsid="0077cf1a" officeooo:paragraph-rsid="0077cf1a"/>
    </style:style>
    <style:style style:name="P80" style:family="paragraph" style:parent-style-name="Text_20_body">
      <style:text-properties officeooo:rsid="00ba76b3" officeooo:paragraph-rsid="00ba76b3"/>
    </style:style>
    <style:style style:name="P81" style:family="paragraph" style:parent-style-name="Text_20_body">
      <style:text-properties officeooo:rsid="00bba74e" officeooo:paragraph-rsid="00bba74e"/>
    </style:style>
    <style:style style:name="P82" style:family="paragraph" style:parent-style-name="Text_20_body">
      <style:text-properties officeooo:rsid="00bfc950" officeooo:paragraph-rsid="00bfc950"/>
    </style:style>
    <style:style style:name="P83" style:family="paragraph" style:parent-style-name="Footnote">
      <style:text-properties officeooo:rsid="004731e8" officeooo:paragraph-rsid="004731e8"/>
    </style:style>
    <style:style style:name="P84" style:family="paragraph" style:parent-style-name="Table_20_Contents">
      <style:paragraph-properties fo:text-align="center" style:justify-single-word="false"/>
      <style:text-properties fo:font-style="italic" style:font-style-asian="italic" style:font-style-complex="italic"/>
    </style:style>
    <style:style style:name="P85"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b57ff3" officeooo:paragraph-rsid="00b57ff3"/>
    </style:style>
    <style:style style:name="P88" style:family="paragraph" style:parent-style-name="Table_20_Contents">
      <style:paragraph-properties fo:text-align="center" style:justify-single-word="false"/>
      <style:text-properties officeooo:rsid="00b9ef99" officeooo:paragraph-rsid="00b9ef99"/>
    </style:style>
    <style:style style:name="P89"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0"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1" style:family="paragraph" style:parent-style-name="Table_20_Contents">
      <style:paragraph-properties fo:text-align="center" style:justify-single-word="false"/>
      <style:text-properties officeooo:rsid="00bba74e" officeooo:paragraph-rsid="00bba74e"/>
    </style:style>
    <style:style style:name="P92" style:family="paragraph" style:parent-style-name="Heading_20_5">
      <style:text-properties officeooo:paragraph-rsid="00b7688c"/>
    </style:style>
    <style:style style:name="P93" style:family="paragraph" style:parent-style-name="Heading_20_5">
      <style:text-properties officeooo:paragraph-rsid="01061f2a"/>
    </style:style>
    <style:style style:name="P94" style:family="paragraph" style:parent-style-name="Heading_20_5">
      <style:text-properties officeooo:paragraph-rsid="0107e9ea"/>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Footnote">
      <style:text-properties officeooo:rsid="00d9f291" officeooo:paragraph-rsid="00d9f291"/>
    </style:style>
    <style:style style:name="P98" style:family="paragraph" style:parent-style-name="Heading_20_3">
      <style:text-properties officeooo:paragraph-rsid="00b98116"/>
    </style:style>
    <style:style style:name="P99" style:family="paragraph" style:parent-style-name="Heading_20_3">
      <style:text-properties officeooo:paragraph-rsid="002e45fb"/>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text-properties officeooo:rsid="0016f614" officeooo:paragraph-rsid="0016f614"/>
    </style:style>
    <style:style style:name="P102" style:family="paragraph" style:parent-style-name="Heading_20_2">
      <style:text-properties officeooo:rsid="0040f91d" officeooo:paragraph-rsid="0040f91d"/>
    </style:style>
    <style:style style:name="P103" style:family="paragraph" style:parent-style-name="Heading_20_2">
      <style:text-properties officeooo:paragraph-rsid="00c48ec7"/>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Heading_20_1">
      <style:text-properties officeooo:rsid="006450ad"/>
    </style:style>
    <style:style style:name="P107" style:family="paragraph" style:parent-style-name="Text_20_body" style:list-style-name="L166"/>
    <style:style style:name="P108" style:family="paragraph" style:parent-style-name="Text_20_body" style:list-style-name="L167"/>
    <style:style style:name="P109" style:family="paragraph" style:parent-style-name="Text_20_body">
      <style:text-properties officeooo:rsid="00b20d6b" officeooo:paragraph-rsid="00b20d6b"/>
    </style:style>
    <style:style style:name="P110" style:family="paragraph" style:parent-style-name="Text_20_body">
      <style:text-properties officeooo:rsid="002993da" officeooo:paragraph-rsid="002993da"/>
    </style:style>
    <style:style style:name="P111" style:family="paragraph" style:parent-style-name="Text_20_body">
      <style:text-properties officeooo:rsid="0016f614" officeooo:paragraph-rsid="0016f614"/>
    </style:style>
    <style:style style:name="P112" style:family="paragraph" style:parent-style-name="Text_20_body" style:list-style-name="L168">
      <style:text-properties officeooo:rsid="00431d10" officeooo:paragraph-rsid="00431d10"/>
    </style:style>
    <style:style style:name="P113" style:family="paragraph" style:parent-style-name="Text_20_body" style:list-style-name="L169">
      <style:text-properties officeooo:rsid="00431d10" officeooo:paragraph-rsid="00431d10"/>
    </style:style>
    <style:style style:name="P114" style:family="paragraph" style:parent-style-name="Text_20_body" style:list-style-name="L169">
      <style:text-properties fo:font-style="italic" officeooo:rsid="00431d10" officeooo:paragraph-rsid="00431d10" style:font-style-asian="italic" style:font-style-complex="italic"/>
    </style:style>
    <style:style style:name="P115" style:family="paragraph" style:parent-style-name="Text_20_body" style:list-style-name="L170">
      <style:text-properties officeooo:rsid="0042b91e" officeooo:paragraph-rsid="0042b91e"/>
    </style:style>
    <style:style style:name="P116" style:family="paragraph" style:parent-style-name="Text_20_body">
      <style:text-properties officeooo:rsid="00b9ef99" officeooo:paragraph-rsid="00b9ef99"/>
    </style:style>
    <style:style style:name="P117" style:family="paragraph" style:parent-style-name="Text_20_body" style:list-style-name="L171">
      <style:text-properties officeooo:paragraph-rsid="00bfd2b1"/>
    </style:style>
    <style:style style:name="P118" style:family="paragraph" style:parent-style-name="Text_20_body" style:list-style-name="L172"/>
    <style:style style:name="P119" style:family="paragraph" style:parent-style-name="Text_20_body" style:list-style-name="L173">
      <style:text-properties officeooo:paragraph-rsid="00bfc950"/>
    </style:style>
    <style:style style:name="P120" style:family="paragraph" style:parent-style-name="Text_20_body">
      <style:text-properties officeooo:rsid="004f76e1" officeooo:paragraph-rsid="00c48ec7"/>
    </style:style>
    <style:style style:name="P121" style:family="paragraph" style:parent-style-name="Text_20_body">
      <style:text-properties officeooo:rsid="00c48ec7" officeooo:paragraph-rsid="00c48ec7"/>
    </style:style>
    <style:style style:name="P122" style:family="paragraph" style:parent-style-name="Text_20_body">
      <style:text-properties officeooo:rsid="00c48ec7" officeooo:paragraph-rsid="00c8cac6"/>
    </style:style>
    <style:style style:name="P123" style:family="paragraph" style:parent-style-name="Text_20_body">
      <style:text-properties officeooo:rsid="004cff2e" officeooo:paragraph-rsid="00c48ec7"/>
    </style:style>
    <style:style style:name="P124" style:family="paragraph" style:parent-style-name="Text_20_body">
      <style:text-properties officeooo:rsid="002e45fb" officeooo:paragraph-rsid="002e45fb"/>
    </style:style>
    <style:style style:name="P125" style:family="paragraph" style:parent-style-name="Text_20_body">
      <style:text-properties officeooo:rsid="00228d74" officeooo:paragraph-rsid="00228d74"/>
    </style:style>
    <style:style style:name="P126" style:family="paragraph" style:parent-style-name="Text_20_body">
      <style:text-properties officeooo:rsid="00c8cac6" officeooo:paragraph-rsid="00c8cac6"/>
    </style:style>
    <style:style style:name="P127" style:family="paragraph" style:parent-style-name="Text_20_body">
      <style:text-properties officeooo:rsid="00c9b2d9" officeooo:paragraph-rsid="00c9b2d9"/>
    </style:style>
    <style:style style:name="P128" style:family="paragraph" style:parent-style-name="Text_20_body">
      <style:text-properties officeooo:rsid="00c9b2d9" officeooo:paragraph-rsid="00c9f5af"/>
    </style:style>
    <style:style style:name="P129" style:family="paragraph" style:parent-style-name="Text_20_body">
      <style:text-properties officeooo:rsid="00c9b2d9" officeooo:paragraph-rsid="00ca1284"/>
    </style:style>
    <style:style style:name="P130" style:family="paragraph" style:parent-style-name="Text_20_body">
      <style:text-properties officeooo:rsid="00c9b2d9" officeooo:paragraph-rsid="00cb6162"/>
    </style:style>
    <style:style style:name="P131" style:family="paragraph" style:parent-style-name="Text_20_body">
      <style:text-properties officeooo:rsid="00c9b2d9" officeooo:paragraph-rsid="00cc2349"/>
    </style:style>
    <style:style style:name="P132" style:family="paragraph" style:parent-style-name="Text_20_body">
      <style:text-properties officeooo:rsid="00c9b2d9" officeooo:paragraph-rsid="00cd04ac"/>
    </style:style>
    <style:style style:name="P133" style:family="paragraph" style:parent-style-name="Text_20_body">
      <style:text-properties officeooo:rsid="00bcddd7" officeooo:paragraph-rsid="00bcddd7"/>
    </style:style>
    <style:style style:name="P134" style:family="paragraph" style:parent-style-name="Text_20_body">
      <style:text-properties officeooo:rsid="00c9f5af" officeooo:paragraph-rsid="00c9f5af"/>
    </style:style>
    <style:style style:name="P135" style:family="paragraph" style:parent-style-name="Text_20_body">
      <style:text-properties officeooo:rsid="00d00789" officeooo:paragraph-rsid="00d00789"/>
    </style:style>
    <style:style style:name="P136" style:family="paragraph" style:parent-style-name="Text_20_body">
      <style:text-properties officeooo:rsid="001b1c11" officeooo:paragraph-rsid="001b1c11"/>
    </style:style>
    <style:style style:name="P137" style:family="paragraph" style:parent-style-name="Text_20_body">
      <style:text-properties officeooo:rsid="0019e8f7" officeooo:paragraph-rsid="001b1c11"/>
    </style:style>
    <style:style style:name="P138" style:family="paragraph" style:parent-style-name="Text_20_body">
      <style:text-properties officeooo:rsid="00d1c2ec" officeooo:paragraph-rsid="00d1c2ec"/>
    </style:style>
    <style:style style:name="P139" style:family="paragraph" style:parent-style-name="Text_20_body">
      <style:text-properties officeooo:rsid="007cf594" officeooo:paragraph-rsid="007cf594"/>
    </style:style>
    <style:style style:name="P140" style:family="paragraph" style:parent-style-name="Text_20_body">
      <style:text-properties officeooo:rsid="0052e2f1" officeooo:paragraph-rsid="0052e2f1"/>
    </style:style>
    <style:style style:name="P141" style:family="paragraph" style:parent-style-name="Text_20_body">
      <style:text-properties officeooo:rsid="00d283dd" officeooo:paragraph-rsid="00d283dd"/>
    </style:style>
    <style:style style:name="P142" style:family="paragraph" style:parent-style-name="Text_20_body">
      <style:text-properties officeooo:rsid="00d46dd6" officeooo:paragraph-rsid="00d5ad26"/>
    </style:style>
    <style:style style:name="P143" style:family="paragraph" style:parent-style-name="Text_20_body">
      <style:text-properties officeooo:rsid="00d5ad26" officeooo:paragraph-rsid="00d5ad26"/>
    </style:style>
    <style:style style:name="P144" style:family="paragraph" style:parent-style-name="Text_20_body">
      <style:text-properties officeooo:rsid="00d80641" officeooo:paragraph-rsid="00d80641"/>
    </style:style>
    <style:style style:name="P145" style:family="paragraph" style:parent-style-name="Text_20_body">
      <style:text-properties officeooo:rsid="00d9f291" officeooo:paragraph-rsid="00d9f291"/>
    </style:style>
    <style:style style:name="P146" style:family="paragraph" style:parent-style-name="Text_20_body">
      <style:text-properties officeooo:rsid="00dbb0d7" officeooo:paragraph-rsid="00dbb0d7"/>
    </style:style>
    <style:style style:name="P147" style:family="paragraph" style:parent-style-name="Text_20_body">
      <style:text-properties officeooo:rsid="00dda621" officeooo:paragraph-rsid="00de1832"/>
    </style:style>
    <style:style style:name="P148" style:family="paragraph" style:parent-style-name="Text_20_body">
      <style:text-properties officeooo:rsid="00de1832" officeooo:paragraph-rsid="00de1832"/>
    </style:style>
    <style:style style:name="P149" style:family="paragraph" style:parent-style-name="Text_20_body">
      <style:text-properties officeooo:rsid="00e17166" officeooo:paragraph-rsid="00e17166"/>
    </style:style>
    <style:style style:name="P150" style:family="paragraph" style:parent-style-name="Text_20_body">
      <style:text-properties officeooo:rsid="00e3fd3b" officeooo:paragraph-rsid="00e3fd3b"/>
    </style:style>
    <style:style style:name="P151" style:family="paragraph" style:parent-style-name="Text_20_body">
      <style:text-properties officeooo:rsid="00e56420" officeooo:paragraph-rsid="00e56420"/>
    </style:style>
    <style:style style:name="P152" style:family="paragraph" style:parent-style-name="Text_20_body">
      <style:text-properties officeooo:rsid="00e57a7e" officeooo:paragraph-rsid="00e57a7e"/>
    </style:style>
    <style:style style:name="P153" style:family="paragraph" style:parent-style-name="Text_20_body">
      <style:text-properties officeooo:rsid="00b0c544" officeooo:paragraph-rsid="00b0c544"/>
    </style:style>
    <style:style style:name="P154" style:family="paragraph" style:parent-style-name="Text_20_body">
      <style:text-properties officeooo:rsid="00e7315a" officeooo:paragraph-rsid="00e7315a"/>
    </style:style>
    <style:style style:name="P155" style:family="paragraph" style:parent-style-name="Text_20_body">
      <style:text-properties officeooo:rsid="00e942f9" officeooo:paragraph-rsid="00e942f9"/>
    </style:style>
    <style:style style:name="P156" style:family="paragraph" style:parent-style-name="Text_20_body">
      <style:text-properties officeooo:rsid="00ef1345" officeooo:paragraph-rsid="00ef1345"/>
    </style:style>
    <style:style style:name="P157" style:family="paragraph" style:parent-style-name="Text_20_body">
      <style:text-properties officeooo:rsid="00ef3c97" officeooo:paragraph-rsid="00efabfb"/>
    </style:style>
    <style:style style:name="P158" style:family="paragraph" style:parent-style-name="Text_20_body">
      <style:text-properties officeooo:rsid="00f11b74" officeooo:paragraph-rsid="00f11b74"/>
    </style:style>
    <style:style style:name="P159" style:family="paragraph" style:parent-style-name="Text_20_body">
      <style:text-properties officeooo:rsid="00f3a219" officeooo:paragraph-rsid="00f3a219"/>
    </style:style>
    <style:style style:name="P160" style:family="paragraph" style:parent-style-name="Text_20_body">
      <style:text-properties officeooo:rsid="00f4d73f" officeooo:paragraph-rsid="00f4d73f"/>
    </style:style>
    <style:style style:name="P161" style:family="paragraph" style:parent-style-name="Text_20_body">
      <style:text-properties officeooo:rsid="00bfc950" officeooo:paragraph-rsid="00f5f933"/>
    </style:style>
    <style:style style:name="P162" style:family="paragraph" style:parent-style-name="Text_20_body">
      <style:text-properties officeooo:rsid="00bfc950" officeooo:paragraph-rsid="00bfc950"/>
    </style:style>
    <style:style style:name="P163" style:family="paragraph" style:parent-style-name="Text_20_body">
      <style:text-properties officeooo:rsid="00f639ad" officeooo:paragraph-rsid="00f639ad"/>
    </style:style>
    <style:style style:name="P164" style:family="paragraph" style:parent-style-name="Text_20_body" style:list-style-name="L174">
      <style:text-properties officeooo:rsid="00f639ad" officeooo:paragraph-rsid="00f639ad"/>
    </style:style>
    <style:style style:name="P165" style:family="paragraph" style:parent-style-name="Text_20_body" style:list-style-name="L174">
      <style:text-properties officeooo:paragraph-rsid="00f639ad"/>
    </style:style>
    <style:style style:name="P166" style:family="paragraph" style:parent-style-name="Text_20_body">
      <style:text-properties officeooo:rsid="00f6bc16" officeooo:paragraph-rsid="00f6bc16"/>
    </style:style>
    <style:style style:name="P167" style:family="paragraph" style:parent-style-name="Text_20_body">
      <style:text-properties officeooo:rsid="0101774b" officeooo:paragraph-rsid="0101774b"/>
    </style:style>
    <style:style style:name="P168" style:family="paragraph" style:parent-style-name="Text_20_body">
      <style:text-properties officeooo:rsid="01048914" officeooo:paragraph-rsid="01048914"/>
    </style:style>
    <style:style style:name="P169" style:family="paragraph" style:parent-style-name="Text_20_body">
      <style:text-properties officeooo:rsid="008e5d77" officeooo:paragraph-rsid="0105befe"/>
    </style:style>
    <style:style style:name="P170" style:family="paragraph" style:parent-style-name="Text_20_body">
      <style:text-properties officeooo:rsid="01061f2a" officeooo:paragraph-rsid="01061f2a"/>
    </style:style>
    <style:style style:name="P171" style:family="paragraph" style:parent-style-name="Text_20_body" style:list-style-name="L175">
      <style:text-properties officeooo:rsid="01061f2a" officeooo:paragraph-rsid="01061f2a"/>
    </style:style>
    <style:style style:name="P172" style:family="paragraph" style:parent-style-name="Text_20_body">
      <style:text-properties officeooo:paragraph-rsid="01061f2a"/>
    </style:style>
    <style:style style:name="P173" style:family="paragraph" style:parent-style-name="Text_20_body">
      <style:text-properties officeooo:rsid="0107e9ea" officeooo:paragraph-rsid="0107e9ea"/>
    </style:style>
    <style:style style:name="P174" style:family="paragraph" style:parent-style-name="Text_20_body" style:list-style-name="L176">
      <style:text-properties officeooo:rsid="0107e9ea" officeooo:paragraph-rsid="0107e9ea"/>
    </style:style>
    <style:style style:name="P175" style:family="paragraph" style:parent-style-name="Text_20_body" style:list-style-name="L172">
      <style:paragraph-properties fo:margin-left="2.501cm" fo:margin-right="0cm" fo:text-indent="-0.635cm" style:auto-text-indent="false"/>
      <style:text-properties officeooo:rsid="00bfc950" officeooo:paragraph-rsid="00bfc950"/>
    </style:style>
    <style:style style:name="P176" style:family="paragraph" style:parent-style-name="Text_20_body" style:list-style-name="L172">
      <style:paragraph-properties fo:margin-left="2.501cm" fo:margin-right="0cm" fo:text-indent="-0.635cm" style:auto-text-indent="false"/>
      <style:text-properties officeooo:rsid="00bfc950" officeooo:paragraph-rsid="00f4d73f"/>
    </style:style>
    <style:style style:name="P177" style:family="paragraph" style:parent-style-name="Text_20_body">
      <style:paragraph-properties fo:margin-left="1.251cm" fo:margin-right="0cm" fo:text-indent="0cm" style:auto-text-indent="false"/>
    </style:style>
    <style:style style:name="P178" style:family="paragraph" style:parent-style-name="Standard" style:master-page-name="First_20_Page">
      <style:paragraph-properties style:page-number="auto"/>
    </style:style>
    <style:style style:name="P179" style:family="paragraph" style:parent-style-name="Preformatted_20_Text">
      <style:text-properties fo:font-variant="normal" fo:text-transform="none" fo:color="#000000" fo:letter-spacing="normal"/>
    </style:style>
    <style:style style:name="P180" style:family="paragraph" style:parent-style-name="Preformatted_20_Text">
      <style:paragraph-properties fo:margin-top="0cm" fo:margin-bottom="0.499cm" style:contextual-spacing="false"/>
    </style:style>
    <style:style style:name="P181"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officeooo:paragraph-rsid="00bfd2b1"/>
    </style:style>
    <style:style style:name="P182" style:family="paragraph">
      <style:paragraph-properties fo:text-align="center"/>
    </style:style>
    <style:style style:name="P183" style:family="paragraph">
      <style:paragraph-properties fo:text-align="center"/>
      <style:text-properties fo:font-style="italic" style:font-style-asian="italic" style:font-style-complex="italic"/>
    </style:style>
    <style:style style:name="P184" style:family="paragraph">
      <style:text-properties fo:font-weight="bold" style:font-weight-asian="bold" style:font-weight-complex="bold"/>
    </style:style>
    <style:style style:name="P185" style:family="paragraph">
      <style:paragraph-properties fo:text-align="center"/>
      <style:text-properties fo:font-size="12pt" fo:font-style="italic" style:font-style-asian="italic" style:font-style-complex="italic"/>
    </style:style>
    <style:style style:name="P186" style:family="paragraph">
      <style:paragraph-properties fo:text-align="center"/>
      <style:text-properties fo:font-style="normal" fo:font-weight="bold" style:font-style-asian="normal" style:font-weight-asian="bold" style:font-style-complex="normal" style:font-weight-complex="bold"/>
    </style:style>
    <style:style style:name="P187" style:family="paragraph">
      <style:paragraph-properties fo:text-align="center"/>
      <style:text-properties fo:font-weight="bold" style:font-weight-asian="bold" style:font-weight-complex="bold"/>
    </style:style>
    <style:style style:name="P188" style:family="paragraph">
      <style:text-properties fo:font-size="18pt" style:font-size-asian="18pt" style:font-size-complex="18pt"/>
    </style:style>
    <style:style style:name="P189" style:family="paragraph">
      <style:text-properties fo:font-size="12pt" style:font-size-asian="12pt" style:font-size-complex="12pt"/>
    </style:style>
    <style:style style:name="P190" style:family="paragraph">
      <style:text-properties fo:color="#666666" fo:font-size="12pt" style:font-size-asian="12pt" style:font-size-complex="12pt"/>
    </style:style>
    <style:style style:name="P1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9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9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0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0% 100%" style:font-size-asian="10.5pt"/>
    </style:style>
    <style:style style:name="T15" style:family="text">
      <style:text-properties style:text-position="0% 100%" officeooo:rsid="00053fcd" style:font-size-asian="10.5pt"/>
    </style:style>
    <style:style style:name="T16" style:family="text">
      <style:text-properties style:text-position="0% 100%" officeooo:rsid="00089b1a" style:font-size-asian="10.5pt"/>
    </style:style>
    <style:style style:name="T17" style:family="text">
      <style:text-properties style:text-position="0% 100%" fo:font-style="italic" style:font-size-asian="10.5pt" style:font-style-asian="italic" style:font-style-complex="italic"/>
    </style:style>
    <style:style style:name="T18" style:family="text">
      <style:text-properties style:text-position="0% 100%" fo:font-style="italic" officeooo:rsid="00053fcd" style:font-size-asian="10.5pt" style:font-style-asian="italic" style:font-style-complex="italic"/>
    </style:style>
    <style:style style:name="T19" style:family="text">
      <style:text-properties style:text-position="0% 100%" fo:font-style="italic" officeooo:rsid="000ea14e" style:font-style-asian="italic" style:font-style-complex="italic"/>
    </style:style>
    <style:style style:name="T20" style:family="text">
      <style:text-properties style:text-position="0% 100%" fo:font-style="italic" officeooo:rsid="00c5be83" style:font-style-asian="italic" style:font-style-complex="italic"/>
    </style:style>
    <style:style style:name="T21" style:family="text">
      <style:text-properties style:text-position="0% 100%" fo:font-style="italic" officeooo:rsid="00c8cac6" style:font-style-asian="italic" style:font-style-complex="italic"/>
    </style:style>
    <style:style style:name="T22" style:family="text">
      <style:text-properties style:text-position="0% 100%" fo:font-style="normal" style:font-style-asian="normal" style:font-style-complex="normal"/>
    </style:style>
    <style:style style:name="T23" style:family="text">
      <style:text-properties style:text-position="0% 100%" fo:font-style="normal" officeooo:rsid="00c5be83" style:font-style-asian="normal" style:font-style-complex="normal"/>
    </style:style>
    <style:style style:name="T24" style:family="text">
      <style:text-properties style:text-position="0% 100%" fo:font-style="normal" officeooo:rsid="00c8cac6"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0c5083" style:font-style-asian="italic" style:font-style-complex="italic"/>
    </style:style>
    <style:style style:name="T27" style:family="text">
      <style:text-properties fo:font-style="italic" officeooo:rsid="000e3e6b" style:font-style-asian="italic" style:font-style-complex="italic"/>
    </style:style>
    <style:style style:name="T28" style:family="text">
      <style:text-properties fo:font-style="italic" officeooo:rsid="000ea14e" style:font-style-asian="italic" style:font-style-complex="italic"/>
    </style:style>
    <style:style style:name="T29" style:family="text">
      <style:text-properties fo:font-style="italic" officeooo:rsid="00288500" style:font-style-asian="italic" style:font-style-complex="italic"/>
    </style:style>
    <style:style style:name="T30" style:family="text">
      <style:text-properties fo:font-style="italic" officeooo:rsid="003791b3" style:font-style-asian="italic" style:font-style-complex="italic"/>
    </style:style>
    <style:style style:name="T31" style:family="text">
      <style:text-properties fo:font-style="italic" officeooo:rsid="002e45fb" style:font-style-asian="italic" style:font-style-complex="italic"/>
    </style:style>
    <style:style style:name="T32" style:family="text">
      <style:text-properties fo:font-style="italic" officeooo:rsid="00392664" style:font-style-asian="italic" style:font-style-complex="italic"/>
    </style:style>
    <style:style style:name="T33" style:family="text">
      <style:text-properties fo:font-style="italic" officeooo:rsid="0042b91e" style:font-style-asian="italic" style:font-style-complex="italic"/>
    </style:style>
    <style:style style:name="T34" style:family="text">
      <style:text-properties fo:font-style="italic" officeooo:rsid="00431d10" style:font-style-asian="italic" style:font-style-complex="italic"/>
    </style:style>
    <style:style style:name="T35" style:family="text">
      <style:text-properties fo:font-style="italic" officeooo:rsid="0043f433" style:font-style-asian="italic" style:font-style-complex="italic"/>
    </style:style>
    <style:style style:name="T36" style:family="text">
      <style:text-properties fo:font-style="italic" officeooo:rsid="00462984" style:font-style-asian="italic" style:font-style-complex="italic"/>
    </style:style>
    <style:style style:name="T37" style:family="text">
      <style:text-properties fo:font-style="italic" officeooo:rsid="002a71cd" style:font-style-asian="italic" style:font-style-complex="italic"/>
    </style:style>
    <style:style style:name="T38" style:family="text">
      <style:text-properties fo:font-style="italic" officeooo:rsid="00327a8e" style:font-style-asian="italic" style:font-style-complex="italic"/>
    </style:style>
    <style:style style:name="T39" style:family="text">
      <style:text-properties fo:font-style="italic" officeooo:rsid="007e2b2c" style:font-style-asian="italic" style:font-style-complex="italic"/>
    </style:style>
    <style:style style:name="T40" style:family="text">
      <style:text-properties fo:font-style="italic" officeooo:rsid="00abd069" style:font-style-asian="italic" style:font-style-complex="italic"/>
    </style:style>
    <style:style style:name="T41" style:family="text">
      <style:text-properties fo:font-style="italic" officeooo:rsid="00a9dba2" style:font-style-asian="italic" style:font-style-complex="italic"/>
    </style:style>
    <style:style style:name="T42" style:family="text">
      <style:text-properties fo:font-style="italic" officeooo:rsid="00d00789" style:font-style-asian="italic" style:font-style-complex="italic"/>
    </style:style>
    <style:style style:name="T43" style:family="text">
      <style:text-properties fo:font-style="italic" officeooo:rsid="00b9ef99" style:font-style-asian="italic" style:font-style-complex="italic"/>
    </style:style>
    <style:style style:name="T44" style:family="text">
      <style:text-properties fo:font-style="italic" officeooo:rsid="0096d1b0" style:font-style-asian="italic" style:font-style-complex="italic"/>
    </style:style>
    <style:style style:name="T45" style:family="text">
      <style:text-properties fo:font-style="italic" officeooo:rsid="0108f38b" style:font-style-asian="italic" style:font-style-complex="italic"/>
    </style:style>
    <style:style style:name="T46" style:family="text">
      <style:text-properties officeooo:rsid="000a1af9"/>
    </style:style>
    <style:style style:name="T47" style:family="text">
      <style:text-properties fo:font-weight="bold" style:font-weight-asian="bold" style:font-weight-complex="bold"/>
    </style:style>
    <style:style style:name="T48" style:family="text">
      <style:text-properties fo:font-weight="bold" officeooo:rsid="002a71cd" style:font-weight-asian="bold" style:font-weight-complex="bold"/>
    </style:style>
    <style:style style:name="T49" style:family="text">
      <style:text-properties fo:font-weight="bold" officeooo:rsid="0095cca1" style:font-weight-asian="bold" style:font-weight-complex="bold"/>
    </style:style>
    <style:style style:name="T50" style:family="text">
      <style:text-properties fo:font-weight="bold" officeooo:rsid="00bfc950" style:font-weight-asian="bold" style:font-weight-complex="bold"/>
    </style:style>
    <style:style style:name="T51" style:family="text">
      <style:text-properties fo:font-style="normal" style:font-style-asian="normal" style:font-style-complex="normal"/>
    </style:style>
    <style:style style:name="T52" style:family="text">
      <style:text-properties fo:font-style="normal" officeooo:rsid="0042b91e" style:font-style-asian="normal" style:font-style-complex="normal"/>
    </style:style>
    <style:style style:name="T53" style:family="text">
      <style:text-properties fo:font-style="normal" officeooo:rsid="0043f433" style:font-style-asian="normal" style:font-style-complex="normal"/>
    </style:style>
    <style:style style:name="T54" style:family="text">
      <style:text-properties fo:font-style="normal" officeooo:rsid="00462984" style:font-style-asian="normal" style:font-style-complex="normal"/>
    </style:style>
    <style:style style:name="T55" style:family="text">
      <style:text-properties fo:font-style="normal" officeooo:rsid="004cdef8" style:font-style-asian="normal" style:font-style-complex="normal"/>
    </style:style>
    <style:style style:name="T56" style:family="text">
      <style:text-properties fo:font-style="normal" officeooo:rsid="0074f4e9" style:font-style-asian="normal" style:font-style-complex="normal"/>
    </style:style>
    <style:style style:name="T57" style:family="text">
      <style:text-properties fo:font-style="normal" officeooo:rsid="00b98116"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normal"/>
    </style:style>
    <style:style style:name="T60" style:family="text">
      <style:text-properties fo:font-style="normal" fo:font-weight="normal" officeooo:rsid="000e3e6b" style:font-style-asian="normal" style:font-weight-asian="normal" style:font-style-complex="normal" style:font-weight-complex="normal"/>
    </style:style>
    <style:style style:name="T61" style:family="text">
      <style:text-properties officeooo:rsid="000c5083"/>
    </style:style>
    <style:style style:name="T62" style:family="text">
      <style:text-properties officeooo:rsid="000e3e6b"/>
    </style:style>
    <style:style style:name="T63" style:family="text">
      <style:text-properties officeooo:rsid="000ea14e"/>
    </style:style>
    <style:style style:name="T64" style:family="text">
      <style:text-properties officeooo:rsid="00129412"/>
    </style:style>
    <style:style style:name="T65" style:family="text">
      <style:text-properties officeooo:rsid="0016f614"/>
    </style:style>
    <style:style style:name="T66" style:family="text">
      <style:text-properties officeooo:rsid="0019e8f7"/>
    </style:style>
    <style:style style:name="T67" style:family="text">
      <style:text-properties officeooo:rsid="001b1c11"/>
    </style:style>
    <style:style style:name="T68" style:family="text">
      <style:text-properties officeooo:rsid="001ca78e"/>
    </style:style>
    <style:style style:name="T69" style:family="text">
      <style:text-properties officeooo:rsid="001fe08a"/>
    </style:style>
    <style:style style:name="T70" style:family="text">
      <style:text-properties officeooo:rsid="00219b02"/>
    </style:style>
    <style:style style:name="T71" style:family="text">
      <style:text-properties officeooo:rsid="0021e6f2"/>
    </style:style>
    <style:style style:name="T72" style:family="text">
      <style:text-properties officeooo:rsid="00228d74"/>
    </style:style>
    <style:style style:name="T73" style:family="text">
      <style:text-properties officeooo:rsid="00288500"/>
    </style:style>
    <style:style style:name="T74" style:family="text">
      <style:text-properties officeooo:rsid="002993da"/>
    </style:style>
    <style:style style:name="T75" style:family="text">
      <style:text-properties officeooo:rsid="002a71cd"/>
    </style:style>
    <style:style style:name="T76" style:family="text">
      <style:text-properties officeooo:rsid="002c0a5f"/>
    </style:style>
    <style:style style:name="T77" style:family="text">
      <style:text-properties officeooo:rsid="002e45fb"/>
    </style:style>
    <style:style style:name="T78" style:family="text">
      <style:text-properties officeooo:rsid="002f4cb1"/>
    </style:style>
    <style:style style:name="T79" style:family="text">
      <style:text-properties officeooo:rsid="00301743"/>
    </style:style>
    <style:style style:name="T80" style:family="text">
      <style:text-properties officeooo:rsid="00327a8e"/>
    </style:style>
    <style:style style:name="T81" style:family="text">
      <style:text-properties officeooo:rsid="003791b3"/>
    </style:style>
    <style:style style:name="T82" style:family="text">
      <style:text-properties officeooo:rsid="003b5ced"/>
    </style:style>
    <style:style style:name="T83" style:family="text">
      <style:text-properties officeooo:rsid="003ddb1b"/>
    </style:style>
    <style:style style:name="T84" style:family="text">
      <style:text-properties officeooo:rsid="003e8286"/>
    </style:style>
    <style:style style:name="T85" style:family="text">
      <style:text-properties officeooo:rsid="0043f433"/>
    </style:style>
    <style:style style:name="T86" style:family="text">
      <style:text-properties officeooo:rsid="004731e8"/>
    </style:style>
    <style:style style:name="T87" style:family="text">
      <style:text-properties officeooo:rsid="004da779"/>
    </style:style>
    <style:style style:name="T88" style:family="text">
      <style:text-properties officeooo:rsid="0052e2f1"/>
    </style:style>
    <style:style style:name="T89" style:family="text">
      <style:text-properties officeooo:rsid="005752ab"/>
    </style:style>
    <style:style style:name="T90" style:family="text">
      <style:text-properties officeooo:rsid="0059c0fd"/>
    </style:style>
    <style:style style:name="T91" style:family="text">
      <style:text-properties officeooo:rsid="005eafc6"/>
    </style:style>
    <style:style style:name="T92" style:family="text">
      <style:text-properties officeooo:rsid="00621816"/>
    </style:style>
    <style:style style:name="T93" style:family="text">
      <style:text-properties officeooo:rsid="00643c0e"/>
    </style:style>
    <style:style style:name="T94" style:family="text">
      <style:text-properties officeooo:rsid="0067b547"/>
    </style:style>
    <style:style style:name="T95" style:family="text">
      <style:text-properties officeooo:rsid="006b6feb"/>
    </style:style>
    <style:style style:name="T96" style:family="text">
      <style:text-properties officeooo:rsid="006d4744"/>
    </style:style>
    <style:style style:name="T97" style:family="text">
      <style:text-properties officeooo:rsid="006e3996"/>
    </style:style>
    <style:style style:name="T98" style:family="text">
      <style:text-properties officeooo:rsid="007019d2"/>
    </style:style>
    <style:style style:name="T99" style:family="text">
      <style:text-properties officeooo:rsid="0070d5aa"/>
    </style:style>
    <style:style style:name="T100" style:family="text">
      <style:text-properties officeooo:rsid="00730208"/>
    </style:style>
    <style:style style:name="T101" style:family="text">
      <style:text-properties officeooo:rsid="0074f4e9"/>
    </style:style>
    <style:style style:name="T102" style:family="text">
      <style:text-properties officeooo:rsid="007905f4"/>
    </style:style>
    <style:style style:name="T103" style:family="text">
      <style:text-properties officeooo:rsid="007af65e"/>
    </style:style>
    <style:style style:name="T104" style:family="text">
      <style:text-properties officeooo:rsid="00815fc0"/>
    </style:style>
    <style:style style:name="T105" style:family="text">
      <style:text-properties officeooo:rsid="00857a2b"/>
    </style:style>
    <style:style style:name="T106" style:family="text">
      <style:text-properties officeooo:rsid="008adc80"/>
    </style:style>
    <style:style style:name="T107" style:family="text">
      <style:text-properties officeooo:rsid="008b1321"/>
    </style:style>
    <style:style style:name="T108" style:family="text">
      <style:text-properties officeooo:rsid="008e693b"/>
    </style:style>
    <style:style style:name="T109" style:family="text">
      <style:text-properties officeooo:rsid="009232c5"/>
    </style:style>
    <style:style style:name="T110" style:family="text">
      <style:text-properties officeooo:rsid="0095cca1"/>
    </style:style>
    <style:style style:name="T111" style:family="text">
      <style:text-properties officeooo:rsid="0096d1b0"/>
    </style:style>
    <style:style style:name="T112" style:family="text">
      <style:text-properties officeooo:rsid="00989074"/>
    </style:style>
    <style:style style:name="T113" style:family="text">
      <style:text-properties officeooo:rsid="0099b2f4"/>
    </style:style>
    <style:style style:name="T114" style:family="text">
      <style:text-properties officeooo:rsid="009b3655"/>
    </style:style>
    <style:style style:name="T115" style:family="text">
      <style:text-properties officeooo:rsid="009e0368"/>
    </style:style>
    <style:style style:name="T116" style:family="text">
      <style:text-properties officeooo:rsid="009e24be"/>
    </style:style>
    <style:style style:name="T117" style:family="text">
      <style:text-properties officeooo:rsid="009f0573"/>
    </style:style>
    <style:style style:name="T118" style:family="text">
      <style:text-properties officeooo:rsid="007e2b2c"/>
    </style:style>
    <style:style style:name="T119" style:family="text">
      <style:text-properties officeooo:rsid="00a3a6f2"/>
    </style:style>
    <style:style style:name="T120" style:family="text">
      <style:text-properties officeooo:rsid="00a515af"/>
    </style:style>
    <style:style style:name="T121" style:family="text">
      <style:text-properties officeooo:rsid="00a8002e"/>
    </style:style>
    <style:style style:name="T122" style:family="text">
      <style:text-properties officeooo:rsid="00a9dba2"/>
    </style:style>
    <style:style style:name="T123" style:family="text">
      <style:text-properties officeooo:rsid="00abd069"/>
    </style:style>
    <style:style style:name="T124" style:family="text">
      <style:text-properties officeooo:rsid="00ad7519"/>
    </style:style>
    <style:style style:name="T125" style:family="text">
      <style:text-properties style:text-position="super 58%" fo:font-style="italic" style:font-style-asian="italic" style:font-style-complex="italic"/>
    </style:style>
    <style:style style:name="T126" style:family="text">
      <style:text-properties officeooo:rsid="00b0c544"/>
    </style:style>
    <style:style style:name="T127" style:family="text">
      <style:text-properties officeooo:rsid="00b20d6b"/>
    </style:style>
    <style:style style:name="T128" style:family="text">
      <style:text-properties officeooo:rsid="00b98116"/>
    </style:style>
    <style:style style:name="T129" style:family="text">
      <style:text-properties officeooo:rsid="00b9ef99"/>
    </style:style>
    <style:style style:name="T130" style:family="text">
      <style:text-properties officeooo:rsid="00ba9cc2"/>
    </style:style>
    <style:style style:name="T131" style:family="text">
      <style:text-properties officeooo:rsid="00bfc950"/>
    </style:style>
    <style:style style:name="T132" style:family="text">
      <style:text-properties officeooo:rsid="00bfd2b1"/>
    </style:style>
    <style:style style:name="T133" style:family="text">
      <style:text-properties officeooo:rsid="00c39f93"/>
    </style:style>
    <style:style style:name="T134" style:family="text">
      <style:text-properties officeooo:rsid="00c9f5af"/>
    </style:style>
    <style:style style:name="T135" style:family="text">
      <style:text-properties officeooo:rsid="00ca1284"/>
    </style:style>
    <style:style style:name="T136" style:family="text">
      <style:text-properties officeooo:rsid="00cb6162"/>
    </style:style>
    <style:style style:name="T137" style:family="text">
      <style:text-properties officeooo:rsid="00cc2349"/>
    </style:style>
    <style:style style:name="T138" style:family="text">
      <style:text-properties officeooo:rsid="00cd04ac"/>
    </style:style>
    <style:style style:name="T139" style:family="text">
      <style:text-properties officeooo:rsid="00ce81b4"/>
    </style:style>
    <style:style style:name="T140" style:family="text">
      <style:text-properties officeooo:rsid="00d00789"/>
    </style:style>
    <style:style style:name="T141" style:family="text">
      <style:text-properties officeooo:rsid="00d1d7a5"/>
    </style:style>
    <style:style style:name="T142" style:family="text">
      <style:text-properties officeooo:rsid="00d283dd"/>
    </style:style>
    <style:style style:name="T143" style:family="text">
      <style:text-properties officeooo:rsid="00d46dd6"/>
    </style:style>
    <style:style style:name="T144" style:family="text">
      <style:text-properties officeooo:rsid="00d5ad26"/>
    </style:style>
    <style:style style:name="T145" style:family="text">
      <style:text-properties officeooo:rsid="00d66b14"/>
    </style:style>
    <style:style style:name="T146" style:family="text">
      <style:text-properties officeooo:rsid="00d74a58"/>
    </style:style>
    <style:style style:name="T147" style:family="text">
      <style:text-properties officeooo:rsid="00dbb0d7"/>
    </style:style>
    <style:style style:name="T148" style:family="text">
      <style:text-properties officeooo:rsid="00e12ddf"/>
    </style:style>
    <style:style style:name="T149" style:family="text">
      <style:text-properties officeooo:rsid="00e28def"/>
    </style:style>
    <style:style style:name="T150" style:family="text">
      <style:text-properties officeooo:rsid="00e56420"/>
    </style:style>
    <style:style style:name="T151" style:family="text">
      <style:text-properties officeooo:rsid="00e57a7e"/>
    </style:style>
    <style:style style:name="T152" style:family="text">
      <style:text-properties officeooo:rsid="00e727f1"/>
    </style:style>
    <style:style style:name="T153" style:family="text">
      <style:text-properties officeooo:rsid="00e7315a"/>
    </style:style>
    <style:style style:name="T154" style:family="text">
      <style:text-properties officeooo:rsid="00e76cd0"/>
    </style:style>
    <style:style style:name="T155" style:family="text">
      <style:text-properties officeooo:rsid="00eb3e89"/>
    </style:style>
    <style:style style:name="T156" style:family="text">
      <style:text-properties officeooo:rsid="00ecd446"/>
    </style:style>
    <style:style style:name="T157" style:family="text">
      <style:text-properties officeooo:rsid="00ef1345"/>
    </style:style>
    <style:style style:name="T158" style:family="text">
      <style:text-properties officeooo:rsid="00efabfb"/>
    </style:style>
    <style:style style:name="T159" style:family="text">
      <style:text-properties officeooo:rsid="00f11b74"/>
    </style:style>
    <style:style style:name="T160" style:family="text">
      <style:text-properties officeooo:rsid="00f1e53d"/>
    </style:style>
    <style:style style:name="T161" style:family="text">
      <style:text-properties officeooo:rsid="00f33bb8"/>
    </style:style>
    <style:style style:name="T162" style:family="text">
      <style:text-properties officeooo:rsid="00f4d73f"/>
    </style:style>
    <style:style style:name="T163" style:family="text">
      <style:text-properties officeooo:rsid="00f5f933"/>
    </style:style>
    <style:style style:name="T164" style:family="text">
      <style:text-properties officeooo:rsid="00f639ad"/>
    </style:style>
    <style:style style:name="T165" style:family="text">
      <style:text-properties officeooo:rsid="00f7abad"/>
    </style:style>
    <style:style style:name="T166" style:family="text">
      <style:text-properties officeooo:rsid="00f84b66"/>
    </style:style>
    <style:style style:name="T167" style:family="text">
      <style:text-properties officeooo:rsid="00f989bd"/>
    </style:style>
    <style:style style:name="T168" style:family="text">
      <style:text-properties officeooo:rsid="00fb3ec4"/>
    </style:style>
    <style:style style:name="T169" style:family="text">
      <style:text-properties officeooo:rsid="00fbd052"/>
    </style:style>
    <style:style style:name="T170" style:family="text">
      <style:text-properties officeooo:rsid="00fcd4ac"/>
    </style:style>
    <style:style style:name="T171" style:family="text">
      <style:text-properties fo:font-variant="normal" fo:text-transform="none" fo:color="#000000" fo:letter-spacing="normal"/>
    </style:style>
    <style:style style:name="T172" style:family="text">
      <style:text-properties fo:font-variant="normal" fo:text-transform="none" fo:color="#000000" fo:letter-spacing="normal" fo:font-style="normal" fo:font-weight="normal"/>
    </style:style>
    <style:style style:name="T173" style:family="text">
      <style:text-properties officeooo:rsid="0101774b"/>
    </style:style>
    <style:style style:name="T174" style:family="text">
      <style:text-properties officeooo:rsid="0102f916"/>
    </style:style>
    <style:style style:name="T175" style:family="text">
      <style:text-properties officeooo:rsid="01061f2a"/>
    </style:style>
    <style:style style:name="T176" style:family="text">
      <style:text-properties officeooo:rsid="0107e9ea"/>
    </style:style>
    <style:style style:name="T177" style:family="text">
      <style:text-properties officeooo:rsid="0108f38b"/>
    </style:style>
    <style:style style:name="T178" style:family="text">
      <style:text-properties fo:font-size="12pt" fo:font-style="italic" style:font-style-asian="italic" style:font-style-complex="italic"/>
    </style:style>
    <style:style style:name="T179" style:family="text">
      <style:text-properties style:text-position="-25% 58%" fo:font-size="12pt" fo:font-style="italic" style:font-style-asian="italic" style:font-style-complex="italic"/>
    </style:style>
    <style:style style:name="T180" style:family="text">
      <style:text-properties style:text-position="0% 100%" fo:font-size="12pt" fo:font-style="italic" style:font-style-asian="italic" style:font-style-complex="italic"/>
    </style:style>
    <style:style style:name="T181" style:family="text">
      <style:text-properties style:text-position="0% 100%" fo:font-size="12pt" fo:font-style="normal" fo:font-weight="bold" style:font-style-asian="normal" style:font-weight-asian="bold" style:font-style-complex="normal" style:font-weight-complex="bold"/>
    </style:style>
    <style:style style:name="T182" style:family="text">
      <style:text-properties fo:font-size="12pt" fo:font-style="normal" fo:font-weight="bold" style:font-style-asian="normal" style:font-weight-asian="bold" style:font-style-complex="normal" style:font-weight-complex="bold"/>
    </style:style>
    <style:style style:name="T183" style:family="text">
      <style:text-properties fo:font-size="18pt" style:font-size-asian="18pt" style:font-size-complex="18pt"/>
    </style:style>
    <style:style style:name="T184" style:family="text">
      <style:text-properties style:text-position="-33% 58%" fo:font-style="italic" style:font-style-asian="italic" style:font-style-complex="italic"/>
    </style:style>
    <style:style style:name="T185" style:family="text">
      <style:text-properties fo:font-size="12pt" style:font-size-asian="12pt" style:font-size-complex="12pt"/>
    </style:style>
    <style:style style:name="T186" style:family="text">
      <style:text-properties fo:color="#666666" fo:font-size="12pt" style:font-size-asian="12pt" style:font-size-complex="12pt"/>
    </style:style>
    <style:style style:name="T187"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88"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8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1"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2"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94"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96"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7"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8"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9" style:family="text">
      <style:text-properties style:text-position="-33% 58%" fo:font-size="12pt" fo:font-style="italic" style:font-style-asian="italic" style:font-style-complex="italic"/>
    </style:style>
    <style:style style:name="T200" style:family="text">
      <style:text-properties style:text-position="0% 100%" fo:font-size="12pt" fo:font-style="italic" fo:font-weight="bold" style:font-style-asian="italic" style:font-weight-asian="bold" style:font-style-complex="italic" style:font-weight-complex="bold"/>
    </style:style>
    <style:style style:name="T201" style:family="text">
      <style:text-properties style:text-position="-33% 58%" fo:font-size="12pt" fo:font-style="italic" fo:font-weight="bold" style:font-style-asian="italic" style:font-weight-asian="bold" style:font-style-complex="italic"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7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78">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7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80">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8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8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18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84">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185">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18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187">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88">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189">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190">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191">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9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193">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195">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9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19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198">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199">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200">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20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202">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03">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0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0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07">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0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1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11">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1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13">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1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1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1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1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1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19">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2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2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2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2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2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2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2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2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2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3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3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3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33">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3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3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3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37">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3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3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4"><text:a xlink:type="simple" xlink:href="#__RefHeading__4625_1570387257" text:style-name="Index_20_Link" text:visited-style-name="Index_20_Link">Agradecimientos<text:tab/>4</text:a></text:p>
          <text:p text:style-name="P104"><text:a xlink:type="simple" xlink:href="#__RefHeading__107_201455433" text:style-name="Index_20_Link" text:visited-style-name="Index_20_Link">Introducción<text:tab/>5</text:a></text:p>
          <text:p text:style-name="P104"><text:a xlink:type="simple" xlink:href="#__RefHeading__109_201455433" text:style-name="Index_20_Link" text:visited-style-name="Index_20_Link">Objetivo<text:tab/>7</text:a></text:p>
          <text:p text:style-name="P104"><text:a xlink:type="simple" xlink:href="#__RefHeading__111_201455433" text:style-name="Index_20_Link" text:visited-style-name="Index_20_Link">Lógica proposicional<text:tab/>9</text:a></text:p>
          <text:p text:style-name="P100"><text:a xlink:type="simple" xlink:href="#__RefHeading__220_201455433" text:style-name="Index_20_Link" text:visited-style-name="Index_20_Link">Definición<text:tab/>9</text:a></text:p>
          <text:p text:style-name="P100"><text:a xlink:type="simple" xlink:href="#__RefHeading__4294_1570387257" text:style-name="Index_20_Link" text:visited-style-name="Index_20_Link">Constantes<text:tab/>9</text:a></text:p>
          <text:p text:style-name="P105"><text:a xlink:type="simple" xlink:href="#__RefHeading__4296_1570387257" text:style-name="Index_20_Link" text:visited-style-name="Index_20_Link">TRUE<text:tab/>9</text:a></text:p>
          <text:p text:style-name="P105"><text:a xlink:type="simple" xlink:href="#__RefHeading__4298_1570387257" text:style-name="Index_20_Link" text:visited-style-name="Index_20_Link">FALSE<text:tab/>9</text:a></text:p>
          <text:p text:style-name="P100"><text:a xlink:type="simple" xlink:href="#__RefHeading__222_201455433" text:style-name="Index_20_Link" text:visited-style-name="Index_20_Link">Operadores<text:tab/>9</text:a></text:p>
          <text:p text:style-name="P105"><text:a xlink:type="simple" xlink:href="#__RefHeading__224_201455433" text:style-name="Index_20_Link" text:visited-style-name="Index_20_Link">Operador de negación<text:tab/>9</text:a></text:p>
          <text:p text:style-name="P105"><text:a xlink:type="simple" xlink:href="#__RefHeading__226_201455433" text:style-name="Index_20_Link" text:visited-style-name="Index_20_Link">Operador de conjunción<text:tab/>10</text:a></text:p>
          <text:p text:style-name="P105"><text:a xlink:type="simple" xlink:href="#__RefHeading__228_201455433" text:style-name="Index_20_Link" text:visited-style-name="Index_20_Link">Operador de disyunción inclusiva<text:tab/>10</text:a></text:p>
          <text:p text:style-name="P105"><text:a xlink:type="simple" xlink:href="#__RefHeading__4300_1570387257" text:style-name="Index_20_Link" text:visited-style-name="Index_20_Link">Resto de operadores<text:tab/>10</text:a></text:p>
          <text:p text:style-name="P100"><text:a xlink:type="simple" xlink:href="#__RefHeading__4302_1570387257" text:style-name="Index_20_Link" text:visited-style-name="Index_20_Link">Precedencia<text:tab/>11</text:a></text:p>
          <text:p text:style-name="P105"><text:a xlink:type="simple" xlink:href="#__RefHeading__2909_162003428" text:style-name="Index_20_Link" text:visited-style-name="Index_20_Link">Propiedades<text:tab/>11</text:a></text:p>
          <text:p text:style-name="P95"><text:a xlink:type="simple" xlink:href="#__RefHeading__2911_162003428" text:style-name="Index_20_Link" text:visited-style-name="Index_20_Link">Propiedad asociativa<text:tab/>11</text:a></text:p>
          <text:p text:style-name="P96"><text:a xlink:type="simple" xlink:href="#__RefHeading__2913_162003428" text:style-name="Index_20_Link" text:visited-style-name="Index_20_Link">Asociatividad del operador OR<text:tab/>11</text:a></text:p>
          <text:p text:style-name="P96"><text:a xlink:type="simple" xlink:href="#__RefHeading__2915_162003428" text:style-name="Index_20_Link" text:visited-style-name="Index_20_Link">Asociatividad del operador AND<text:tab/>11</text:a></text:p>
          <text:p text:style-name="P96"><text:a xlink:type="simple" xlink:href="#__RefHeading__2917_162003428" text:style-name="Index_20_Link" text:visited-style-name="Index_20_Link">Asociatividad del operador de equivalencia<text:tab/>11</text:a></text:p>
          <text:p text:style-name="P95"><text:a xlink:type="simple" xlink:href="#__RefHeading__2919_162003428" text:style-name="Index_20_Link" text:visited-style-name="Index_20_Link">Propiedad distributiva<text:tab/>11</text:a></text:p>
          <text:p text:style-name="P96"><text:a xlink:type="simple" xlink:href="#__RefHeading__2921_162003428" text:style-name="Index_20_Link" text:visited-style-name="Index_20_Link">Distribución de la conjunción con respecto a la disyunción<text:tab/>11</text:a></text:p>
          <text:p text:style-name="P96"><text:a xlink:type="simple" xlink:href="#__RefHeading__2923_162003428" text:style-name="Index_20_Link" text:visited-style-name="Index_20_Link">Distribución de la disyunción con respecto a la conjunción<text:tab/>11</text:a></text:p>
          <text:p text:style-name="P105"><text:a xlink:type="simple" xlink:href="#__RefHeading__2925_162003428" text:style-name="Index_20_Link" text:visited-style-name="Index_20_Link">Leyes de De Morgan<text:tab/>12</text:a></text:p>
          <text:p text:style-name="P104"><text:a xlink:type="simple" xlink:href="#__RefHeading__113_201455433" text:style-name="Index_20_Link" text:visited-style-name="Index_20_Link">Árboles Binarios de Decisión<text:tab/>13</text:a></text:p>
          <text:p text:style-name="P100"><text:a xlink:type="simple" xlink:href="#__RefHeading__4304_1570387257" text:style-name="Index_20_Link" text:visited-style-name="Index_20_Link">Introducción<text:tab/>13</text:a></text:p>
          <text:p text:style-name="P100"><text:a xlink:type="simple" xlink:href="#__RefHeading__4306_1570387257" text:style-name="Index_20_Link" text:visited-style-name="Index_20_Link">Árboles reducidos<text:tab/>15</text:a></text:p>
          <text:p text:style-name="P105"><text:a xlink:type="simple" xlink:href="#__RefHeading__4472_1570387257" text:style-name="Index_20_Link" text:visited-style-name="Index_20_Link">No-redundancia<text:tab/>16</text:a></text:p>
          <text:p text:style-name="P105"><text:a xlink:type="simple" xlink:href="#__RefHeading__4474_1570387257" text:style-name="Index_20_Link" text:visited-style-name="Index_20_Link">Unicidad de cada vértice<text:tab/>16</text:a></text:p>
          <text:p text:style-name="P100"><text:a xlink:type="simple" xlink:href="#__RefHeading__3525_1497418583" text:style-name="Index_20_Link" text:visited-style-name="Index_20_Link">Orden de las variables<text:tab/>17</text:a></text:p>
          <text:p text:style-name="P100"><text:a xlink:type="simple" xlink:href="#__RefHeading__4527_1570387257" text:style-name="Index_20_Link" text:visited-style-name="Index_20_Link">Definición<text:tab/>19</text:a></text:p>
          <text:p text:style-name="P100"><text:a xlink:type="simple" xlink:href="#__RefHeading__4478_1570387257" text:style-name="Index_20_Link" text:visited-style-name="Index_20_Link">Operaciones<text:tab/>20</text:a></text:p>
          <text:p text:style-name="P105"><text:a xlink:type="simple" xlink:href="#__RefHeading__2927_162003428" text:style-name="Index_20_Link" text:visited-style-name="Index_20_Link">Creación<text:tab/>20</text:a></text:p>
          <text:p text:style-name="P105"><text:a xlink:type="simple" xlink:href="#__RefHeading__240_1232685182" text:style-name="Index_20_Link" text:visited-style-name="Index_20_Link">Apply<text:tab/>22</text:a></text:p>
          <text:p text:style-name="P105"><text:a xlink:type="simple" xlink:href="#__RefHeading__411_1232685182" text:style-name="Index_20_Link" text:visited-style-name="Index_20_Link">Restrict<text:tab/>25</text:a></text:p>
          <text:p text:style-name="P105"><text:a xlink:type="simple" xlink:href="#__RefHeading__767_871160097" text:style-name="Index_20_Link" text:visited-style-name="Index_20_Link">Swap<text:tab/>26</text:a></text:p>
          <text:p text:style-name="P100"><text:a xlink:type="simple" xlink:href="#__RefHeading__4823_1570387257" text:style-name="Index_20_Link" text:visited-style-name="Index_20_Link">Algoritmos<text:tab/>29</text:a></text:p>
          <text:p text:style-name="P105"><text:a xlink:type="simple" xlink:href="#__RefHeading__4825_1570387257" text:style-name="Index_20_Link" text:visited-style-name="Index_20_Link">Sifting de Rudell<text:tab/>29</text:a></text:p>
          <text:p text:style-name="P104"><text:a xlink:type="simple" xlink:href="#__RefHeading__117_201455433" text:style-name="Index_20_Link" text:visited-style-name="Index_20_Link">Software<text:tab/>31</text:a></text:p>
          <text:p text:style-name="P100"><text:a xlink:type="simple" xlink:href="#__RefHeading__2813_162003428" text:style-name="Index_20_Link" text:visited-style-name="Index_20_Link">Herramientas usadas<text:tab/>31</text:a></text:p>
          <text:p text:style-name="P105"><text:a xlink:type="simple" xlink:href="#__RefHeading__2815_162003428" text:style-name="Index_20_Link" text:visited-style-name="Index_20_Link">antlr3<text:tab/>31</text:a></text:p>
          <text:p text:style-name="P105"><text:a xlink:type="simple" xlink:href="#__RefHeading__2817_162003428" text:style-name="Index_20_Link" text:visited-style-name="Index_20_Link">Javaluator<text:tab/>32</text:a></text:p>
          <text:p text:style-name="P100"><text:a xlink:type="simple" xlink:href="#__RefHeading__2819_162003428" text:style-name="Index_20_Link" text:visited-style-name="Index_20_Link">Diseño<text:tab/>33</text:a></text:p>
          <text:p text:style-name="P105"><text:a xlink:type="simple" xlink:href="#__RefHeading__3638_1497418583" text:style-name="Index_20_Link" text:visited-style-name="Index_20_Link">Paquete raíz: djbdd<text:tab/>33</text:a></text:p>
          <text:p text:style-name="P95"><text:a xlink:type="simple" xlink:href="#__RefHeading__3640_1497418583" text:style-name="Index_20_Link" text:visited-style-name="Index_20_Link">core<text:tab/>33</text:a></text:p>
          <text:p text:style-name="P96"><text:a xlink:type="simple" xlink:href="#__RefHeading__3795_1497418583" text:style-name="Index_20_Link" text:visited-style-name="Index_20_Link">VariableList<text:tab/>33</text:a></text:p>
          <text:p text:style-name="P96"><text:a xlink:type="simple" xlink:href="#__RefHeading__3797_1497418583" text:style-name="Index_20_Link" text:visited-style-name="Index_20_Link">Vertex<text:tab/>33</text:a></text:p>
          <text:p text:style-name="P96"><text:soft-page-break/><text:a xlink:type="simple" xlink:href="#__RefHeading__3768_1497418583" text:style-name="Index_20_Link" text:visited-style-name="Index_20_Link">TableT<text:tab/>34</text:a></text:p>
          <text:p text:style-name="P96"><text:a xlink:type="simple" xlink:href="#__RefHeading__3774_1497418583" text:style-name="Index_20_Link" text:visited-style-name="Index_20_Link">BooleanEvaluator<text:tab/>34</text:a></text:p>
          <text:p text:style-name="P96"><text:a xlink:type="simple" xlink:href="#__RefHeading__3776_1497418583" text:style-name="Index_20_Link" text:visited-style-name="Index_20_Link">BDD<text:tab/>34</text:a></text:p>
          <text:p text:style-name="P96"><text:a xlink:type="simple" xlink:href="#__RefHeading__3778_1497418583" text:style-name="Index_20_Link" text:visited-style-name="Index_20_Link">BDDApply<text:tab/>34</text:a></text:p>
          <text:p text:style-name="P96"><text:a xlink:type="simple" xlink:href="#__RefHeading__3780_1497418583" text:style-name="Index_20_Link" text:visited-style-name="Index_20_Link">GCThread<text:tab/>34</text:a></text:p>
          <text:p text:style-name="P95"><text:a xlink:type="simple" xlink:href="#__RefHeading__3642_1497418583" text:style-name="Index_20_Link" text:visited-style-name="Index_20_Link">io<text:tab/>34</text:a></text:p>
          <text:p text:style-name="P95"><text:a xlink:type="simple" xlink:href="#__RefHeading__3644_1497418583" text:style-name="Index_20_Link" text:visited-style-name="Index_20_Link">logic<text:tab/>34</text:a></text:p>
          <text:p text:style-name="P95"><text:a xlink:type="simple" xlink:href="#__RefHeading__3646_1497418583" text:style-name="Index_20_Link" text:visited-style-name="Index_20_Link">main<text:tab/>34</text:a></text:p>
          <text:p text:style-name="P95"><text:a xlink:type="simple" xlink:href="#__RefHeading__3650_1497418583" text:style-name="Index_20_Link" text:visited-style-name="Index_20_Link">reductors<text:tab/>35</text:a></text:p>
          <text:p text:style-name="P95"><text:a xlink:type="simple" xlink:href="#__RefHeading__3652_1497418583" text:style-name="Index_20_Link" text:visited-style-name="Index_20_Link">test<text:tab/>35</text:a></text:p>
          <text:p text:style-name="P105"><text:a xlink:type="simple" xlink:href="#__RefHeading__3654_1497418583" text:style-name="Index_20_Link" text:visited-style-name="Index_20_Link">timemeasurer<text:tab/>35</text:a></text:p>
          <text:p text:style-name="P105"><text:a xlink:type="simple" xlink:href="#__RefHeading__3656_1497418583" text:style-name="Index_20_Link" text:visited-style-name="Index_20_Link">graphvizjava<text:tab/>35</text:a></text:p>
          <text:p text:style-name="P105"><text:a xlink:type="simple" xlink:href="#__RefHeading__3658_1497418583" text:style-name="Index_20_Link" text:visited-style-name="Index_20_Link">logger<text:tab/>35</text:a></text:p>
          <text:p text:style-name="P100"><text:a xlink:type="simple" xlink:href="#__RefHeading__4766_1570387257" text:style-name="Index_20_Link" text:visited-style-name="Index_20_Link">Implementación<text:tab/>36</text:a></text:p>
          <text:p text:style-name="P100"><text:a xlink:type="simple" xlink:href="#__RefHeading__4783_1570387257" text:style-name="Index_20_Link" text:visited-style-name="Index_20_Link">Manual de uso de los binarios<text:tab/>36</text:a></text:p>
          <text:p text:style-name="P100"><text:a xlink:type="simple" xlink:href="#__RefHeading__2929_162003428" text:style-name="Index_20_Link" text:visited-style-name="Index_20_Link">Ejemplos de uso de la API<text:tab/>37</text:a></text:p>
          <text:p text:style-name="P104"><text:a xlink:type="simple" xlink:href="#__RefHeading__119_201455433" text:style-name="Index_20_Link" text:visited-style-name="Index_20_Link">Experimentos y resultados<text:tab/>39</text:a></text:p>
          <text:p text:style-name="P104"><text:a xlink:type="simple" xlink:href="#__RefHeading__4768_1570387257" text:style-name="Index_20_Link" text:visited-style-name="Index_20_Link">Problemas abiertos<text:tab/>40</text:a></text:p>
          <text:p text:style-name="P104"><text:a xlink:type="simple" xlink:href="#__RefHeading__121_201455433" text:style-name="Index_20_Link" text:visited-style-name="Index_20_Link">Bibliografía<text:tab/>41</text:a></text:p>
        </text:index-body>
      </text:table-of-content>
      <text:p text:style-name="Standard"/>
      <text:h text:style-name="P106"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3">que supone el colofón del mismo.</text:span></text:p>
      <text:h text:style-name="Heading_20_1" text:outline-level="1"><text:bookmark-start text:name="__RefHeading__107_201455433"/>Introducción<text:bookmark-end text:name="__RefHeading__107_201455433"/></text:h>
      <text:p text:style-name="P34"><text:span text:style-name="T89">En general, cuando se piensa en un sistema tolerante a fallos, se suele pensar en sistemas software que tienen vidas a su cargo, como software para aviónica o para centrales nucleares, pero, s</text:span>upongamos <text:span text:style-name="T96">por un momento </text:span>un sistema web <text:span text:style-name="T96">que gestione ocupaciones</text:span> de <text:span text:style-name="T88">reserva de plazas para un <text:s/>lavadero de coches</text:span>. Desde el momento que el cliente inicia su compra, <text:span text:style-name="T88">está reservando un intervalo de tiempo</text:span>. <text:span text:style-name="T95">Este intervalo de tiempo se almacena</text:span> en un estado que podríamos calificar como “pendiente”, puesto que todavía no se ha pagado, <text:span text:style-name="T95">y bloquea la selección de esa misma ranura de tiempo para el resto de clientes. Obviamente, en este sistema, hay condiciones de carrera puesto que los clientes entran en la web de forma paralela.</text:span></text:p>
      <text:p text:style-name="P43">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88">Cuando se realice un pago por internet, con todo el protocolo de comunicación que ha de ser implementado, deberá marcar la venta como pagada y reservar efectivamente la ocupación para el cliente, e</text:span>s obvio que é<text:span text:style-name="T90">ste se </text:span>ha introducido <text:span text:style-name="T90">en </text:span>una máquina de estados implementada en el sitio web. <text:span text:style-name="T97">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98">de competencia entre instancias de un sistema </text:span>puede<text:span text:style-name="T98">n bien con bloqueos o pueden</text:span> modelarse con árboles binarios de decisión (Binary Decision Diagram, BDD, en inglés) de forma que el sistema sea capaz de detectar inconsistencias y por ende, verificar que el <text:span text:style-name="T99">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4">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100">Una vez puesto en situación, podemos entonces entender que e</text:span>n este trabajo se ha implementado esa <text:span text:style-name="T25">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94">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91">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5">benchmarks</text:span> basados en el formato DIMACS [<text:span text:style-name="T92">DIMACS</text:span>].</text:p>
      <text:h text:style-name="Heading_20_1" text:outline-level="1"><text:bookmark-start text:name="__RefHeading__109_201455433"/>Objetivo<text:bookmark-end text:name="__RefHeading__109_201455433"/></text:h>
      <text:p text:style-name="P142">El objetivo de este trabajo fin de máster era realizar un estudio completo de <text:span text:style-name="T146">algún método de verificación de software. Me decidí por los </text:span>árboles binarios de decisión, <text:span text:style-name="T146">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44"><text:span text:style-name="T146">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44">Una vez que tuve claro en qué dirección iba a ir el trabajo, pensé en la implementación. I<text:span text:style-name="T144">nicialmente no sabía </text:span>si tomar una<text:span text:style-name="T144"> implementación referencia </text:span>o realizar yo una propia. Es cierto <text:s/>que hay <text:span text:style-name="T144">much</text:span>o software sobre este tema<text:span text:style-name="T144"> y todas está muy estudiada. </text:span>Por ejemplo,<text:span text:style-name="T144"> </text:span>la<text:span text:style-name="T144">s </text:span>librerías<text:span text:style-name="T144"> BuDDy [BuDDy] y CUDD [CUDD] ofrecen dos de las librerías más usadas y eficientes. </text:span>Ahora bien, la calidad del software de estos proyectos es escasa. La legibilidad del código es pequeña y la <text:span text:style-name="T144">la documentación </text:span>se refiere a su uso, pero no a su diseño<text:span text:style-name="T144">. Estos paquetes tienen como objetivo el ser los más rápidos en cuanto a tiempo de ejecución, pero no logran tener ser un software de calidad ni muchos menos.</text:span></text:p>
      <text:p text:style-name="P144"><text:span text:style-name="T144">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47"><text:span text:style-name="T145">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43">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42"><text:span text:style-name="T145">Comencé</text:span> comprobando como efectivamente era muy costoso la creación de árboles simplemente mediante un generador recursivo y se necesitaba una funcionalidad más elaborada para alcanzar un orden de eficiencia que no fuera exponencial.<text:span text:style-name="T145"> Mi objetivo era tener un paquete no que pudiera competir en tiempo con BuDDy o el CUDD, sino que me permitiera trabajar con distintos algoritmos y con el que pudiera realizar experimentos.</text:span></text:p>
      <text:p text:style-name="P148">Además, los paquetes de software existentes usaban aristas complementadas, de lo que yo no era muy partidario, ya que se pierde la unicidad del BDD ante una fórmula lógica determinada.</text:p>
      <text:p text:style-name="P145"><text:span text:style-name="T145">T</text:span>ambién comprobé como es complicada la paralelización de este tipo de algoritmos<text:note text:id="ftn0" text:note-class="footnote"><text:note-citation>1</text:note-citation><text:note-body><text:p text:style-name="P97">&lt;Ucranianos&gt; lo han implementado, pero para ello han tenido que modificar radicalmente el enfoque que se hacía hasta ese momento en la construcción de BDDs.</text:p></text:note-body></text:note>.</text:p>
      <text:p text:style-name="P28"><text:span text:style-name="T147">En definitiva, e</text:span>n este trabajo se <text:span text:style-name="T143">incluye</text:span> una librería de uso de BDD basada en Java <text:span text:style-name="T142">que puede integrarse en sistemas de verificación formal o en sistemas de control. También se muestran una </text:span><text:soft-page-break/><text:span text:style-name="T142">serie de resultados en los que se puede comprobar cómo se comportan los distintos algoritmos de reducción del número de vértices en árboles binarios de decisión.</text:span></text:p>
      <text:p text:style-name="P146"><text:span text:style-name="T142"/></text:p>
      <text:p text:style-name="P28"><text:span text:style-name="T142"/></text:p>
      <text:p text:style-name="P141"/>
      <text:p text:style-name="P28"><text:s/></text:p>
      <text:h text:style-name="Heading_20_1" text:outline-level="1"><text:bookmark-start text:name="__RefHeading__111_201455433"/>Lógica proposicional<text:bookmark-end text:name="__RefHeading__111_201455433"/></text:h>
      <text:p text:style-name="P149">La lógica proposicional es un sistema formal en el que las fórmulas de un lenguaje formal se interpretan como proposiciones. Se usa un conjunto de reglas de inferencia y axiomas para derivar fórmulas. A estas fórmulas derivadas se las llama teoremas.</text:p>
      <text:p text:style-name="P149">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25">p</text:span> es:</text:p>
      <text:list xml:id="list8794438487431963169" text:style-name="L166">
        <text:list-item>
          <text:p text:style-name="P107"><text:span text:style-name="T25">p = </text:span><text:span text:style-name="T51">TRUE</text:span></text:p>
        </text:list-item>
        <text:list-item>
          <text:p text:style-name="P107"><text:span text:style-name="T25">p = </text:span><text:span text:style-name="T51">FALSE</text:span></text:p>
        </text:list-item>
        <text:list-item>
          <text:p text:style-name="P107"><text:span text:style-name="T25">¬ q</text:span>, donde <text:span text:style-name="T25">q</text:span> es <text:span text:style-name="T101">una</text:span> proposición y <text:span text:style-name="T25">¬</text:span> el operador de negación</text:p>
        </text:list-item>
        <text:list-item>
          <text:p text:style-name="P107">Dadas <text:span text:style-name="T25">p </text:span><text:span text:style-name="T56">y</text:span> <text:span text:style-name="T25">q</text:span> proposiciones <text:span text:style-name="T101">y OP un operador lógico</text:span>, <text:span text:style-name="T25">p</text:span> <text:span text:style-name="T101">OP</text:span> <text:span text:style-name="T25">q</text:span><text:span text:style-name="T51"> </text:span><text:span text:style-name="T56">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46">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46">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text:span text:style-name="T149">Recordemos lo dicho anteriormente, que la demostración sintáctica y semántica son equivalente. Así, d</text:span>eja<text:span text:style-name="T149">mos</text:span> para el lector la demostración sintáctica, dado que está demostrado <text:span text:style-name="T126">[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4">p</text:p>
          </table:table-cell>
          <table:table-cell table:style-name="Tabla1.B1" office:value-type="string">
            <text:p text:style-name="P84">¬ p</text:p>
          </table:table-cell>
        </table:table-row>
        <table:table-row>
          <table:table-cell table:style-name="Tabla1.A2" office:value-type="string">
            <text:p text:style-name="P86">0</text:p>
          </table:table-cell>
          <table:table-cell table:style-name="Tabla1.B2" office:value-type="string">
            <text:p text:style-name="P86">1</text:p>
          </table:table-cell>
        </table:table-row>
        <table:table-row>
          <table:table-cell table:style-name="Tabla1.A2" office:value-type="string">
            <text:p text:style-name="P86">1</text:p>
          </table:table-cell>
          <table:table-cell table:style-name="Tabla1.B2" office:value-type="string">
            <text:p text:style-name="P86">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4">p</text:p>
          </table:table-cell>
          <table:table-cell table:style-name="Tabla2.A1" office:value-type="string">
            <text:p text:style-name="P84">q</text:p>
          </table:table-cell>
          <table:table-cell table:style-name="Tabla2.C1" office:value-type="string">
            <text:p text:style-name="P84"><draw:frame draw:style-name="fr3" draw:name="Objeto13" text:anchor-type="as-char" svg:y="-0.377cm" svg:width="1.032cm" svg:height="0.467cm" draw:z-index="2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6">0</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0</text:p>
          </table:table-cell>
          <table:table-cell table:style-name="Tabla2.A2" office:value-type="string">
            <text:p text:style-name="P86">1</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1</text:p>
          </table:table-cell>
          <table:table-cell table:style-name="Tabla2.C2" office:value-type="string">
            <text:p text:style-name="P86">1</text:p>
          </table:table-cell>
        </table:table-row>
      </table:table>
      <text:p text:style-name="Text_20_body">Muchas veces este operador se identifica con los símbolos ·, AND. <text:span text:style-name="T62">También suele escribirse yuxtaponiendo directamente las variables, de forma que se escribirían una detrás de otra, por lo que si vemos </text:span><text:span text:style-name="T27">F = xy</text:span><text:span text:style-name="T62">, nos referiremos a </text:span><text:span text:style-name="T27">F = x </text:span><text:span text:style-name="T60">AND</text:span><text:span text:style-name="T2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4">p</text:p>
          </table:table-cell>
          <table:table-cell table:style-name="Tabla3.A1" office:value-type="string">
            <text:p text:style-name="P84">q</text:p>
          </table:table-cell>
          <table:table-cell table:style-name="Tabla3.C1" office:value-type="string">
            <text:p text:style-name="P84"><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6">0</text:p>
          </table:table-cell>
          <table:table-cell table:style-name="Tabla3.A2" office:value-type="string">
            <text:p text:style-name="P86">0</text:p>
          </table:table-cell>
          <table:table-cell table:style-name="Tabla3.C2" office:value-type="string">
            <text:p text:style-name="P86">0</text:p>
          </table:table-cell>
        </table:table-row>
        <table:table-row>
          <table:table-cell table:style-name="Tabla3.A2" office:value-type="string">
            <text:p text:style-name="P86">0</text:p>
          </table:table-cell>
          <table:table-cell table:style-name="Tabla3.A2" office:value-type="string">
            <text:p text:style-name="P86">1</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0</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1</text:p>
          </table:table-cell>
          <table:table-cell table:style-name="Tabla3.C2" office:value-type="string">
            <text:p text:style-name="P86">1</text:p>
          </table:table-cell>
        </table:table-row>
      </table:table>
      <text:p text:style-name="Standard">Este operador se identifica con los símbolos OR, <text:span text:style-name="T133">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4">p</text:p>
          </table:table-cell>
          <table:table-cell table:style-name="Tabla5.A1" office:value-type="string">
            <text:p text:style-name="P84">q</text:p>
          </table:table-cell>
          <table:table-cell table:style-name="Tabla5.A1" office:value-type="string">
            <text:p text:style-name="P84"><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4"><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6">0</text:p>
          </table:table-cell>
          <table:table-cell table:style-name="Tabla5.A2" office:value-type="string">
            <text:p text:style-name="P86">0</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0</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1</text:p>
          </table:table-cell>
          <table:table-cell table:style-name="Tabla5.A2" office:value-type="string">
            <text:p text:style-name="P86">0</text:p>
          </table:table-cell>
          <table:table-cell table:style-name="Tabla5.A2" office:value-type="string">
            <text:p text:style-name="P86">0</text:p>
          </table:table-cell>
          <table:table-cell table:style-name="Tabla5.D2" office:value-type="string">
            <text:p text:style-name="P86">0</text:p>
          </table:table-cell>
        </table:table-row>
        <table:table-row>
          <table:table-cell table:style-name="Tabla5.A2" office:value-type="string">
            <text:p text:style-name="P86">1</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4">p</text:p>
          </table:table-cell>
          <table:table-cell table:style-name="Tabla4.A1" office:value-type="string">
            <text:p text:style-name="P85">q</text:p>
          </table:table-cell>
          <table:table-cell table:style-name="Tabla4.A1" office:value-type="string">
            <text:p text:style-name="P84"><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4"><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7">0</text:p>
          </table:table-cell>
          <table:table-cell table:style-name="Tabla4.A2" office:value-type="string">
            <text:p text:style-name="P86">0</text:p>
          </table:table-cell>
          <table:table-cell table:style-name="Tabla4.A2" office:value-type="string">
            <text:p text:style-name="P86">1</text:p>
          </table:table-cell>
          <table:table-cell table:style-name="Tabla4.D2" office:value-type="string">
            <text:p text:style-name="P86">1</text:p>
          </table:table-cell>
        </table:table-row>
        <table:table-row>
          <table:table-cell table:style-name="Tabla4.A2" office:value-type="string">
            <text:p text:style-name="P86">0</text:p>
          </table:table-cell>
          <table:table-cell table:style-name="Tabla4.A2" office:value-type="string">
            <text:p text:style-name="P86">1</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0</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1</text:p>
          </table:table-cell>
          <table:table-cell table:style-name="Tabla4.A2" office:value-type="string">
            <text:p text:style-name="P86">1</text:p>
          </table:table-cell>
          <table:table-cell table:style-name="Tabla4.D2" office:value-type="string">
            <text:p text:style-name="P86">1</text:p>
          </table:table-cell>
        </table:table-row>
      </table:table>
      <text:p text:style-name="Standard"><text:soft-page-break/></text:p>
      <text:p text:style-name="Text_20_body"><text:span text:style-name="T115">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26">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67">
        <text:list-item>
          <text:p text:style-name="P108">NOT</text:p>
        </text:list-item>
        <text:list-item>
          <text:p text:style-name="P108">AND</text:p>
        </text:list-item>
        <text:list-item>
          <text:p text:style-name="P108">OR</text:p>
        </text:list-item>
        <text:list-item>
          <text:p text:style-name="P108">→</text:p>
        </text:list-item>
      </text:list>
      <text:p text:style-name="Text_20_body">De todas formas, salvo en el caso de NOT, <text:span text:style-name="T148">que tiene siempre la mayor precedencia,</text:span>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3">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1"><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3"><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27">A</text:span>sociatividad del operador de equivalencia<text:bookmark-end text:name="__RefHeading__2917_162003428"/></text:h>
      <text:p text:style-name="P72"><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6"><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2" text:outline-level="5"><text:bookmark-start text:name="__RefHeading__2923_162003428"/>Distribución de la disyunción con respecto a la conjunción<text:bookmark-end text:name="__RefHeading__2923_162003428"/></text:h>
      <text:p text:style-name="P75"><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P73">Las leyes de De Morgan relacionan los operadores AND y OR con el de negación según la siguiente expresión:</text:p>
      <text:p text:style-name="P73"><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4">Estas propiedades son interesantes debido a que deberemos tener un algoritmo para negar el árbol que deberá recorrer todos los nodos e ir intercambiando los descendientes de cada vértice. PENSAR.</text:p>
      <text:p text:style-name="P74"/>
      <text:h text:style-name="Heading_20_1" text:outline-level="1"><text:bookmark-start text:name="__RefHeading__113_201455433"/>Árboles Binarios de Decisión<text:bookmark-end text:name="__RefHeading__113_201455433"/></text:h>
      <text:h text:style-name="P101" text:outline-level="2"><text:bookmark-start text:name="__RefHeading__4304_1570387257"/>Introducción<text:bookmark-end text:name="__RefHeading__4304_1570387257"/></text:h>
      <text:p text:style-name="Text_20_body">Un árbol binario de decisión <text:span text:style-name="T64">[BRYANT1986]</text:span> es una forma de representar tablas de verdad basada en la expansión de Boole<text:note text:id="ftn1" text:note-class="footnote"><text:note-citation>2</text:note-citation><text:note-body><text:p text:style-name="Footnote">También se le suele llamar expansión de Shannon, aunque su creador fue George Boole, matemático, lógico y filósofo inglés del siglo XIX. <text:span text:style-name="T141">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5">F</text:span><text:span text:style-name="T6">(x=0)</text:span><text:span text:style-name="T14"> es la expresión </text:span><text:span text:style-name="T17">F</text:span><text:span text:style-name="T14"> asignando a la variable x el valor </text:span><text:span text:style-name="T18">false</text:span><text:span text:style-name="T15"> y </text:span><text:span text:style-name="T18">F</text:span><text:span text:style-name="T7">(x=1)</text:span><text:span text:style-name="T5"> </text:span><text:span text:style-name="T15">es la expresión </text:span><text:span text:style-name="T18">F</text:span><text:span text:style-name="T15"> sustit</text:span><text:span text:style-name="T16">u</text:span><text:span text:style-name="T15">yendo la variable </text:span><text:span text:style-name="T18">x</text:span><text:span text:style-name="T15"> por el valor </text:span><text:span text:style-name="T18">true</text:span><text:span text:style-name="T15">.</text:span></text:p>
      <text:p text:style-name="P6"><text:span text:style-name="T15">S</text:span><text:span text:style-name="T14">i representamos esta expresión de forma gráfica tendremos un nodo con la expresión F (que depende de la variable </text:span><text:span text:style-name="T17">x</text:span><text:span text:style-name="T14">), de forma que si se le da a la x el valor 0 se obtiene F(x=0) y se se le da el valor 1 se obtiene F(x=1). La asignación de x=0 la marcamos con una arista discontinua, y la asignación de x=1 la marcamos con una arista continua.</text:span></text:p>
      <text:p text:style-name="P45"><draw:g text:anchor-type="paragraph" draw:z-index="0" draw:style-name="gr1"><draw:line draw:style-name="gr2" draw:text-style-name="P182" svg:x1="8.639cm" svg:y1="1.016cm" svg:x2="10.043cm" svg:y2="2.868cm"><text:p/></draw:line><draw:custom-shape draw:style-name="gr3" draw:text-style-name="P183" svg:width="1.384cm" svg:height="1.142cm" svg:x="7.456cm" svg:y="0.046cm"><text:p text:style-name="P182"><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7.597cm" svg:y1="1.016cm" svg:x2="6.253cm" svg:y2="2.868cm"><text:p/></draw:line><draw:custom-shape draw:style-name="gr3" draw:text-style-name="P182" svg:width="1.384cm" svg:height="1.142cm" svg:x="5.451cm" svg:y="2.988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384cm" svg:height="1.142cm" svg:x="9.427cm" svg:y="2.988cm"><text:p><text:span text:style-name="T178">F</text:span><text:span text:style-name="T179">(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84" svg:width="5.386cm" svg:height="0.743cm" svg:x="5.426cm" svg:y="3.978cm"><draw:text-box><text:p text:style-name="P182"><text:span text:style-name="T47">Fig. 1</text:span></text:p></draw:text-box></draw:frame></draw:g></text:p>
      <text:p text:style-name="P45"/>
      <text:p text:style-name="P3"/>
      <text:p text:style-name="P3"/>
      <text:p text:style-name="P3"/>
      <text:p text:style-name="P3"/>
      <text:p text:style-name="P3"/>
      <text:p text:style-name="P3"/>
      <text:p text:style-name="P3"/>
      <text:p text:style-name="Text_20_body">Si <text:span text:style-name="T25">F</text:span> depende de otra variable, <text:span text:style-name="T46">llamada</text:span> <text:span text:style-name="T25">y</text:span>, podremos repetir este mismo proceso <text:span text:style-name="T46">de bifurcación de asignaciones</text:span> con <text:span text:style-name="T25">F</text:span><text:span text:style-name="T8">(x=0)</text:span> y con <text:span text:style-name="T25">F</text:span><text:span text:style-name="T8">(x=1)</text:span>. Es decir, si suponemos que la siguiente variables es <text:span text:style-name="T25">y</text:span>, tendríamos el siguiente árbol de decisión:</text:p>
      <text:p text:style-name="P4"><draw:g text:anchor-type="paragraph" draw:z-index="1" draw:style-name="gr6"><draw:g draw:style-name="gr7"><draw:line draw:style-name="gr2" draw:text-style-name="P182" svg:x1="5.124cm" svg:y1="3.803cm" svg:x2="6.341cm" svg:y2="5.759cm"><text:p/></draw:line><draw:line draw:style-name="gr4" draw:text-style-name="P182" svg:x1="3.941cm" svg:y1="3.803cm" svg:x2="2.706cm" svg:y2="5.759cm"><text:p/></draw:line><draw:line draw:style-name="gr2" draw:text-style-name="P182" svg:x1="8.09cm" svg:y1="0.764cm" svg:x2="10.365cm" svg:y2="2.907cm"><text:p/></draw:line><draw:custom-shape draw:style-name="gr3" draw:text-style-name="P183" svg:width="1.384cm" svg:height="1.142cm" svg:x="6.852cm" svg:y="-0.189cm"><text:p text:style-name="P182"><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6.973cm" svg:y1="0.781cm" svg:x2="4.618cm" svg:y2="2.908cm"><text:p/></draw:line><draw:custom-shape draw:style-name="gr3" draw:text-style-name="P182" svg:width="1.384cm" svg:height="1.142cm" svg:x="3.818cm" svg:y="2.908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5" svg:width="1.384cm" svg:height="1.142cm" svg:x="9.68cm" svg:y="2.908cm"><text:p><text:span text:style-name="T178">F</text:span><text:span text:style-name="T17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384cm" svg:height="1.142cm" svg:x="1.744cm" svg:y="5.761cm"><text:p><text:span text:style-name="T178">F</text:span><text:span text:style-name="T179">(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384cm" svg:height="1.142cm" svg:x="5.893cm" svg:y="5.761cm"><text:p><text:span text:style-name="T178">F</text:span><text:span text:style-name="T179">(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82" svg:x1="10.935cm" svg:y1="3.854cm" svg:x2="12.339cm" svg:y2="5.706cm"><text:p/></draw:line><draw:line draw:style-name="gr4" draw:text-style-name="P182" svg:x1="9.854cm" svg:y1="3.905cm" svg:x2="8.688cm" svg:y2="5.665cm"><text:p/></draw:line><draw:custom-shape draw:style-name="gr3" draw:text-style-name="P182" svg:width="1.384cm" svg:height="1.142cm" svg:x="7.999cm" svg:y="5.761cm"><text:p><text:span text:style-name="T178">F</text:span><text:span text:style-name="T179">(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384cm" svg:height="1.142cm" svg:x="11.701cm" svg:y="5.761cm"><text:p><text:span text:style-name="T178">F</text:span><text:span text:style-name="T179">(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84" svg:width="5.386cm" svg:height="0.743cm" svg:x="5.034cm" svg:y="7.302cm"><draw:text-box><text:p text:style-name="P182"><text:span text:style-name="T47">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47">0</text:span> ó <text:span text:style-name="T58">1</text:span>). <text:span text:style-name="T61">En ese caso, ese nodo será un nodo hoja, dado que no tendrá descendientes, y sólo podrá tomar el valor </text:span><text:span text:style-name="T26">true</text:span><text:span text:style-name="T61"> o </text:span><text:span text:style-name="T26">false</text:span><text:span text:style-name="T61">.</text:span></text:p>
      <text:p text:style-name="P7"><text:span text:style-name="T61">V</text:span>amos a ver un ejemplo de fórmula lógica real <text:span text:style-name="T25">F = xy</text:span>. <text:span text:style-name="T63">Y tomando el orden de las variables como </text:span><text:span text:style-name="T28">x</text:span><text:span text:style-name="T63">, y luego, </text:span><text:span text:style-name="T28">y</text:span><text:span text:style-name="T63">. También, para facilitar la visibilidad del diagrama, suponemos que </text:span><text:span text:style-name="T28">F</text:span><text:span text:style-name="T9">(a,b)</text:span><text:span text:style-name="T28"> = F</text:span><text:span text:style-name="T9">(x=a,y=b)</text:span><text:span text:style-name="T19">.</text:span></text:p>
      <text:p text:style-name="Text_20_body"><draw:g text:anchor-type="paragraph" draw:z-index="2" draw:style-name="gr6"><draw:g draw:style-name="gr7"><draw:line draw:style-name="gr2" draw:text-style-name="P182" svg:x1="5.975cm" svg:y1="3.981cm" svg:x2="7.107cm" svg:y2="5.842cm"><text:p/></draw:line><draw:line draw:style-name="gr4" draw:text-style-name="P182" svg:x1="4.791cm" svg:y1="3.981cm" svg:x2="3.556cm" svg:y2="5.937cm"><text:p/></draw:line><draw:line draw:style-name="gr2" draw:text-style-name="P182" svg:x1="8.94cm" svg:y1="0.942cm" svg:x2="11.215cm" svg:y2="3.085cm"><text:p/></draw:line><draw:custom-shape draw:style-name="gr3" draw:text-style-name="P183" svg:width="1.384cm" svg:height="1.142cm" svg:x="7.701cm" svg:y="-0.012cm"><text:p text:style-name="P182"><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7.823cm" svg:y1="0.958cm" svg:x2="5.468cm" svg:y2="3.085cm"><text:p/></draw:line><draw:custom-shape draw:style-name="gr3" draw:text-style-name="P182" svg:width="1.384cm" svg:height="1.142cm" svg:x="4.67cm" svg:y="3.085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5" svg:width="1.384cm" svg:height="1.142cm" svg:x="10.53cm" svg:y="3.085cm"><text:p><text:span text:style-name="T178">F</text:span><text:span text:style-name="T17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595cm" svg:height="1.428cm" svg:x="2.409cm" svg:y="5.938cm"><text:p><text:span text:style-name="T178">F</text:span><text:span text:style-name="T179">(0,0)</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82" svg:x1="11.783cm" svg:y1="4.033cm" svg:x2="13.187cm" svg:y2="5.885cm"><text:p/></draw:line><draw:line draw:style-name="gr4" draw:text-style-name="P182" svg:x1="10.705cm" svg:y1="4.082cm" svg:x2="9.539cm" svg:y2="5.842cm"><text:p/></draw:line><draw:custom-shape draw:style-name="gr3" draw:text-style-name="P182" svg:width="1.595cm" svg:height="1.428cm" svg:x="6.369cm" svg:y="5.938cm"><text:p><text:span text:style-name="T178">F</text:span><text:span text:style-name="T179">(0,1)</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595cm" svg:height="1.428cm" svg:x="8.667cm" svg:y="5.938cm"><text:p><text:span text:style-name="T178">F</text:span><text:span text:style-name="T179">(1,0)</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595cm" svg:height="1.428cm" svg:x="12.264cm" svg:y="5.938cm"><text:p><text:span text:style-name="T178">F</text:span><text:span text:style-name="T179">(1,1)</text:span><text:span text:style-name="T180"> = </text:span><text:span text:style-name="T18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84" svg:width="5.386cm" svg:height="0.743cm" svg:x="5.829cm" svg:y="7.483cm"><draw:text-box><text:p text:style-name="P182"><text:span text:style-name="T47">Fig. 3</text:span></text:p></draw:text-box></draw:frame></draw:g>Notemos que al nodo que viene de una arista punteada se le suele llamar, <text:span text:style-name="T25">low</text:span>, y al de la línea llena <text:span text:style-name="T25">high</text:span>, debido a que son producto de la asignación de <text:span text:style-name="T47">0</text:span> y <text:span text:style-name="T47">1</text:span> a su vértice padre, respectivamente.</text:p>
      <text:p text:style-name="P17"><text:soft-page-break/>Otro ejemplo en el que podemos ver varios niveles es el siguiente: <text:span text:style-name="T25">F = x</text:span><text:span text:style-name="T29">z</text:span><text:span text:style-name="T25"> + </text:span><text:span text:style-name="T29">y</text:span><text:span text:style-name="T73">, con el orden </text:span><text:span text:style-name="T29">x</text:span><text:span text:style-name="T73">, </text:span><text:span text:style-name="T29">y,</text:span><text:span text:style-name="T73"> </text:span><text:span text:style-name="T29">z</text:span><text:span text:style-name="T73">.</text:span></text:p>
      <text:p text:style-name="P17"><draw:g text:anchor-type="paragraph" draw:z-index="3" draw:style-name="gr6"><draw:g draw:style-name="gr7"><draw:custom-shape draw:style-name="gr3" draw:text-style-name="P186" svg:width="1.384cm" svg:height="1.142cm" svg:x="14.703cm" svg:y="5.608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82" svg:x1="9.795cm" svg:y1="0.649cm" svg:x2="11.896cm" svg:y2="1.866cm"><text:p/></draw:line><draw:custom-shape draw:style-name="gr3" draw:text-style-name="P183" svg:width="1.384cm" svg:height="1.142cm" svg:x="8.412cm" svg:y="-0.206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8.296cm" svg:y1="0.598cm" svg:x2="6.186cm" svg:y2="1.746cm"><text:p/></draw:line><draw:custom-shape draw:style-name="gr3" draw:text-style-name="P182" svg:width="1.384cm" svg:height="1.142cm" svg:x="4.681cm" svg:y="1.747cm"><text:p text:style-name="P182"><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5" svg:width="1.384cm" svg:height="1.142cm" svg:x="11.691cm" svg:y="1.867cm"><text:p text:style-name="P182"><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82" svg:x1="5.877cm" svg:y1="2.89cm" svg:x2="6.394cm" svg:y2="3.754cm"><text:p/></draw:line><draw:line draw:style-name="gr4" draw:text-style-name="P182" svg:x1="4.852cm" svg:y1="2.89cm" svg:x2="4.131cm" svg:y2="3.754cm"><text:p/></draw:line><draw:custom-shape draw:style-name="gr3" draw:text-style-name="P182" svg:width="1.384cm" svg:height="1.142cm" svg:x="2.914cm" svg:y="3.752cm"><text:p text:style-name="P182"><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85" svg:width="1.384cm" svg:height="1.142cm" svg:x="6.292cm" svg:y="3.752cm"><text:p text:style-name="P182"><text:span text:style-name="T17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384cm" svg:height="1.142cm" svg:x="10.045cm" svg:y="3.752cm"><text:p text:style-name="P182"><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5" svg:width="1.384cm" svg:height="1.142cm" svg:x="13.698cm" svg:y="3.752cm"><text:p text:style-name="P182"><text:span text:style-name="T17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1.783cm" svg:y="5.608cm"><text:p text:style-name="P182"><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5.468cm" svg:y="5.608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9.084cm" svg:y="5.608cm"><text:p text:style-name="P182"><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12.7cm" svg:y="5.608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3.736cm" svg:y="5.608cm"><text:p text:style-name="P182"><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7.42cm" svg:y="5.608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11.036cm" svg:y="5.608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82" svg:x1="12.989cm" svg:y1="2.842cm" svg:x2="13.952cm" svg:y2="3.752cm"><text:p/></draw:line><draw:line draw:style-name="gr4" draw:text-style-name="P182" svg:x1="11.826cm" svg:y1="2.89cm" svg:x2="11.105cm" svg:y2="3.754cm"><text:p/></draw:line><draw:line draw:style-name="gr2" draw:text-style-name="P182" svg:x1="7.419cm" svg:y1="4.807cm" svg:x2="7.851cm" svg:y2="5.539cm"><text:p/></draw:line><draw:line draw:style-name="gr4" draw:text-style-name="P182" svg:x1="3.067cm" svg:y1="4.788cm" svg:x2="2.443cm" svg:y2="5.541cm"><text:p/></draw:line><draw:line draw:style-name="gr4" draw:text-style-name="P182" svg:x1="6.512cm" svg:y1="4.893cm" svg:x2="6.03cm" svg:y2="5.539cm"><text:p/></draw:line><draw:line draw:style-name="gr2" draw:text-style-name="P182" svg:x1="4.027cm" svg:y1="4.807cm" svg:x2="4.459cm" svg:y2="5.539cm"><text:p/></draw:line><draw:line draw:style-name="gr2" draw:text-style-name="P182" svg:x1="11.172cm" svg:y1="4.807cm" svg:x2="11.604cm" svg:y2="5.539cm"><text:p/></draw:line><draw:line draw:style-name="gr2" draw:text-style-name="P182" svg:x1="14.825cm" svg:y1="4.807cm" svg:x2="15.257cm" svg:y2="5.539cm"><text:p/></draw:line><draw:line draw:style-name="gr4" draw:text-style-name="P182" svg:x1="10.388cm" svg:y1="4.893cm" svg:x2="9.906cm" svg:y2="5.539cm"><text:p/></draw:line><draw:line draw:style-name="gr4" draw:text-style-name="P182" svg:x1="14.083cm" svg:y1="4.893cm" svg:x2="13.601cm" svg:y2="5.539cm"><text:p/></draw:line></draw:g><draw:frame draw:style-name="gr5" draw:text-style-name="P184" svg:width="5.386cm" svg:height="0.743cm" svg:x="6.503cm" svg:y="7.047cm"><draw:text-box><text:p text:style-name="P182"><text:span text:style-name="T47">Fig. 4</text:span></text:p></draw:text-box></draw:frame></draw:g></text:p>
      <text:p text:style-name="P110">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65">rboles reducidos</text:span><text:bookmark-end text:name="__RefHeading__4306_1570387257"/></text:h>
      <text:p text:style-name="Text_20_body"><text:span text:style-name="T75">Dado el árbol de la </text:span><text:span text:style-name="T48">Fig. 3</text:span><text:span text:style-name="T75"> (función </text:span><text:span text:style-name="T37">F = xy</text:span><text:span text:style-name="T75">), u</text:span>n detalle importante que podemos apreciar en este diagrama es la repetición de nodos. Es decir, podemos ver cómo se repiten los nodos hoja y tenemos tres nodos con el valor <text:span text:style-name="T47">0</text:span> y sólo uno con el valor <text:span text:style-name="T47">1</text:span>. <text:span text:style-name="T65">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182" svg:x1="5.727cm" svg:y1="4.284cm" svg:x2="7.115cm" svg:y2="6.145cm"><text:p/></draw:line><draw:line draw:style-name="gr4" draw:text-style-name="P182" svg:x1="4.544cm" svg:y1="4.284cm" svg:x2="6.583cm" svg:y2="6.397cm"><text:p/></draw:line><draw:line draw:style-name="gr2" draw:text-style-name="P182" svg:x1="8.692cm" svg:y1="1.245cm" svg:x2="10.967cm" svg:y2="3.388cm"><text:p/></draw:line><draw:custom-shape draw:style-name="gr3" draw:text-style-name="P183" svg:width="1.384cm" svg:height="1.142cm" svg:x="7.456cm" svg:y="0.291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7.578cm" svg:y1="1.261cm" svg:x2="5.223cm" svg:y2="3.388cm"><text:p/></draw:line><draw:custom-shape draw:style-name="gr3" draw:text-style-name="P182" svg:width="1.384cm" svg:height="1.142cm" svg:x="4.422cm" svg:y="3.388cm"><text:p text:style-name="P182"><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5" svg:width="1.384cm" svg:height="1.142cm" svg:x="10.283cm" svg:y="3.388cm"><text:p text:style-name="P182"><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82" svg:x1="11.538cm" svg:y1="4.334cm" svg:x2="12.942cm" svg:y2="6.186cm"><text:p/></draw:line><draw:line draw:style-name="gr4" draw:text-style-name="P182" svg:x1="10.458cm" svg:y1="4.385cm" svg:x2="8.128cm" svg:y2="6.145cm"><text:p/></draw:line><draw:custom-shape draw:style-name="gr3" draw:text-style-name="P182" svg:width="1.287cm" svg:height="1.168cm" svg:x="12.326cm" svg:y="6.241cm"><text:p text:style-name="P182"><text:span text:style-name="T18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287cm" svg:height="1.168cm" svg:x="6.996cm" svg:y="6.145cm"><text:p text:style-name="P182"><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84" svg:width="5.386cm" svg:height="0.743cm" svg:x="5.112cm" svg:y="7.564cm"><draw:text-box><text:p text:style-name="P182"><text:span text:style-name="T47">Fig. 5</text:span></text:p></draw:text-box></draw:frame></draw:g></text:p>
      <text:p text:style-name="P111">Como podemos ver, hemos reducido el árbol en 2 nodos sobre un total de 7 nodos. Esto no puede <text:soft-page-break/>parecer mucho, pero pensemos a gran escala, en fórmulas de miles de variables, conseguir una reducción de un tercio de su tamaño es muy deseable.</text:p>
      <text:p text:style-name="P9">También vemos como, en <text:span text:style-name="T76">el nodo y de la izquierda</text:span>, independientemente del valor que tome y, se obtiene el valor <text:span text:style-name="T47">0.</text:span> ¿No se podría tener una normas para reducir aún más el árbol evitando repeticiones innecesarias?</text:p>
      <text:p text:style-name="P4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8" text:outline-level="3"><text:bookmark-start text:name="__RefHeading__4472_1570387257"/>No-redundancia<text:bookmark-end text:name="__RefHeading__4472_1570387257"/></text:h>
      <text:p text:style-name="P15"><text:span text:style-name="T66">E</text:span>n primer lugar, no debe haber vértices redundantes, esto es, no puede haber un vértice cuyos descendientes sean otro. <text:span text:style-name="T77">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182" svg:width="0.201cm" svg:height="1.412cm" svg:x="5.983cm" svg:y="3.45cm" svg:viewBox="0 0 202 1413" svg:d="m0 4c-17-79 463 1048 0 1409"><text:p/></draw:path><draw:path draw:style-name="gr4" draw:text-style-name="P182" svg:width="0.243cm" svg:height="1.408cm" svg:x="5.035cm" svg:y="3.453cm" svg:viewBox="0 0 244 1409" svg:d="m228 0c16 0-531 949 16 1409"><text:p/></draw:path><draw:custom-shape draw:style-name="gr3" draw:text-style-name="P185" svg:width="1.384cm" svg:height="1.142cm" svg:x="5.033cm" svg:y="2.312cm"><text:p text:style-name="P182"><text:span text:style-name="T178">x</text:span><text:span text:style-name="T199">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82" svg:width="1.287cm" svg:height="1.168cm" svg:x="4.953cm" svg:y="4.863cm"><text:p text:style-name="P182"><text:span text:style-name="T200">x</text:span><text:span text:style-name="T201">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82" svg:x1="6.201cm" svg:y1="2.218cm" svg:x2="7.669cm" svg:y2="0.955cm"><text:p/></draw:line><draw:line draw:style-name="gr82" draw:text-style-name="P182" svg:x1="5.032cm" svg:y1="2.403cm" svg:x2="3.379cm" svg:y2="1.234cm"><text:p/></draw:line><draw:line draw:style-name="gr82" draw:text-style-name="P182" svg:x1="5.59cm" svg:y1="2.139cm" svg:x2="5.497cm" svg:y2="1.047cm"><text:p/></draw:line><draw:line draw:style-name="gr81" draw:text-style-name="P182" svg:x1="6.554cm" svg:y1="2.703cm" svg:x2="8.337cm" svg:y2="1.975cm"><text:p/></draw:line><draw:custom-shape draw:style-name="gr3" draw:text-style-name="P182" svg:width="1.287cm" svg:height="1.168cm" svg:x="11.607cm" svg:y="3.621cm"><text:p text:style-name="P182"><text:span text:style-name="T200">x</text:span><text:span text:style-name="T201">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82" svg:x1="12.775cm" svg:y1="3.622cm" svg:x2="14.243cm" svg:y2="2.359cm"><text:p/></draw:line><draw:line draw:style-name="gr82" draw:text-style-name="P182" svg:x1="11.606cm" svg:y1="3.808cm" svg:x2="9.953cm" svg:y2="2.639cm"><text:p/></draw:line><draw:line draw:style-name="gr82" draw:text-style-name="P182" svg:x1="12.164cm" svg:y1="3.545cm" svg:x2="12.071cm" svg:y2="2.453cm"><text:p/></draw:line><draw:line draw:style-name="gr81" draw:text-style-name="P182" svg:x1="13.128cm" svg:y1="4.022cm" svg:x2="14.911cm" svg:y2="3.294cm"><text:p/></draw:line><draw:frame draw:style-name="gr83" svg:width="1.227cm" svg:height="0.706cm" svg:x="4.271cm" svg:y="1.122cm"><draw:text-box><text:p text:style-name="P182">...</text:p></draw:text-box></draw:frame><draw:frame draw:style-name="gr83" svg:width="1.227cm" svg:height="0.706cm" svg:x="6.758cm" svg:y="1.511cm"><draw:text-box><text:p text:style-name="P182">...</text:p></draw:text-box></draw:frame><draw:frame draw:style-name="gr83" svg:width="1.227cm" svg:height="0.706cm" svg:x="13.369cm" svg:y="2.84cm"><draw:text-box><text:p text:style-name="P182">...</text:p></draw:text-box></draw:frame><draw:frame draw:style-name="gr83" svg:width="1.227cm" svg:height="0.706cm" svg:x="10.845cm" svg:y="2.637cm"><draw:text-box><text:p text:style-name="P182">...</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187" svg:width="4.141cm" svg:height="0.715cm" svg:x="7.206cm" svg:y="5.743cm"><draw:text-box><text:p text:style-name="P182"><text:span text:style-name="T47">Fig. 6</text:span></text:p></draw:text-box></draw:frame></draw:g><text:span text:style-name="T77">Es decir, dado un vértice </text:span><text:span text:style-name="T31">v</text:span><text:span text:style-name="T77">, si </text:span><text:span text:style-name="T31">low(</text:span><text:span text:style-name="T32">v</text:span><text:span text:style-name="T31">) = high(</text:span><text:span text:style-name="T32">v</text:span><text:span text:style-name="T31">)</text:span><text:span text:style-name="T77">, entonces se produce la siguiente sustitución:</text:span></text:p>
      <text:p text:style-name="P15"/>
      <text:p text:style-name="P18"/>
      <text:p text:style-name="P16"/>
      <text:p text:style-name="P16"/>
      <text:p text:style-name="P16"/>
      <text:p text:style-name="P16"/>
      <text:p text:style-name="P16"/>
      <text:p text:style-name="P16"/>
      <text:h text:style-name="P99" text:outline-level="3"><text:bookmark-start text:name="__RefHeading__4474_1570387257"/>Unicidad de cada vértice<text:bookmark-end text:name="__RefHeading__4474_1570387257"/></text:h>
      <text:p text:style-name="P18">Si un vértice tiene los mismos descendientes que otro <text:span text:style-name="T80">y la misma variable</text:span>, entonces ha de ser sustituido por éste. <text:span text:style-name="T81">Es decir, supongamos que tenemos un árbol que tiene dos vértices distintos </text:span><text:span text:style-name="T30">u</text:span><text:span text:style-name="T81"> y </text:span><text:span text:style-name="T30">v</text:span><text:span text:style-name="T81"> que cumplen que ambos tienen la misma variable y que tienen los mismos descendientes </text:span><text:span text:style-name="T30">low</text:span><text:span text:style-name="T81"> y </text:span><text:span text:style-name="T30">high</text:span><text:span text:style-name="T81">. Entonces, ambos son el mismo vértice.</text:span></text:p>
      <text:p text:style-name="P18"><draw:g text:anchor-type="paragraph" draw:z-index="5" draw:style-name="gr6"><draw:frame draw:style-name="gr9" draw:text-style-name="P187" svg:width="4.141cm" svg:height="1.486cm" svg:x="6.82cm" svg:y="5.034cm"><draw:text-box><text:p text:style-name="P182"><text:span text:style-name="T47">Fig. 7</text:span></text:p></draw:text-box></draw:frame><draw:g draw:style-name="gr7"><draw:frame draw:style-name="gr10" draw:text-style-name="P188" svg:width="2.749cm" svg:height="1.412cm" svg:x="5.276cm" svg:y="1.391cm"><draw:text-box><text:p><text:span text:style-name="T183">...</text:span></text:p></draw:text-box></draw:frame><draw:g draw:style-name="gr7"><draw:custom-shape draw:style-name="gr3" draw:text-style-name="P183" svg:width="1.384cm" svg:height="1.142cm" svg:x="2.098cm" svg:y="1.375cm"><text:p text:style-name="P182"><text:span text:style-name="T25">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2.098cm" svg:y1="2.346cm" svg:x2="1.265cm" svg:y2="3.625cm"><text:p/></draw:line><draw:line draw:style-name="gr2" draw:text-style-name="P182" svg:x1="3.37cm" svg:y1="2.39cm" svg:x2="4.146cm" svg:y2="3.607cm"><text:p/></draw:line><draw:custom-shape draw:style-name="gr3" draw:text-style-name="P183" svg:width="1.384cm" svg:height="1.142cm" svg:x="0.445cm" svg:y="3.624cm"><text:p text:style-name="P182"><text:span text:style-name="T25">x</text:span><text:span text:style-name="T18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384cm" svg:height="1.142cm" svg:x="3.452cm" svg:y="3.609cm"><text:p text:style-name="P182"><text:span text:style-name="T25">x</text:span><text:span text:style-name="T18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191cm" svg:y1="0.254cm" svg:x2="2.304cm" svg:y2="1.487cm"><text:p/></draw:line><draw:line draw:style-name="gr2" draw:text-style-name="P182" svg:x1="4.479cm" svg:y1="0.254cm" svg:x2="3.161cm" svg:y2="1.256cm"><text:p/></draw:line><draw:frame draw:style-name="gr11" draw:text-style-name="P189" svg:width="1.041cm" svg:height="0.68cm" svg:x="2.528cm" svg:y="0.109cm"><draw:text-box><text:p><text:span text:style-name="T185">...</text:span></text:p></draw:text-box></draw:frame></draw:g><draw:custom-shape draw:style-name="gr3" draw:text-style-name="P183" svg:width="1.384cm" svg:height="1.142cm" svg:x="6.015cm" svg:y="1.476cm"><text:p text:style-name="P182"><text:span text:style-name="T25">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6.013cm" svg:y1="2.284cm" svg:x2="1.637cm" svg:y2="3.625cm"><text:p/></draw:line><draw:line draw:style-name="gr2" draw:text-style-name="P182" svg:x1="6.189cm" svg:y1="2.526cm" svg:x2="4.758cm" svg:y2="3.77cm"><text:p/></draw:line><draw:line draw:style-name="gr12" draw:text-style-name="P182" svg:x1="5.366cm" svg:y1="0.243cm" svg:x2="6.479cm" svg:y2="1.476cm"><text:p/></draw:line><draw:line draw:style-name="gr13" draw:text-style-name="P182" svg:x1="8.469cm" svg:y1="0.474cm" svg:x2="7.151cm" svg:y2="1.476cm"><text:p/></draw:line><draw:frame draw:style-name="gr11" draw:text-style-name="P190" svg:width="1.041cm" svg:height="0.68cm" svg:x="6.278cm" svg:y="0.243cm"><draw:text-box><text:p><text:span text:style-name="T186">...</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83" svg:width="1.384cm" svg:height="1.142cm" svg:x="12.254cm" svg:y="2.063cm"><text:p text:style-name="P182"><text:span text:style-name="T25">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2.256cm" svg:y1="3.034cm" svg:x2="11.423cm" svg:y2="4.313cm"><text:p/></draw:line><draw:line draw:style-name="gr2" draw:text-style-name="P182" svg:x1="13.524cm" svg:y1="3.078cm" svg:x2="14.3cm" svg:y2="4.295cm"><text:p/></draw:line><draw:custom-shape draw:style-name="gr3" draw:text-style-name="P183" svg:width="1.384cm" svg:height="1.142cm" svg:x="10.601cm" svg:y="4.312cm"><text:p text:style-name="P182"><text:span text:style-name="T25">x</text:span><text:span text:style-name="T18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384cm" svg:height="1.142cm" svg:x="13.609cm" svg:y="4.296cm"><text:p text:style-name="P182"><text:span text:style-name="T25">x</text:span><text:span text:style-name="T18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1.348cm" svg:y1="0.942cm" svg:x2="12.461cm" svg:y2="2.175cm"><text:p/></draw:line><draw:line draw:style-name="gr2" draw:text-style-name="P182" svg:x1="12.425cm" svg:y1="0.591cm" svg:x2="12.852cm" svg:y2="1.944cm"><text:p/></draw:line><draw:frame draw:style-name="gr11" draw:text-style-name="P189" svg:width="1.041cm" svg:height="0.68cm" svg:x="11.905cm" svg:y="0.797cm"><draw:text-box><text:p><text:span text:style-name="T185">...</text:span></text:p></draw:text-box></draw:frame><draw:line draw:style-name="gr13" draw:text-style-name="P182" svg:x1="15.043cm" svg:y1="1.226cm" svg:x2="13.725cm" svg:y2="2.228cm"><text:p/></draw:line><draw:line draw:style-name="gr12" draw:text-style-name="P182" svg:x1="13.133cm" svg:y1="0.573cm" svg:x2="13.17cm" svg:y2="1.972cm"><text:p/></draw:line><draw:frame draw:style-name="gr11" draw:text-style-name="P190" svg:width="1.041cm" svg:height="0.68cm" svg:x="13.464cm" svg:y="1.227cm"><draw:text-box><text:p><text:span text:style-name="T186">...</text:span></text:p></draw:text-box></draw:frame></draw:g></draw:g><text:soft-page-break/><text:span text:style-name="T80">Por ejemplo, si tenemos el árbol de la figura 4 (</text:span><text:span text:style-name="T38">F = xz + y</text:span><text:span text:style-name="T80">), tendremos varios vértices repetidos y redundantes. Si los eliminamos, obtendremos el siguiente árbol reducido:</text:span></text:p>
      <text:p text:style-name="P18"/>
      <text:h text:style-name="P103" text:outline-level="2"><draw:g text:anchor-type="paragraph" draw:z-index="23" draw:style-name="gr6"><draw:g draw:style-name="gr7"><draw:line draw:style-name="gr2" draw:text-style-name="P182" svg:x1="9.107cm" svg:y1="0.106cm" svg:x2="11.208cm" svg:y2="1.323cm"><text:p/></draw:line><draw:custom-shape draw:style-name="gr3" draw:text-style-name="P183" svg:width="1.384cm" svg:height="1.142cm" svg:x="7.724cm" svg:y="-0.748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7.61cm" svg:y1="0.056cm" svg:x2="5.5cm" svg:y2="1.204cm"><text:p/></draw:line><draw:custom-shape draw:style-name="gr57" draw:text-style-name="P185" svg:width="1.384cm" svg:height="1.142cm" svg:x="3.993cm" svg:y="1.205cm"><text:p text:style-name="P182"><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85" svg:width="1.384cm" svg:height="1.142cm" svg:x="11.003cm" svg:y="1.325cm"><text:p text:style-name="P182"><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82" svg:x1="5.189cm" svg:y1="2.237cm" svg:x2="6.732cm" svg:y2="3.221cm"><text:p/></draw:line><draw:line draw:style-name="gr4" draw:text-style-name="P182" svg:x1="4.388cm" svg:y1="2.346cm" svg:x2="3.57cm" svg:y2="3.096cm"><text:p/></draw:line><draw:custom-shape draw:style-name="gr3" draw:text-style-name="P182" svg:width="1.384cm" svg:height="1.142cm" svg:x="12.384cm" svg:y="3.096cm"><text:p text:style-name="P182"><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2.478cm" svg:y="3.096cm"><text:p text:style-name="P182"><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6" svg:width="1.384cm" svg:height="1.142cm" svg:x="6.733cm" svg:y="3.096cm"><text:p text:style-name="P182"><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82" svg:x1="11.001cm" svg:y1="1.718cm" svg:x2="8.114cm" svg:y2="3.425cm"><text:p/></draw:line><draw:line draw:style-name="gr4" draw:text-style-name="P182" svg:x1="12.386cm" svg:y1="2.235cm" svg:x2="12.908cm" svg:y2="3.186cm"><text:p/></draw:line><draw:line draw:style-name="gr2" draw:text-style-name="P182" svg:x1="12.296cm" svg:y1="3.574cm" svg:x2="8.193cm" svg:y2="3.835cm"><text:p/></draw:line><draw:path draw:style-name="gr4" draw:text-style-name="P182" svg:width="9.903cm" svg:height="2.108cm" svg:x="3.328cm" svg:y="4.373cm" svg:viewBox="0 0 9904 2109" svg:d="m9876 9c554 2348-7197 3221-9876-9"><text:p/></draw:path></draw:g><draw:frame draw:style-name="gr9" draw:text-style-name="P187" svg:width="4.141cm" svg:height="1.486cm" svg:x="6.912cm" svg:y="5.683cm"><draw:text-box><text:p text:style-name="P182"><text:span text:style-name="T47">Fig. 8</text:span></text:p></draw:text-box></draw:frame></draw:g><text:bookmark-start text:name="__RefHeading__3525_1497418583"/><text:span text:style-name="T74">O</text:span>rden de las variables<text:bookmark-end text:name="__RefHeading__3525_1497418583"/></text:h>
      <text:p text:style-name="P123">Como podemos ver, hablamos de que las variables tienen un orden entre ellas. <text:span text:style-name="T87">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20">De igual forma, hemos de respetar este orden en todas las ramas del árbol, o si no, podríamos encontrarnos con problemas a la hora de evaluar funciones o de reducir el árbol.</text:p>
      <text:p text:style-name="P121">Por ejemplo, supongamos la función <text:span text:style-name="T25">F=xz+y</text:span><text:span text:style-name="T51">, mostramos a continuación dos órdenes de los posibles,</text:span><text:span text:style-name="T25"> (x, y, z) </text:span><text:span text:style-name="T51">y en la imagen de la derecha</text:span><text:span text:style-name="T25"> (x, z, y)</text:span><text:span text:style-name="T51">:</text:span></text:p>
      <text:p text:style-name="P121"><draw:g text:anchor-type="paragraph" draw:z-index="21" draw:style-name="gr29"><draw:frame draw:style-name="gr30" draw:text-style-name="P197" svg:width="4.141cm" svg:height="0.676cm" svg:x="1.761cm" svg:y="10.322cm"><draw:text-box><text:p text:style-name="P192"><text:span text:style-name="T193">Fig. 9</text:span></text:p></draw:text-box></draw:frame><draw:line draw:style-name="gr31" draw:text-style-name="P198" svg:x1="4.101cm" svg:y1="1.322cm" svg:x2="4.901cm" svg:y2="3.022cm"><text:p/></draw:line><draw:custom-shape draw:style-name="gr32" draw:text-style-name="P199" svg:width="1.384cm" svg:height="1.142cm" svg:x="2.881cm" svg:y="0.213cm"><text:p text:style-name="P192"><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198" svg:x1="3.201cm" svg:y1="1.423cm" svg:x2="2.901cm" svg:y2="3.013cm"><text:p/></draw:line><draw:custom-shape draw:style-name="gr34" draw:text-style-name="P200" svg:width="1.384cm" svg:height="1.142cm" svg:x="0.002cm" svg:y="8.78cm"><text:p text:style-name="P192"><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00" svg:width="1.385cm" svg:height="1.142cm" svg:x="6.401cm" svg:y="8.823cm"><text:p text:style-name="P192"><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201" svg:width="1.385cm" svg:height="1.142cm" svg:x="2.016cm" svg:y="2.981cm"><text:p text:style-name="P192"><text:span text:style-name="T19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98" svg:x1="3.202cm" svg:y1="4.012cm" svg:x2="6.402cm" svg:y2="9.022cm"><text:p/></draw:line><draw:line draw:style-name="gr38" draw:text-style-name="P198" svg:x1="4.618cm" svg:y1="3.954cm" svg:x2="3.002cm" svg:y2="6.512cm"><text:p/></draw:line><draw:custom-shape draw:style-name="gr39" draw:text-style-name="P199" svg:width="1.385cm" svg:height="1.142cm" svg:x="4.401cm" svg:y="2.981cm"><text:p text:style-name="P192"><text:span text:style-name="T19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98" svg:x1="5.302cm" svg:y1="4.123cm" svg:x2="7.002cm" svg:y2="8.723cm"><text:p/></draw:line><draw:line draw:style-name="gr41" draw:text-style-name="P198" svg:x1="2.502cm" svg:y1="4.113cm" svg:x2="0.902cm" svg:y2="8.713cm"><text:p/></draw:line><draw:custom-shape draw:style-name="gr42" draw:text-style-name="P201" svg:width="1.385cm" svg:height="1.144cm" svg:x="2.101cm" svg:y="6.512cm"><text:p text:style-name="P192"><text:span text:style-name="T19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98" svg:x1="3.301cm" svg:y1="7.513cm" svg:x2="6.301cm" svg:y2="9.313cm"><text:p/></draw:line><draw:line draw:style-name="gr44" draw:text-style-name="P198" svg:x1="2.301cm" svg:y1="7.613cm" svg:x2="1.201cm" svg:y2="8.913cm"><text:p/></draw:line></draw:g><draw:g text:anchor-type="paragraph" draw:z-index="22" draw:style-name="gr29"><draw:frame draw:style-name="gr45" draw:text-style-name="P197" svg:width="4.141cm" svg:height="0.676cm" svg:x="9.883cm" svg:y="10.312cm"><draw:text-box><text:p text:style-name="P192"><text:span text:style-name="T193">Fig. 10</text:span></text:p></draw:text-box></draw:frame><draw:line draw:style-name="gr46" draw:text-style-name="P198" svg:x1="12.223cm" svg:y1="1.312cm" svg:x2="13.023cm" svg:y2="3.012cm"><text:p/></draw:line><draw:custom-shape draw:style-name="gr47" draw:text-style-name="P199" svg:width="1.384cm" svg:height="1.142cm" svg:x="11.003cm" svg:y="0.203cm"><text:p text:style-name="P192"><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198" svg:x1="11.324cm" svg:y1="1.412cm" svg:x2="10.524cm" svg:y2="5.112cm"><text:p/></draw:line><draw:custom-shape draw:style-name="gr49" draw:text-style-name="P200" svg:width="1.384cm" svg:height="1.142cm" svg:x="8.124cm" svg:y="8.77cm"><text:p text:style-name="P192"><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200" svg:width="1.385cm" svg:height="1.142cm" svg:x="14.523cm" svg:y="8.813cm"><text:p text:style-name="P192"><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201" svg:width="1.385cm" svg:height="1.144cm" svg:x="9.839cm" svg:y="5.112cm"><text:p text:style-name="P192"><text:span text:style-name="T19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198" svg:x1="11.124cm" svg:y1="6.112cm" svg:x2="14.524cm" svg:y2="9.012cm"><text:p/></draw:line><draw:line draw:style-name="gr53" draw:text-style-name="P198" svg:x1="10.04cm" svg:y1="6.154cm" svg:x2="9.024cm" svg:y2="8.812cm"><text:p/></draw:line><draw:custom-shape draw:style-name="gr54" draw:text-style-name="P199" svg:width="1.385cm" svg:height="1.142cm" svg:x="12.523cm" svg:y="2.971cm"><text:p text:style-name="P192"><text:span text:style-name="T1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198" svg:x1="13.424cm" svg:y1="4.112cm" svg:x2="15.124cm" svg:y2="8.712cm"><text:p/></draw:line><draw:line draw:style-name="gr56" draw:text-style-name="P198" svg:x1="12.524cm" svg:y1="3.712cm" svg:x2="11.024cm" svg:y2="5.212cm"><text:p/></draw:line></draw:g><text:soft-page-break/><text:span text:style-name="T51"/></text:p>
      <text:p text:style-name="P121"><text:span text:style-name="T51">El BDD de la figura 9</text:span><text:span text:style-name="T22">, que es el que tiene el orden (x, y, z) tiene un nodo más que el árbol de la figura 10, que es el que tiene el orden (x, z, y). Como podemos ver, el orden es determinante en cuanto al tamaño del árbol.</text:span></text:p>
      <text:p text:style-name="P122"><text:span text:style-name="T22">Por supuesto, en este </text:span><text:span text:style-name="T24">sencillo </text:span><text:span text:style-name="T22">ejemplo sólo </text:span><text:span text:style-name="T24">se incrementa de tamaño </text:span><text:span text:style-name="T22">el BDD un vértice, lo que no es mucho. Ahora bien, pensemos en el árbol para la </text:span><text:span text:style-name="T23">fórmula lógica </text:span><text:span text:style-name="T20">F=x</text:span><text:span text:style-name="T11">1</text:span><text:span text:style-name="T20">x</text:span><text:span text:style-name="T12">3</text:span><text:span text:style-name="T20">+x</text:span><text:span text:style-name="T11">2</text:span><text:span text:style-name="T20">x</text:span><text:span text:style-name="T11">4</text:span><text:span text:style-name="T23">. </text:span><text:span text:style-name="T24">Si suponemos que </text:span><text:span text:style-name="T23">el subíndice de cada variable indica su orden en el árbol, </text:span><text:span text:style-name="T24">obtendríamos un</text:span><text:span text:style-name="T23"> BDD </text:span><text:span text:style-name="T24">de 8 vértices. En cambio, si le dotamos de un orden algo más inteligente, siendo éste</text:span><text:span text:style-name="T23"> </text:span><text:span text:style-name="T21">(</text:span><text:span text:style-name="T20">x</text:span><text:span text:style-name="T11">1</text:span><text:span text:style-name="T21">, </text:span><text:span text:style-name="T20">x</text:span><text:span text:style-name="T12">3</text:span><text:span text:style-name="T21">, </text:span><text:span text:style-name="T20">x</text:span><text:span text:style-name="T11">2</text:span><text:span text:style-name="T21">, </text:span><text:span text:style-name="T20">x</text:span><text:span text:style-name="T11">4</text:span><text:span text:style-name="T21">)</text:span><text:span text:style-name="T24">, el BDD es de un tamaño de 6 vértices.</text:span></text:p>
      <text:p text:style-name="P126"><text:span text:style-name="T23">A </text:span><text:span text:style-name="T22">continuación se muestran los árboles gráficamente:</text:span></text:p>
      <text:p text:style-name="P121"><text:soft-page-break/><text:span text:style-name="T23"/></text:p>
      <text:p text:style-name="P121"><text:span text:style-name="T23"/></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6"><draw:g text:anchor-type="paragraph" draw:z-index="26" draw:style-name="gr58"><draw:custom-shape draw:style-name="gr85" draw:text-style-name="P199" svg:width="1.385cm" svg:height="1.142cm" svg:x="11.17cm" svg:y="0.445cm"><text:p text:style-name="P192"><text:span text:style-name="T194">x</text:span><text:span text:style-name="T1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201" svg:width="1.384cm" svg:height="1.144cm" svg:x="12.887cm" svg:y="2.544cm"><text:p text:style-name="P192"><text:span text:style-name="T196">x</text:span><text:span text:style-name="T1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198" svg:x1="12.271cm" svg:y1="1.487cm" svg:x2="13.371cm" svg:y2="2.587cm"><text:p/></draw:line><draw:custom-shape draw:style-name="gr88" draw:text-style-name="P199" svg:width="1.385cm" svg:height="1.142cm" svg:x="9.87cm" svg:y="4.844cm"><text:p text:style-name="P192"><text:span text:style-name="T194">x</text:span><text:span text:style-name="T1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199" svg:width="1.384cm" svg:height="1.142cm" svg:x="11.871cm" svg:y="6.844cm"><text:p text:style-name="P192"><text:span text:style-name="T194">x</text:span><text:span text:style-name="T19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198" svg:x1="11.071cm" svg:y1="5.887cm" svg:x2="12.171cm" svg:y2="6.987cm"><text:p/></draw:line><draw:custom-shape draw:style-name="gr91" draw:text-style-name="P200" svg:width="1.384cm" svg:height="1.144cm" svg:x="8.671cm" svg:y="10.002cm"><text:p text:style-name="P192"><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200" svg:width="1.385cm" svg:height="1.144cm" svg:x="15.07cm" svg:y="10.044cm"><text:p text:style-name="P192"><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198" svg:x1="13.971cm" svg:y1="3.586cm" svg:x2="15.771cm" svg:y2="9.986cm"><text:p/></draw:line><draw:line draw:style-name="gr94" draw:text-style-name="P198" svg:x1="13.071cm" svg:y1="7.887cm" svg:x2="15.371cm" svg:y2="10.187cm"><text:p/></draw:line><draw:line draw:style-name="gr95" draw:text-style-name="P198" svg:x1="11.571cm" svg:y1="1.586cm" svg:x2="10.571cm" svg:y2="4.786cm"><text:p/></draw:line><draw:line draw:style-name="gr96" draw:text-style-name="P198" svg:x1="12.771cm" svg:y1="3.287cm" svg:x2="10.971cm" svg:y2="4.887cm"><text:p/></draw:line><draw:line draw:style-name="gr97" draw:text-style-name="P198" svg:x1="10.271cm" svg:y1="5.986cm" svg:x2="9.471cm" svg:y2="9.886cm"><text:p/></draw:line><draw:line draw:style-name="gr98" draw:text-style-name="P198" svg:x1="11.971cm" svg:y1="7.887cm" svg:x2="9.771cm" svg:y2="9.987cm"><text:p/></draw:line><draw:frame draw:style-name="gr99" draw:text-style-name="P197" svg:width="4.142cm" svg:height="0.676cm" svg:x="10.528cm" svg:y="10.411cm"><draw:text-box><text:p text:style-name="P192"><text:span text:style-name="T193">Fig. 12</text:span></text:p></draw:text-box></draw:frame></draw:g><draw:g text:anchor-type="paragraph" draw:z-index="24" draw:style-name="gr58"><draw:frame draw:style-name="gr59" draw:text-style-name="P197" svg:width="4.142cm" svg:height="0.676cm" svg:x="1.924cm" svg:y="10.331cm"><draw:text-box><text:p text:style-name="P192"><text:span text:style-name="T193">Fig. 11</text:span></text:p></draw:text-box></draw:frame><draw:line draw:style-name="gr60" draw:text-style-name="P198" svg:x1="3.666cm" svg:y1="1.306cm" svg:x2="4.766cm" svg:y2="2.406cm"><text:p/></draw:line><draw:custom-shape draw:style-name="gr61" draw:text-style-name="P199" svg:width="1.384cm" svg:height="1.142cm" svg:x="2.466cm" svg:y="0.307cm"><text:p text:style-name="P192"><text:span text:style-name="T194">x</text:span><text:span text:style-name="T1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198" svg:x1="2.466cm" svg:y1="1.206cm" svg:x2="1.666cm" svg:y2="2.306cm"><text:p/></draw:line><draw:custom-shape draw:style-name="gr63" draw:text-style-name="P200" svg:width="1.384cm" svg:height="1.142cm" svg:x="0.266cm" svg:y="10.123cm"><text:p text:style-name="P192"><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200" svg:width="1.385cm" svg:height="1.144cm" svg:x="6.665cm" svg:y="10.164cm"><text:p text:style-name="P192"><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201" svg:width="1.385cm" svg:height="1.144cm" svg:x="3.28cm" svg:y="4.263cm"><text:p text:style-name="P192"><text:span text:style-name="T196">x</text:span><text:span text:style-name="T1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198" svg:x1="4.465cm" svg:y1="3.506cm" svg:x2="4.065cm" svg:y2="4.306cm"><text:p/></draw:line><draw:custom-shape draw:style-name="gr67" draw:text-style-name="P199" svg:width="1.384cm" svg:height="1.144cm" svg:x="4.182cm" svg:y="2.406cm"><text:p text:style-name="P192"><text:span text:style-name="T194">x</text:span><text:span text:style-name="T1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198" svg:x1="5.966cm" svg:y1="5.406cm" svg:x2="7.266cm" svg:y2="10.006cm"><text:p/></draw:line><draw:custom-shape draw:style-name="gr69" draw:text-style-name="P199" svg:width="1.385cm" svg:height="1.142cm" svg:x="3.081cm" svg:y="7.407cm"><text:p text:style-name="P192"><text:span text:style-name="T194">x</text:span><text:span text:style-name="T19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198" svg:x1="5.366cm" svg:y1="5.306cm" svg:x2="3.866cm" svg:y2="7.406cm"><text:p/></draw:line><draw:custom-shape draw:style-name="gr71" draw:text-style-name="P201" svg:width="1.384cm" svg:height="1.144cm" svg:x="5.066cm" svg:y="4.263cm"><text:p text:style-name="P192"><text:span text:style-name="T196">x</text:span><text:span text:style-name="T19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198" svg:x1="5.166cm" svg:y1="3.506cm" svg:x2="5.566cm" svg:y2="4.306cm"><text:p/></draw:line><draw:line draw:style-name="gr73" draw:text-style-name="P198" svg:x1="3.165cm" svg:y1="8.406cm" svg:x2="1.265cm" svg:y2="10.106cm"><text:p/></draw:line><draw:line draw:style-name="gr74" draw:text-style-name="P198" svg:x1="4.266cm" svg:y1="8.406cm" svg:x2="6.766cm" svg:y2="10.306cm"><text:p/></draw:line><draw:custom-shape draw:style-name="gr75" draw:text-style-name="P199" svg:width="1.384cm" svg:height="1.144cm" svg:x="0.866cm" svg:y="2.305cm"><text:p text:style-name="P192"><text:span text:style-name="T194">x</text:span><text:span text:style-name="T1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198" svg:x1="4.365cm" svg:y1="5.406cm" svg:x2="7.265cm" svg:y2="10.006cm"><text:p/></draw:line><draw:line draw:style-name="gr77" draw:text-style-name="P198" svg:x1="1.365cm" svg:y1="3.506cm" svg:x2="0.765cm" svg:y2="10.006cm"><text:p/></draw:line><draw:line draw:style-name="gr78" draw:text-style-name="P198" svg:x1="3.666cm" svg:y1="5.406cm" svg:x2="1.066cm" svg:y2="9.906cm"><text:p/></draw:line><draw:line draw:style-name="gr79" draw:text-style-name="P198" svg:x1="1.866cm" svg:y1="3.406cm" svg:x2="3.566cm" svg:y2="7.406cm"><text:p/></draw:line></draw:g><text:span text:style-name="T51"> </text:span></text:p>
      <text:p text:style-name="P127"><text:span text:style-name="T24">N</text:span><text:span text:style-name="T22">otemos cómo se puede pasar de un número de nodos exponencial a uno lineal simplemente cambiando el orden a las variables.</text:span></text:p>
      <text:p text:style-name="P127"><text:span text:style-name="T22">De hecho, la mayoría de las estrategias de optimización tratan de encontrar órdenes que reduzcan el tamaño del árbol.</text:span></text:p>
      <text:h text:style-name="P102" text:outline-level="2"><text:bookmark-start text:name="__RefHeading__4527_1570387257"/>Definición<text:bookmark-end text:name="__RefHeading__4527_1570387257"/></text:h>
      <text:p text:style-name="P23">Ahora que tenemos ciertos conceptos, vamos a dar una definición de lo que es un ROBDD.</text:p>
      <text:p text:style-name="P23"><text:soft-page-break/>Un árbol binario de decisión es un grafo dirigido acíclico con un <text:span text:style-name="T85">vértice como</text:span> raíz.</text:p>
      <text:p text:style-name="P24">Cada vértice tiene los siguientes atributos <text:span text:style-name="T25">v = {id:</text:span><text:span text:style-name="T33">Int</text:span><text:span text:style-name="T25">, </text:span><text:span text:style-name="T34">var:Variable,</text:span><text:span text:style-name="T25"> low:</text:span><text:span text:style-name="T33">Vertex</text:span><text:span text:style-name="T25">, high:</text:span><text:span text:style-name="T33">Vertex</text:span><text:span text:style-name="T25">}</text:span><text:span text:style-name="T51">.</text:span></text:p>
      <text:list xml:id="list6771340833851853803" text:style-name="L168">
        <text:list-item>
          <text:p text:style-name="P112"><text:span text:style-name="T25">id</text:span><text:span text:style-name="T51">: identificador del vértice. Número entero mayor que cero. </text:span><text:span text:style-name="T55">Nos servirá para identificar cada vértice y distinguirlo del resto.</text:span></text:p>
        </text:list-item>
        <text:list-item>
          <text:p text:style-name="P112"><text:span text:style-name="T25">var</text:span><text:span text:style-name="T51">: variable que está asociada con el vértice. Como hemos visto antes, cada nivel de vértices tiene asociada una variable. Las variables se numeran como enteros mayores que cero </text:span><text:span text:style-name="T54">indicando de esta forma el orden que tienen en el árbol, esto es </text:span><text:span text:style-name="T36">var</text:span><text:span text:style-name="T10">i</text:span><text:span text:style-name="T54"> precede a </text:span><text:span text:style-name="T36">var</text:span><text:span text:style-name="T10">j</text:span><text:span text:style-name="T54"> si y solamente si </text:span><text:span text:style-name="T36">var</text:span><text:span text:style-name="T10">i </text:span><text:span text:style-name="T36">&lt; var</text:span><text:span text:style-name="T10">j</text:span></text:p>
        </text:list-item>
        <text:list-item>
          <text:p text:style-name="P112"><text:span text:style-name="T25">low</text:span><text:span text:style-name="T51">: referencia al vértice que se toma cuando se la ruta toma el valor 0 para el vértice actual.</text:span></text:p>
        </text:list-item>
        <text:list-item>
          <text:p text:style-name="P112"><text:span text:style-name="T25">high</text:span><text:span text:style-name="T51">: referencia al vértice que se toma cuando se la ruta toma el valor 1 para el vértice actual.</text:span></text:p>
        </text:list-item>
      </text:list>
      <text:p text:style-name="P47">No se permiten ciclos en el árbol, esto es,</text:p>
      <text:p text:style-name="P26"><text:span text:style-name="T86">Para todo vértice v, </text:span>v.low = u ↔ v.var &lt; u.var<text:note text:id="ftn2" text:note-class="footnote"><text:note-citation>3</text:note-citation><text:note-body><text:p text:style-name="P83">En este documento usaremos la notación orientada a objetos para indicar que la propiedad pertenece al objeto, de manera que <text:span text:style-name="T25">v.var</text:span> indica la variable del vértice <text:span text:style-name="T25">v</text:span>.</text:p></text:note-body></text:note></text:p>
      <text:p text:style-name="P25"><text:span text:style-name="T52">A </text:span><text:span text:style-name="T25">low</text:span><text:span text:style-name="T51"> y </text:span><text:span text:style-name="T25">high</text:span><text:span text:style-name="T51"> se le llama los descendientes de cada vértice y cumplen las siguientes propiedades:</text:span></text:p>
      <text:p text:style-name="P27"><text:span text:style-name="T51">Sean </text:span><text:span text:style-name="T25">v</text:span><text:span text:style-name="T51"> y </text:span><text:span text:style-name="T25">u</text:span><text:span text:style-name="T51"> vértices del árbol.</text:span></text:p>
      <text:list xml:id="list3857423205445293065" text:style-name="L169">
        <text:list-item>
          <text:p text:style-name="P114">v.low != v.<text:span text:style-name="T85">high</text:span></text:p>
        </text:list-item>
        <text:list-item>
          <text:p text:style-name="P113"><text:span text:style-name="T25">v.low = u.low </text:span><text:span text:style-name="T51">AND</text:span><text:span text:style-name="T25"> v.high = u.high </text:span><text:span text:style-name="T51">AND</text:span><text:span text:style-name="T25"> v.var = u.var </text:span><text:span text:style-name="T35">↔ v = u</text:span><text:span text:style-name="T53"> </text:span></text:p>
        </text:list-item>
      </text:list>
      <text:p text:style-name="P48">Existen unos vértices especiales constantes:</text:p>
      <text:list xml:id="list7097358130278381632" text:style-name="L170">
        <text:list-item>
          <text:p text:style-name="P115"><text:span text:style-name="T58">1</text:span><text:span text:style-name="T51">: {</text:span><text:span text:style-name="T25">id=1</text:span><text:span text:style-name="T51">, </text:span><text:span text:style-name="T25">low=null</text:span><text:span text:style-name="T51">, </text:span><text:span text:style-name="T25">high=null</text:span><text:span text:style-name="T51">}</text:span></text:p>
        </text:list-item>
        <text:list-item>
          <text:p text:style-name="P115"><text:span text:style-name="T58">0</text:span><text:span text:style-name="T51">: {id=0, </text:span><text:span text:style-name="T25">low=null</text:span><text:span text:style-name="T51">, </text:span><text:span text:style-name="T25">high=null</text:span><text:span text:style-name="T51">}</text:span></text:p>
        </text:list-item>
      </text:list>
      <text:p text:style-name="P79"><text:span text:style-name="T51">Estos vértices constantes no tienen descendientes, de ahí que sus atributos </text:span><text:span text:style-name="T25">low</text:span><text:span text:style-name="T51"> y </text:span><text:span text:style-name="T25">high </text:span><text:span text:style-name="T51">tomen el valor </text:span><text:span text:style-name="T25">null</text:span><text:span text:style-name="T51">.</text:span><text:span text:style-name="T57"> </text:span></text:p>
      <text:h text:style-name="Heading_20_2" text:outline-level="2"><text:bookmark-start text:name="__RefHeading__4478_1570387257"/>Operaciones <text:bookmark-end text:name="__RefHeading__4478_1570387257"/></text:h>
      <text:p text:style-name="P54"><text:span text:style-name="T113">Los</text:span> árboles de decisión tienen una serie de operaciones <text:span text:style-name="T111">propias [Bryant1992], [Somenzi]. Nosotros hemos implementado las que nos parecían más importantes. Obviamente la creación, </text:span><text:span text:style-name="T44">Apply</text:span><text:span text:style-name="T111"> y la restricción. Si se desea otra operación, dada la naturaleza abierta de la librería animo al lector a estudiar la implementación de otras operaciones.</text:span></text:p>
      <text:h text:style-name="Heading_20_3" text:outline-level="3"><text:bookmark-start text:name="__RefHeading__2927_162003428"/><text:span text:style-name="T111">C</text:span>reación<text:bookmark-end text:name="__RefHeading__2927_162003428"/></text:h>
      <text:p text:style-name="P77">Normalmente los autores tal y como ocurre en [Bryant1992][Andersen1999] hacen uso de dos estructuras de datos:</text:p>
      <text:p text:style-name="P77">La tabla de vértices en la que un índice nos da la tripleta: <text:span text:style-name="T25">variable</text:span>, <text:span text:style-name="T25">low</text:span> y <text:span text:style-name="T25">high</text:span>. Normalmente a esta tabla se la suele llamar <text:span text:style-name="T25">T</text:span>.</text:p>
      <text:p text:style-name="P78">Por ejemplo, para el árbol <text:span text:style-name="T25">F = x</text:span><text:span text:style-name="T13">1</text:span><text:span text:style-name="T43">x</text:span><text:span text:style-name="T13">3</text:span><text:span text:style-name="T25">+ </text:span><text:span text:style-name="T43">x</text:span><text:span text:style-name="T13">2</text:span></text:p>
      <text:p text:style-name="P78"><text:soft-page-break/><text:span text:style-name="T129">T</text:span>endríamos <text:span text:style-name="T129">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P116"/>
      <text:p text:style-name="P78"><text:span text:style-name="T170">Y el siguiente árbol su</text:span> tabla T:</text:p>
      <text:p text:style-name="P77"><draw:g text:anchor-type="paragraph" draw:z-index="17" draw:style-name="gr27"><draw:g draw:style-name="gr7"><draw:frame draw:style-name="gr11" draw:text-style-name="P187" svg:width="3.525cm" svg:height="0.68cm" svg:x="2.635cm" svg:y="8.722cm"><draw:text-box><text:p text:style-name="P182"><text:span text:style-name="T47">Fig. 9</text:span></text:p></draw:text-box></draw:frame><draw:g draw:style-name="gr7"><draw:line draw:style-name="gr15" draw:text-style-name="P191" svg:x1="4.736cm" svg:y1="1.478cm" svg:x2="5.39cm" svg:y2="2.991cm"><text:p/></draw:line><draw:custom-shape draw:style-name="gr16" draw:text-style-name="P193" svg:width="1.384cm" svg:height="1.142cm" svg:x="3.515cm" svg:y="0.369cm"><text:p text:style-name="P192"><text:span text:style-name="T187">x</text:span><text:span text:style-name="T19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91" svg:x1="3.791cm" svg:y1="1.51cm" svg:x2="3.101cm" svg:y2="2.888cm"><text:p/></draw:line><draw:custom-shape draw:style-name="gr18" draw:text-style-name="P193" svg:width="1.384cm" svg:height="1.144cm" svg:x="4.826cm" svg:y="2.991cm"><text:p text:style-name="P192"><text:span text:style-name="T187">x</text:span><text:span text:style-name="T19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94" svg:width="1.384cm" svg:height="1.142cm" svg:x="1.702cm" svg:y="7.281cm"><text:p text:style-name="P192"><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94" svg:width="1.384cm" svg:height="1.142cm" svg:x="5.838cm" svg:y="7.378cm"><text:p text:style-name="P192"><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95" svg:width="1.384cm" svg:height="1.144cm" svg:x="2.407cm" svg:y="2.887cm"><text:p text:style-name="P192"><text:span text:style-name="T189">x</text:span><text:span text:style-name="T19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91" svg:x1="3.505cm" svg:y1="4.031cm" svg:x2="6.361cm" svg:y2="7.379cm"><text:p/></draw:line><draw:line draw:style-name="gr22" draw:text-style-name="P191" svg:x1="2.838cm" svg:y1="4.031cm" svg:x2="2.148cm" svg:y2="7.282cm"><text:p/></draw:line><draw:line draw:style-name="gr15" draw:text-style-name="P191" svg:x1="5.836cm" svg:y1="4.134cm" svg:x2="6.524cm" svg:y2="7.267cm"><text:p/></draw:line><draw:line draw:style-name="gr22" draw:text-style-name="P191" svg:x1="5.191cm" svg:y1="4.05cm" svg:x2="4.032cm" svg:y2="5.519cm"><text:p/></draw:line><draw:custom-shape draw:style-name="gr18" draw:text-style-name="P195" svg:width="1.384cm" svg:height="1.144cm" svg:x="2.915cm" svg:y="5.519cm"><text:p text:style-name="P192"><text:span text:style-name="T189">x</text:span><text:span text:style-name="T19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91" svg:x1="3.222cm" svg:y1="6.663cm" svg:x2="2.635cm" svg:y2="7.282cm"><text:p/></draw:line><draw:line draw:style-name="gr21" draw:text-style-name="P191"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Id vértice</text:p>
          </table:table-cell>
          <table:table-cell table:style-name="Tabla6.A1" office:value-type="string">
            <text:p text:style-name="P90">Variable</text:p>
          </table:table-cell>
          <table:table-cell table:style-name="Tabla6.A1" office:value-type="string">
            <text:p text:style-name="P90">Id vértice <text:span text:style-name="T25">low</text:span></text:p>
          </table:table-cell>
          <table:table-cell table:style-name="Tabla6.D1" office:value-type="string">
            <text:p text:style-name="P90">Id vértice <text:span text:style-name="T25">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2</text:p>
          </table:table-cell>
          <table:table-cell table:style-name="Tabla6.A2" office:value-type="string">
            <text:p text:style-name="P91">3</text:p>
          </table:table-cell>
          <table:table-cell table:style-name="Tabla6.A2" office:value-type="string">
            <text:p text:style-name="P91">0</text:p>
          </table:table-cell>
          <table:table-cell table:style-name="Tabla6.D2" office:value-type="string">
            <text:p text:style-name="P91">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91">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91">1</text:p>
          </table:table-cell>
          <table:table-cell table:style-name="Tabla6.A2" office:value-type="string">
            <text:p text:style-name="P91">3</text:p>
          </table:table-cell>
          <table:table-cell table:style-name="Tabla6.D2" office:value-type="string">
            <text:p text:style-name="P91">4</text:p>
          </table:table-cell>
        </table:table-row>
      </table:table>
      <text:p text:style-name="P77"/>
      <text:p text:style-name="P77"/>
      <text:p text:style-name="P77"/>
      <text:p text:style-name="P77"/>
      <text:p text:style-name="P77"/>
      <text:p text:style-name="P77"/>
      <text:p text:style-name="P80">En la tabla <text:span text:style-name="T25">T</text:span>, podemos ver como a los nodos hoja <text:span text:style-name="T25">true</text:span> y <text:span text:style-name="T25">false</text:span> le asignamos de forma arbitraria los identificadores 0 y 1 y obviamente sin variable ni descendientes. El resto de nodos se va asignando de abajo a arriba (veremos más adelante cómo se genera un árbol con la operación <text:span text:style-name="T25">Apply</text:span>), <text:span text:style-name="T130">aunque en realidad, el identificador da igual, lo que nos tiene que interesar es que esa tabla contiene la estructura arbórea y la asociación entre vértices y variables.</text:span></text:p>
      <text:p text:style-name="P81"><text:span text:style-name="T130">D</text:span>e esta forma, gracias a esta tabla <text:span text:style-name="T25">T</text:span> podemos extraer de forma eficiente qué variable tiene el nodo y sus descendientes. Ahora bien, tal y como hemos visto antes, hablamos mucho de unicidad de nodo en cuanto a que sólo existe un nodo con la misma variable, <text:span text:style-name="T25">low</text:span> y <text:span text:style-name="T25">high</text:span>. Por tanto usaremos una tabla inversa para poder obtener y comprobar que efectivamente sólo hay un único vértice con una variable y unos valores de <text:span text:style-name="T25">low</text:span> y <text:span text:style-name="T25">high</text:span> determinados. A esta tabla inversa la podemos llamar <text:span text:style-name="T25">H</text:span>.</text:p>
      <text:p text:style-name="P133">La tabla <text:span text:style-name="T25">H</text:span> es una tabla que dada la variable, y valores <text:span text:style-name="T25">low</text:span> y <text:span text:style-name="T25">high</text:span> obtiene el vértice o nos informa de que no existe en tiempo constante.</text:p>
      <text:p text:style-name="P127">A partir de este momento, la construcción sigue un proceso recursivo basado en la expansión de Shannon [Andersen1999]. <text:span text:style-name="T139">Mostramos su pseudocódigo a continuación</text:span>:</text:p>
      <text:p text:style-name="P134"><text:span text:style-name="Source_20_Text"/></text:p>
      <text:p text:style-name="P134"><text:span text:style-name="Source_20_Text"># Obtiene un nuevo vértice</text:span></text:p>
      <text:p text:style-name="P134"><text:span text:style-name="Source_20_Text">mk(variable, low, high):</text:span></text:p>
      <text:p text:style-name="P128"><text:span text:style-name="Source_20_Text"><text:s text:c="8"/></text:span><text:span text:style-name="Source_20_Text"><text:span text:style-name="T134"># Si ambos descendientes son iguales, no creamos un nuevo vértices</text:span></text:span></text:p>
      <text:p text:style-name="P128"><text:span text:style-name="Source_20_Text"><text:s text:c="8"/></text:span><text:span text:style-name="Source_20_Text"><text:span text:style-name="T134"># devolvemos uno de ellos</text:span></text:span></text:p>
      <text:p text:style-name="P128"><text:soft-page-break/><text:span text:style-name="Source_20_Text"><text:s text:c="8"/></text:span><text:span text:style-name="Source_20_Text"><text:span text:style-name="T134">if low == high:</text:span></text:span></text:p>
      <text:p text:style-name="P128"><text:span text:style-name="Source_20_Text"><text:s text:c="16"/></text:span><text:span text:style-name="Source_20_Text"><text:span text:style-name="T134">return low</text:span></text:span></text:p>
      <text:p text:style-name="P128"><text:span text:style-name="Source_20_Text"><text:s text:c="8"/></text:span><text:span text:style-name="Source_20_Text"><text:span text:style-name="T134"># Si existe el vértice con la misma variable y descendientes</text:span></text:span></text:p>
      <text:p text:style-name="P128"><text:span text:style-name="Source_20_Text"><text:s text:c="8"/></text:span><text:span text:style-name="Source_20_Text"><text:span text:style-name="T134"># Lo devolvemos</text:span></text:span></text:p>
      <text:p text:style-name="P128"><text:span text:style-name="Source_20_Text"><text:s text:c="8"/></text:span><text:span text:style-name="Source_20_Text"><text:span text:style-name="T134">if H[variable, low, high] != null:</text:span></text:span></text:p>
      <text:p text:style-name="P128"><text:span text:style-name="Source_20_Text"><text:s text:c="16"/></text:span><text:span text:style-name="Source_20_Text"><text:span text:style-name="T134">return H[variable, low, high]</text:span></text:span></text:p>
      <text:p text:style-name="P130"><text:span text:style-name="Source_20_Text"><text:s text:c="8"/></text:span><text:span text:style-name="Source_20_Text"><text:span text:style-name="T136"># Es un nuevo vértice</text:span></text:span></text:p>
      <text:p text:style-name="P130"><text:span text:style-name="Source_20_Text"><text:s text:c="8"/></text:span><text:span text:style-name="Source_20_Text"><text:span text:style-name="T136">v = Vertex(variable, low, high)</text:span></text:span></text:p>
      <text:p text:style-name="P130"><text:span text:style-name="Source_20_Text"><text:s text:c="8"/></text:span><text:span text:style-name="Source_20_Text"><text:span text:style-name="T136">H[variable, low, high] = v</text:span></text:span></text:p>
      <text:p text:style-name="P131"><text:span text:style-name="Source_20_Text"><text:s text:c="8"/></text:span><text:span text:style-name="Source_20_Text"><text:span text:style-name="T137"># Añadimos el vértice v a la tabla T con un id único</text:span></text:span></text:p>
      <text:p text:style-name="P131"><text:span text:style-name="Source_20_Text"><text:s text:c="8"/></text:span><text:span text:style-name="Source_20_Text"><text:span text:style-name="T137">T[T.getNewKey()] = v</text:span></text:span></text:p>
      <text:p text:style-name="P132"><text:span text:style-name="Source_20_Text"><text:s text:c="8"/></text:span><text:span text:style-name="Source_20_Text"><text:span text:style-name="T138">return v</text:span></text:span></text:p>
      <text:p text:style-name="P128"><text:span text:style-name="Source_20_Text"><text:span text:style-name="T134"/></text:span></text:p>
      <text:p text:style-name="P127"><text:span text:style-name="Source_20_Text"># Construye cada uno de los niveles del árbol</text:span></text:p>
      <text:p text:style-name="P129"><text:span text:style-name="Source_20_Text"><text:span text:style-name="T135"># Nótese que cada nivel es en realidad una variable</text:span></text:span></text:p>
      <text:p text:style-name="P127"><text:span text:style-name="Source_20_Text">build(formula, level):</text:span></text:p>
      <text:p text:style-name="P127"><text:span text:style-name="Source_20_Text"><text:s text:c="8"/>if level &gt; n:</text:span></text:p>
      <text:p text:style-name="P127"><text:span text:style-name="Source_20_Text"><text:s text:c="16"/>if t == False</text:span></text:p>
      <text:p text:style-name="P127"><text:span text:style-name="Source_20_Text"><text:s text:c="24"/>return 0</text:span></text:p>
      <text:p text:style-name="P127"><text:span text:style-name="Source_20_Text"><text:s text:c="16"/>return 1</text:span></text:p>
      <text:p text:style-name="P127"><text:span text:style-name="Source_20_Text"><text:s text:c="8"/>else:</text:span></text:p>
      <text:p text:style-name="P127"><text:span text:style-name="Source_20_Text"><text:s text:c="16"/># Obtiene el vértice low del nuevo vértice</text:span></text:p>
      <text:p text:style-name="P127"><text:span text:style-name="Source_20_Text"><text:s text:c="16"/>low = build(formula(x[level]=0), level+1)</text:span></text:p>
      <text:p text:style-name="P127"><text:span text:style-name="Source_20_Text"><text:s text:c="16"/># Obtiene el vértice high del nuevo vértice</text:span></text:p>
      <text:p text:style-name="P127"><text:span text:style-name="Source_20_Text"><text:s text:c="16"/>high = build(formula(x[level]=1), level+1)</text:span></text:p>
      <text:p text:style-name="P127"><text:span text:style-name="Source_20_Text"><text:s text:c="16"/># Nuevo vértice</text:span></text:p>
      <text:p text:style-name="P127"><text:span text:style-name="Source_20_Text"><text:s text:c="16"/>return mk(level, low, high)</text:span></text:p>
      <text:p text:style-name="P127"><text:span text:style-name="Source_20_Text"/></text:p>
      <text:p text:style-name="P127"><text:span text:style-name="Source_20_Text"># Llamada inicial</text:span></text:p>
      <text:p text:style-name="P127"><text:span text:style-name="Source_20_Text">buildBDD(formula):</text:span></text:p>
      <text:p text:style-name="P127"><text:span text:style-name="Source_20_Text"><text:s text:c="16"/>return build(formula, 1)</text:span></text:p>
      <text:p text:style-name="P127"/>
      <text:p text:style-name="P135">Nótese que en la construcción en el paquete software este es uno de los métodos de construcción de árboles, siendo el otro el uso del algoritmo <text:span text:style-name="T25">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37">El algoritmo <text:span text:style-name="T42">Apply</text:span><text:span text:style-name="T140"> </text:span>que permite ejecutar una operación binaria lógica entre dos árboles BDD <text:s/>fue detallada en [B<text:span text:style-name="T128">ryant</text:span>1986].</text:p>
      <text:p text:style-name="P138"><text:soft-page-break/>En este algoritmo se va construyendo de forma recursiva gracias a la siguiente propiedad de la expansión de Shannon:</text:p>
      <text:p text:style-name="P138"/>
      <text:p text:style-name="P12">Nuestro pseudocódigo es el siguiente:</text:p>
      <text:p text:style-name="P12"/>
      <text:p text:style-name="P10"><text:span text:style-name="Source_20_Text"># </text:span><text:span text:style-name="Source_20_Text"><text:span text:style-name="T67">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68">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68">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69">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69">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70">Clave h</text:span></text:span><text:span text:style-name="Source_20_Text">ash </text:span><text:span text:style-name="Source_20_Text"><text:span text:style-name="T70">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70">e</text:span></text:span><text:span text:style-name="Source_20_Text">s </text:span><text:span text:style-name="Source_20_Text"><text:span text:style-name="T70">la operación boolean entre dos vértices hoja</text:span></text:span></text:p>
      <text:p text:style-name="P10"><text:span text:style-name="Source_20_Text"><text:s text:c="16"/># </text:span><text:span text:style-name="Source_20_Text"><text:span text:style-name="T70">(que pueden ser true o false)</text:span></text:span></text:p>
      <text:p text:style-name="P10"><text:soft-page-break/><text:span text:style-name="Source_20_Text"><text:s text:c="12"/>if(op(v1,v2)):</text:span></text:p>
      <text:p text:style-name="P10"><text:span text:style-name="Source_20_Text"><text:s text:c="16"/>return True # </text:span><text:span text:style-name="Source_20_Text"><text:span text:style-name="T71">Vértice con el valor true</text:span></text:span></text:p>
      <text:p text:style-name="P10"><text:span text:style-name="Source_20_Text"><text:s text:c="12"/>return False <text:s/># </text:span><text:span text:style-name="Source_20_Text"><text:span text:style-name="T71">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82">#</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82">#</text:span></text:span><text:span text:style-name="Source_20_Text"> </text:span><text:span text:style-name="Source_20_Text"><text:span text:style-name="T72">Respeta la propiedad de no-redundancia</text:span></text:span><text:span text:style-name="Source_20_Text">:</text:span></text:p>
      <text:p text:style-name="P10"><text:span text:style-name="Source_20_Text"><text:s text:c="8"/></text:span><text:span text:style-name="Source_20_Text"><text:span text:style-name="T82">#</text:span></text:span><text:span text:style-name="Source_20_Text"> "</text:span><text:span text:style-name="Source_20_Text"><text:span text:style-name="T77">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82">#</text:span></text:span><text:span text:style-name="Source_20_Text"> </text:span><text:span text:style-name="Source_20_Text"><text:span text:style-name="T77">Respeta la propiedad de unicidad</text:span></text:span><text:span text:style-name="Source_20_Text">:</text:span></text:p>
      <text:p text:style-name="P10"><text:span text:style-name="Source_20_Text"><text:s text:c="8"/></text:span><text:span text:style-name="Source_20_Text"><text:span text:style-name="T82">#</text:span></text:span><text:span text:style-name="Source_20_Text"> "</text:span><text:span text:style-name="Source_20_Text"><text:span text:style-name="T77">Ningún vértice ha de tener la misma variable y vértices</text:span></text:span></text:p>
      <text:p text:style-name="P10"><text:span text:style-name="Source_20_Text"><text:s text:c="8"/></text:span><text:span text:style-name="Source_20_Text"><text:span text:style-name="T82">#</text:span></text:span><text:span text:style-name="Source_20_Text"> low </text:span><text:span text:style-name="Source_20_Text"><text:span text:style-name="T77">y</text:span></text:span><text:span text:style-name="Source_20_Text"> high </text:span><text:span text:style-name="Source_20_Text"><text:span text:style-name="T77">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78">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78">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oft-page-break/><text:span text:style-name="Source_20_Text"><text:s text:c="6"/># </text:span><text:span text:style-name="Source_20_Text"><text:span text:style-name="T79">Llenar la tabla hash T que contiene el nuevo árbol</text:span></text:span></text:p>
      <text:p text:style-name="P19"><text:span text:style-name="Source_20_Text"><text:span text:style-name="T79"><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78">Construcción del nuevo BDD</text:span></text:span></text:p>
      <text:p text:style-name="P10"><text:span text:style-name="Source_20_Text"><text:s text:c="6"/></text:span><text:span text:style-name="Source_20_Text"><text:span text:style-name="T78">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49"><text:span text:style-name="T114">En [Bryant1992], Randal Bryant define e</text:span>sta operación <text:span text:style-name="T114">de manipulación de árboles binarios de decisión que <text:s/></text:span>asigna valores booleanos a algunas variables, de esta forma restringiendo la ruta desde la raíz del árbol y obteniendo un nuevo árbol de menor tamaño.</text:p>
      <text:p text:style-name="P55">De forma gráfica podríamos verlo más fácilmente:</text:p>
      <text:p text:style-name="P55">Supongamos el árbol <text:span text:style-name="T25">F = x+yz</text:span></text:p>
      <text:p text:style-name="P55"><draw:g text:anchor-type="paragraph" draw:z-index="6" draw:style-name="gr6"><draw:g draw:style-name="gr7"><draw:line draw:style-name="gr15" draw:text-style-name="P191" svg:x1="8.888cm" svg:y1="1.203cm" svg:x2="10.488cm" svg:y2="5.403cm"><text:p/></draw:line><draw:custom-shape draw:style-name="gr16" draw:text-style-name="P193" svg:width="1.384cm" svg:height="1.142cm" svg:x="7.668cm" svg:y="0.095cm"><text:p text:style-name="P192"><text:span text:style-name="T18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91" svg:x1="7.553cm" svg:y1="0.898cm" svg:x2="6.288cm" svg:y2="1.604cm"><text:p/></draw:line><draw:custom-shape draw:style-name="gr18" draw:text-style-name="P193" svg:width="1.384cm" svg:height="1.144cm" svg:x="5.089cm" svg:y="1.462cm"><text:p text:style-name="P192"><text:span text:style-name="T18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91" svg:x1="6.288cm" svg:y1="2.503cm" svg:x2="6.888cm" svg:y2="3.303cm"><text:p/></draw:line><draw:line draw:style-name="gr20" draw:text-style-name="P191" svg:x1="5.389cm" svg:y1="2.603cm" svg:x2="4.489cm" svg:y2="5.303cm"><text:p/></draw:line><draw:custom-shape draw:style-name="gr16" draw:text-style-name="P194" svg:width="1.384cm" svg:height="1.142cm" svg:x="3.789cm" svg:y="5.404cm"><text:p text:style-name="P192"><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94" svg:width="1.384cm" svg:height="1.142cm" svg:x="9.889cm" svg:y="5.505cm"><text:p text:style-name="P192"><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95" svg:width="1.384cm" svg:height="1.144cm" svg:x="6.389cm" svg:y="3.362cm"><text:p text:style-name="P192"><text:span text:style-name="T1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91" svg:x1="7.588cm" svg:y1="4.304cm" svg:x2="9.988cm" svg:y2="5.604cm"><text:p/></draw:line><draw:line draw:style-name="gr22" draw:text-style-name="P191" svg:x1="6.588cm" svg:y1="4.404cm" svg:x2="5.088cm" svg:y2="5.504cm"><text:p/></draw:line></draw:g><draw:frame draw:style-name="gr23" draw:text-style-name="P187" svg:width="3.525cm" svg:height="0.932cm" svg:x="5.572cm" svg:y="6.059cm"><draw:text-box><text:p text:style-name="P182"><text:span text:style-name="T47">Fig. 10</text:span></text:p></draw:text-box></draw:frame></draw:g>Si asignamos a la variable <text:span text:style-name="T25">y</text:span> el valor <text:span text:style-name="T47">1</text:span>, el BDD perderá todos los vértices con esa variable y se sustituirán por los de su rama <text:span text:style-name="T25">high</text:span>. En nuestro caso, sólo hay un vértice, de forma que el <text:span text:style-name="T25">low</text:span> del vértice <text:span text:style-name="T25">x</text:span> llegaría directamente al vértice z, es decir:</text:p>
      <text:p text:style-name="P55"><draw:g text:anchor-type="paragraph" draw:z-index="7" draw:style-name="gr6"><draw:frame draw:style-name="gr24" draw:text-style-name="P196" svg:width="4.142cm" svg:height="0.676cm" svg:x="5.547cm" svg:y="6.033cm"><draw:text-box><text:p text:style-name="P192"><text:span text:style-name="T190">Fig. 11</text:span></text:p></draw:text-box></draw:frame><draw:line draw:style-name="gr25" draw:text-style-name="P191" svg:x1="8.987cm" svg:y1="0.968cm" svg:x2="10.587cm" svg:y2="5.168cm"><text:p/></draw:line><draw:custom-shape draw:style-name="gr16" draw:text-style-name="P193" svg:width="1.384cm" svg:height="1.142cm" svg:x="7.768cm" svg:y="-0.141cm"><text:p text:style-name="P192"><text:span text:style-name="T18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91" svg:x1="8.089cm" svg:y1="1.068cm" svg:x2="7.289cm" svg:y2="3.068cm"><text:p/></draw:line><draw:custom-shape draw:style-name="gr16" draw:text-style-name="P194" svg:width="1.384cm" svg:height="1.142cm" svg:x="3.889cm" svg:y="5.168cm"><text:p text:style-name="P192"><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94" svg:width="1.384cm" svg:height="1.142cm" svg:x="9.989cm" svg:y="5.269cm"><text:p text:style-name="P192"><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95" svg:width="1.384cm" svg:height="1.144cm" svg:x="6.489cm" svg:y="3.126cm"><text:p text:style-name="P192"><text:span text:style-name="T1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91" svg:x1="7.687cm" svg:y1="4.068cm" svg:x2="10.087cm" svg:y2="5.368cm"><text:p/></draw:line><draw:line draw:style-name="gr26" draw:text-style-name="P191" svg:x1="6.689cm" svg:y1="4.168cm" svg:x2="5.189cm" svg:y2="5.268cm"><text:p/></draw:line></draw:g></text:p>
      <text:p text:style-name="P55"><text:soft-page-break/>Como se puede ver a simple vista, este árbol restringido, obedece a la expresión lógica <text:span text:style-name="T25">F</text:span><text:span text:style-name="T8">y=1</text:span><text:span text:style-name="T25">=x+z.</text:span></text:p>
      <text:p text:style-name="P54">Además de obtener un árbol restringido, esta operación puede usarse para realizar una evaluación lógica de la expresión contenido en el BDD. <text:span text:style-name="T110">De esta forma, si se asigna un valor lógico a cada variable, al final se obtendrá un árbol de sólo un vértice, el vértice </text:span><text:span text:style-name="T49">1</text:span><text:span text:style-name="T110"> o </text:span><text:span text:style-name="T49">0</text:span><text:span text:style-name="T110">.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82">Obtiene una nueva raíz de un BDD basándose en el BDD con raíz v</text:span></text:span></text:p>
      <text:p text:style-name="P20"><text:span text:style-name="Source_20_Text"><text:span text:style-name="T82"># y con una asignación</text:span></text:span><text:span text:style-name="Source_20_Text"> </text:span><text:span text:style-name="Source_20_Text"><text:span text:style-name="T82">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82">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82">Obtiene un nuevo BDD basándose en este BDD junto con una</text:span></text:span></text:p>
      <text:p text:style-name="P20"><text:span text:style-name="Source_20_Text"><text:span text:style-name="T82">#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2">Esta operación intercambia dos niveles del árbol. El objetivo es tener una operación que permita obtener algunos vértices huérfanos, de forma que se puedan eliminar y por tanto reduciendo el <text:soft-page-break/>tamaño del árbol.</text:p>
      <text:p text:style-name="P52">La implementación es ignorada en la mayoría de los trabajos de la bibliografía y en ellos se indica [Rud93] como referencia. Para comprender mejor esta operación se pueden ver las notas del mismos autor en el taller [Rud93W].</text:p>
      <text:p text:style-name="P51">En [JacobiEtAl], los autores indican de forma gráfica cada uno de los posibles cambios escenarios en los que se puede encontrar un vértice que ha de intercambiarse con el del siguiente nivel. Los reproducimos a continuación:</text:p>
      <text:p text:style-name="P60"><text:span text:style-name="T83">S</text:span>upongamos que en el nivel actual se encuentra la variable <text:span text:style-name="T25">x</text:span> y en el siguiente la variable <text:span text:style-name="T25">y</text:span>. El resto de vértices que no tengan ninguna de estas dos variables se les pondrá como nombre <text:span text:style-name="T25">A</text:span>, <text:span text:style-name="T25">B</text:span>, <text:span text:style-name="T25">C</text:span> o <text:span text:style-name="T25">D</text:span>.</text:p>
      <text:p text:style-name="P60"/>
      <text:p text:style-name="P60"><draw:g text:anchor-type="char" draw:z-index="27" draw:style-name="gr100"><draw:g draw:style-name="gr7"><draw:line draw:style-name="gr4" draw:text-style-name="P182" svg:x1="12.529cm" svg:y1="1.619cm" svg:x2="11.521cm" svg:y2="2.978cm"><text:p/></draw:line><draw:line draw:style-name="gr2" draw:text-style-name="P182" svg:x1="13.172cm" svg:y1="1.619cm" svg:x2="13.905cm" svg:y2="3.057cm"><text:p/></draw:line><draw:custom-shape draw:style-name="gr3" draw:text-style-name="P183" svg:width="1.177cm" svg:height="0.807cm" svg:x="12.162cm" svg:y="0.813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81cm" svg:height="0.809cm" svg:x="10.834cm" svg:y="2.979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9cm" svg:x="13.301cm" svg:y="3.057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0.985cm" svg:y1="3.837cm" svg:x2="9.977cm" svg:y2="5.196cm"><text:p/></draw:line><draw:line draw:style-name="gr2" draw:text-style-name="P182" svg:x1="11.551cm" svg:y1="3.837cm" svg:x2="11.719cm" svg:y2="5.275cm"><text:p/></draw:line><draw:custom-shape draw:style-name="gr3" draw:text-style-name="P183" svg:width="1.181cm" svg:height="0.81cm" svg:x="9.412cm" svg:y="5.196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9cm" svg:x="10.987cm" svg:y="5.276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3.606cm" svg:y1="3.952cm" svg:x2="13.096cm" svg:y2="5.311cm"><text:p/></draw:line><draw:line draw:style-name="gr2" draw:text-style-name="P182" svg:x1="14.211cm" svg:y1="3.952cm" svg:x2="14.944cm" svg:y2="5.39cm"><text:p/></draw:line><draw:custom-shape draw:style-name="gr3" draw:text-style-name="P183" svg:width="1.179cm" svg:height="0.81cm" svg:x="12.427cm" svg:y="5.309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9cm" svg:x="14.21cm" svg:y="5.39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82" svg:x1="5.833cm" svg:y1="1.581cm" svg:x2="4.825cm" svg:y2="2.94cm"><text:p/></draw:line><draw:line draw:style-name="gr2" draw:text-style-name="P182" svg:x1="6.476cm" svg:y1="1.581cm" svg:x2="7.209cm" svg:y2="3.019cm"><text:p/></draw:line><draw:custom-shape draw:style-name="gr3" draw:text-style-name="P183" svg:width="1.181cm" svg:height="0.809cm" svg:x="5.463cm" svg:y="0.772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4.32cm" svg:y1="3.746cm" svg:x2="3.312cm" svg:y2="5.105cm"><text:p/></draw:line><draw:line draw:style-name="gr2" draw:text-style-name="P182" svg:x1="4.924cm" svg:y1="3.746cm" svg:x2="5.657cm" svg:y2="5.184cm"><text:p/></draw:line><draw:custom-shape draw:style-name="gr3" draw:text-style-name="P183" svg:width="1.179cm" svg:height="0.807cm" svg:x="4.046cm" svg:y="2.942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9cm" svg:x="6.609cm" svg:y="3.02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7cm" svg:x="2.595cm" svg:y="5.108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6cm" svg:height="0.809cm" svg:x="4.928cm" svg:y="5.184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82" svg:x1="4.355cm" svg:y1="8.96cm" svg:x2="3.347cm" svg:y2="10.319cm"><text:p/></draw:line><draw:line draw:style-name="gr2" draw:text-style-name="P182" svg:x1="4.997cm" svg:y1="8.96cm" svg:x2="5.73cm" svg:y2="10.398cm"><text:p/></draw:line><draw:custom-shape draw:style-name="gr3" draw:text-style-name="P183" svg:width="1.179cm" svg:height="0.809cm" svg:x="3.986cm" svg:y="8.152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5.373cm" svg:y1="11.25cm" svg:x2="4.365cm" svg:y2="12.609cm"><text:p/></draw:line><draw:line draw:style-name="gr2" draw:text-style-name="P182" svg:x1="5.979cm" svg:y1="11.25cm" svg:x2="6.712cm" svg:y2="12.688cm"><text:p/></draw:line><draw:custom-shape draw:style-name="gr3" draw:text-style-name="P183" svg:width="1.181cm" svg:height="0.809cm" svg:x="2.568cm" svg:y="10.32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7cm" svg:x="5.131cm" svg:y="10.401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7cm" svg:x="3.646cm" svg:y="12.612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1cm" svg:x="5.978cm" svg:y="12.687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82" svg:x1="12.471cm" svg:y1="8.725cm" svg:x2="11.463cm" svg:y2="10.084cm"><text:p/></draw:line><draw:line draw:style-name="gr2" draw:text-style-name="P182" svg:x1="13.113cm" svg:y1="8.725cm" svg:x2="13.846cm" svg:y2="10.163cm"><text:p/></draw:line><draw:custom-shape draw:style-name="gr3" draw:text-style-name="P183" svg:width="1.179cm" svg:height="0.809cm" svg:x="12.104cm" svg:y="7.918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7cm" svg:x="10.776cm" svg:y="10.086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9cm" svg:x="13.243cm" svg:y="10.165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0.925cm" svg:y1="10.943cm" svg:x2="9.917cm" svg:y2="12.302cm"><text:p/></draw:line><draw:line draw:style-name="gr2" draw:text-style-name="P182" svg:x1="11.493cm" svg:y1="10.943cm" svg:x2="11.661cm" svg:y2="12.381cm"><text:p/></draw:line><draw:custom-shape draw:style-name="gr3" draw:text-style-name="P183" svg:width="1.179cm" svg:height="0.809cm" svg:x="9.356cm" svg:y="12.301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83cm" svg:height="0.807cm" svg:x="10.924cm" svg:y="12.382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3.547cm" svg:y1="11.057cm" svg:x2="13.037cm" svg:y2="12.416cm"><text:p/></draw:line><draw:line draw:style-name="gr2" draw:text-style-name="P182" svg:x1="14.152cm" svg:y1="11.057cm" svg:x2="14.885cm" svg:y2="12.495cm"><text:p/></draw:line><draw:custom-shape draw:style-name="gr3" draw:text-style-name="P183" svg:width="1.177cm" svg:height="0.807cm" svg:x="12.37cm" svg:y="12.418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9cm" svg:x="14.152cm" svg:y="12.493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82" svg:x1="13.365cm" svg:y1="16.632cm" svg:x2="12.357cm" svg:y2="17.991cm"><text:p/></draw:line><draw:line draw:style-name="gr2" draw:text-style-name="P182" svg:x1="14.008cm" svg:y1="16.632cm" svg:x2="14.741cm" svg:y2="18.07cm"><text:p/></draw:line><draw:custom-shape draw:style-name="gr3" draw:text-style-name="P183" svg:width="1.176cm" svg:height="0.809cm" svg:x="12.998cm" svg:y="15.824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7cm" svg:x="11.668cm" svg:y="17.993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9cm" svg:x="14.138cm" svg:y="18.069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1.819cm" svg:y1="18.849cm" svg:x2="10.811cm" svg:y2="20.208cm"><text:p/></draw:line><draw:line draw:style-name="gr2" draw:text-style-name="P182" svg:x1="12.387cm" svg:y1="18.849cm" svg:x2="12.555cm" svg:y2="20.287cm"><text:p/></draw:line><draw:custom-shape draw:style-name="gr3" draw:text-style-name="P183" svg:width="1.181cm" svg:height="0.81cm" svg:x="10.248cm" svg:y="20.209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09cm" svg:x="11.822cm" svg:y="20.288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4.441cm" svg:y1="18.963cm" svg:x2="13.931cm" svg:y2="20.322cm"><text:p/></draw:line><draw:line draw:style-name="gr2" draw:text-style-name="P182" svg:x1="15.045cm" svg:y1="18.963cm" svg:x2="15.778cm" svg:y2="20.401cm"><text:p/></draw:line><draw:custom-shape draw:style-name="gr3" draw:text-style-name="P183" svg:width="1.179cm" svg:height="0.809cm" svg:x="13.263cm" svg:y="20.322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9cm" svg:height="0.81cm" svg:x="15.046cm" svg:y="20.399cm"><text:p text:style-name="P182"><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82" svg:x1="3.116cm" svg:y1="16.59cm" svg:x2="2.108cm" svg:y2="17.949cm"><text:p/></draw:line><draw:line draw:style-name="gr2" draw:text-style-name="P182" svg:x1="3.759cm" svg:y1="16.59cm" svg:x2="4.492cm" svg:y2="18.028cm"><text:p/></draw:line><draw:custom-shape draw:style-name="gr3" draw:text-style-name="P183" svg:width="1.179cm" svg:height="0.809cm" svg:x="2.746cm" svg:y="15.781cm"><text:p text:style-name="P182"><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7cm" svg:x="1.42cm" svg:y="17.947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77cm" svg:height="0.809cm" svg:x="3.889cm" svg:y="18.027cm"><text:p text:style-name="P182"><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1.571cm" svg:y1="18.805cm" svg:x2="0.563cm" svg:y2="20.164cm"><text:p/></draw:line><draw:line draw:style-name="gr2" draw:text-style-name="P182" svg:x1="2.137cm" svg:y1="18.805cm" svg:x2="2.305cm" svg:y2="20.243cm"><text:p/></draw:line><draw:custom-shape draw:style-name="gr3" draw:text-style-name="P183" svg:width="1.179cm" svg:height="0.81cm" svg:x="0cm" svg:y="20.165cm"><text:p text:style-name="P182"><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81cm" svg:height="0.807cm" svg:x="1.572cm" svg:y="20.246cm"><text:p text:style-name="P182"><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82" svg:x1="4.191cm" svg:y1="18.919cm" svg:x2="3.681cm" svg:y2="20.278cm"><text:p/></draw:line><draw:line draw:style-name="gr2" draw:text-style-name="P182" svg:x1="4.796cm" svg:y1="18.919cm" svg:x2="5.529cm" svg:y2="20.357cm"><text:p/></draw:line><draw:custom-shape draw:style-name="gr3" draw:text-style-name="P183" svg:width="1.181cm" svg:height="0.807cm" svg:x="3.013cm" svg:y="20.279cm"><text:p text:style-name="P182"><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3" svg:width="1.181cm" svg:height="0.809cm" svg:x="4.796cm" svg:y="20.357cm"><text:p text:style-name="P182"><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184" svg:width="2.251cm" svg:height="0.641cm" svg:x="7.161cm" svg:y="21.826cm"><draw:text-box><text:p><text:span text:style-name="T47">Fig. 11</text:span></text:p></draw:text-box></draw:frame></draw:g></text:p>
      <text:p text:style-name="P60"/>
      <text:p text:style-name="P38"/>
      <text:p text:style-name="P61"><text:span text:style-name="T118">En el resto de escenarios de intercambios de variables, el vértice </text:span><text:span text:style-name="T39">x</text:span><text:span text:style-name="T118"> no tiene vértices descendientes con la variable </text:span><text:span text:style-name="T39">y</text:span><text:span text:style-name="T118">, por lo tanto, no se produce ningún intercambio.</text:span></text:p>
      <text:p text:style-name="P39">A continuación incluimos el pseudocódigo de los distintos casos de intercambio, indicando en cada uno de ellos a qué caso se refiere.</text:p>
      <text:p text:style-name="P39"><text:span text:style-name="T104">El método </text:span><text:span text:style-name="Source_20_Text"><text:span text:style-name="T104">addWithoutRedundant(varI, A, C) </text:span></text:span><text:span text:style-name="T104">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0"/>
      <text:p text:style-name="P21"><text:span text:style-name="Source_20_Text"><text:span text:style-name="T84"># Reemplaza el vértice v (si tiene la variable varJ)</text:span></text:span></text:p>
      <text:p text:style-name="P21"><text:span text:style-name="Source_20_Text"><text:span text:style-name="T84">#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oft-page-break/><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pan text:style-name="Source_20_Text"/></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e:</text:span></text:p>
      <text:p text:style-name="P10"><text:soft-page-break/><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84">#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84">#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5">Sifting</text:span> de Rudel<text:span text:style-name="T106">l</text:span><text:bookmark-end text:name="__RefHeading__4825_1570387257"/></text:h>
      <text:p text:style-name="P41">Richard Rudell en el año 1993 <text:span text:style-name="T109">desarrolló</text:span> un algoritmo de reducción del número de vértices en árboles BDD. <text:span text:style-name="T107">El algoritmo consiste en encontrar la posición óptima de una variable en el árbol, suponiendo que las demás variables están fijas.</text:span></text:p>
      <text:p text:style-name="P53">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07">C</text:span>omo ya sabemos la mejor posición, sólo tendremos que subir o bajar los vértices de esa variable hasta encontrar la posición antes encontrada.</text:p>
      <text:p text:style-name="P169">Como se puede ver, este algoritmo <text:span text:style-name="T108">heurístico </text:span>es sencillo y da unos resultados muy buenos para <text:soft-page-break/>problemas con pocas variables.</text:p>
      <text:p text:style-name="P169"><text:span text:style-name="T108">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span></text:p>
      <text:p text:style-name="P40"/>
      <text:p text:style-name="P40"/>
      <text:h text:style-name="Heading_20_1" text:outline-level="1"><text:bookmark-start text:name="__RefHeading__117_201455433"/><text:span text:style-name="T105">S</text:span>oftware<text:bookmark-end text:name="__RefHeading__117_201455433"/></text:h>
      <text:h text:style-name="Heading_20_2" text:outline-level="2"><text:bookmark-start text:name="__RefHeading__2813_162003428"/>Herramientas usadas<text:bookmark-end text:name="__RefHeading__2813_162003428"/></text:h>
      <text:p text:style-name="P56">Para ejecutar el software proporcionado se necesita una máquina virtual de Java con la versión 7. Concretamente este paquete se ha desarrollado usando OpenJDK7 <text:span text:style-name="T116">[OpenJDK].</text:span></text:p>
      <text:p text:style-name="P57"><text:span text:style-name="T116">D</text:span>ada la naturaleza multiplataforma de Java, no se requiere de ningún sistema operativo específico, ni <text:span text:style-name="T117">enlazado con </text:span>librería externa para su uso, <text:span text:style-name="T123">dado que están integradas en el paquete jar </text:span><text:span text:style-name="T40">store/DJBDD.jar</text:span><text:span text:style-name="T123">.</text:span></text:p>
      <text:p text:style-name="P58"><text:span text:style-name="T123">A continuación, vamos a detallar las</text:span> librerías usadas, <text:span text:style-name="T124">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2">Antlr proporciona la posibilidad de crear reconocedores para gramáticas. En nuestro caso lo hemos usado para proporcionar a nuestra librería de la capacidad de construir árboles <text:span text:style-name="T119">a partir de una expresión lógica con la misma sintaxis que una expresión lógica en el lenguaje de programación Java.</text:span></text:p>
      <text:p text:style-name="P63">Recordemos que la construcción del BDD se realizaba de forma recursiva realizando <text:span text:style-name="T25">Apply</text:span> entre sucesivos árboles generados a partir de la expresión lógica. <text:span text:style-name="T120">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5">Este paquete contiene herramientas muy sencillas que permiten la creación de un reconocedor sintáctico a partir de una gramática como la que hemos usado:</text:p>
      <text:p text:style-name="P66"><text:span text:style-name="Source_20_Text">grammar Logic;</text:span></text:p>
      <text:p text:style-name="P66"><text:span text:style-name="Source_20_Text"/></text:p>
      <text:p text:style-name="P66"><text:span text:style-name="Source_20_Text">options {</text:span></text:p>
      <text:p text:style-name="P66"><text:span text:style-name="Source_20_Text"><text:s text:c="2"/>output=AST;</text:span></text:p>
      <text:p text:style-name="P66"><text:span text:style-name="Source_20_Text">}</text:span></text:p>
      <text:p text:style-name="P66"><text:span text:style-name="Source_20_Text">parse</text:span></text:p>
      <text:p text:style-name="P66"><text:span text:style-name="Source_20_Text"><text:s text:c="2"/>: <text:s/>expression EOF! <text:s text:c="3"/>// omitir token EOF</text:span></text:p>
      <text:p text:style-name="P66"><text:span text:style-name="Source_20_Text"><text:s text:c="2"/>;</text:span></text:p>
      <text:p text:style-name="P66"><text:span text:style-name="Source_20_Text">expression</text:span></text:p>
      <text:p text:style-name="P66"><text:span text:style-name="Source_20_Text"><text:s text:c="2"/>: <text:s/>dimplication</text:span></text:p>
      <text:p text:style-name="P66"><text:span text:style-name="Source_20_Text"><text:s text:c="2"/>;</text:span></text:p>
      <text:p text:style-name="P66"><text:span text:style-name="Source_20_Text">dimplication</text:span></text:p>
      <text:p text:style-name="P66"><text:span text:style-name="Source_20_Text"><text:s text:c="2"/>: <text:s/>isdifferent ('&lt;-&gt;'^ isdifferent)* <text:s text:c="3"/>// `&lt;-&gt;` es </text:span><text:span text:style-name="Source_20_Text"><text:span text:style-name="T121">equivalencia o doble imp.</text:span></text:span></text:p>
      <text:p text:style-name="P66"><text:span text:style-name="Source_20_Text"><text:s text:c="2"/>;</text:span></text:p>
      <text:p text:style-name="P66"><text:span text:style-name="Source_20_Text">isdifferent</text:span></text:p>
      <text:p text:style-name="P66"><text:span text:style-name="Source_20_Text"><text:s text:c="2"/>: <text:s/>implication ('!='^ implication)* <text:s text:c="3"/>// `!=` </text:span><text:span text:style-name="Source_20_Text"><text:span text:style-name="T121">es lo contrario de <text:s/>&lt;-&gt;</text:span></text:span></text:p>
      <text:p text:style-name="P66"><text:soft-page-break/><text:span text:style-name="Source_20_Text"><text:s text:c="2"/>;</text:span></text:p>
      <text:p text:style-name="P66"><text:span text:style-name="Source_20_Text"/></text:p>
      <text:p text:style-name="P66"><text:span text:style-name="Source_20_Text">implication</text:span></text:p>
      <text:p text:style-name="P66"><text:span text:style-name="Source_20_Text"><text:s text:c="2"/>: <text:s/>notimplication ('-&gt;'^ notimplication)* <text:s text:c="3"/>// `-&gt;` </text:span><text:span text:style-name="Source_20_Text"><text:span text:style-name="T121">es la implicación</text:span></text:span></text:p>
      <text:p text:style-name="P66"><text:span text:style-name="Source_20_Text"><text:s text:c="2"/>;</text:span></text:p>
      <text:p text:style-name="P66"><text:span text:style-name="Source_20_Text">notimplication</text:span></text:p>
      <text:p text:style-name="P66"><text:span text:style-name="Source_20_Text"><text:s text:c="2"/>: <text:s/>or ('!-&gt;'^ or)* <text:s text:c="3"/>// `!-&gt;` </text:span><text:span text:style-name="Source_20_Text"><text:span text:style-name="T121">es la implicación negada</text:span></text:span></text:p>
      <text:p text:style-name="P66"><text:span text:style-name="Source_20_Text"><text:s text:c="2"/>;</text:span></text:p>
      <text:p text:style-name="P66"><text:span text:style-name="Source_20_Text">or</text:span></text:p>
      <text:p text:style-name="P66"><text:span text:style-name="Source_20_Text"><text:s text:c="2"/>: <text:s/>and ('||'^ and)* <text:s text:c="3"/>// `||` </text:span><text:span text:style-name="Source_20_Text"><text:span text:style-name="T121">es el O lógico</text:span></text:span></text:p>
      <text:p text:style-name="P66"><text:span text:style-name="Source_20_Text"><text:s text:c="2"/>;</text:span></text:p>
      <text:p text:style-name="P66"><text:span text:style-name="Source_20_Text">and</text:span></text:p>
      <text:p text:style-name="P66"><text:span text:style-name="Source_20_Text"><text:s text:c="2"/>: <text:s/>not ('&amp;&amp;'^ not)* <text:s text:c="5"/>// `&amp;&amp;` </text:span><text:span text:style-name="Source_20_Text"><text:span text:style-name="T121">es el Y lógico</text:span></text:span></text:p>
      <text:p text:style-name="P66"><text:span text:style-name="Source_20_Text"><text:s text:c="2"/>;</text:span></text:p>
      <text:p text:style-name="P66"><text:span text:style-name="Source_20_Text">not</text:span></text:p>
      <text:p text:style-name="P66"><text:span text:style-name="Source_20_Text"><text:s text:c="2"/>: <text:s/>'!'^ atom <text:s text:c="3"/>// `!` </text:span><text:span text:style-name="Source_20_Text"><text:span text:style-name="T121">es el operador de negación</text:span></text:span></text:p>
      <text:p text:style-name="P66"><text:span text:style-name="Source_20_Text"><text:s text:c="2"/>| <text:s/>atom</text:span></text:p>
      <text:p text:style-name="P66"><text:span text:style-name="Source_20_Text"><text:s text:c="2"/>;</text:span></text:p>
      <text:p text:style-name="P66"><text:span text:style-name="Source_20_Text">atom</text:span></text:p>
      <text:p text:style-name="P66"><text:span text:style-name="Source_20_Text"><text:s text:c="2"/>: <text:s/>ID</text:span></text:p>
      <text:p text:style-name="P66"><text:span text:style-name="Source_20_Text"><text:s text:c="2"/>| <text:s/>TRUE</text:span></text:p>
      <text:p text:style-name="P66"><text:span text:style-name="Source_20_Text"><text:s text:c="2"/>| <text:s/>FALSE </text:span></text:p>
      <text:p text:style-name="P66"><text:span text:style-name="Source_20_Text"><text:s text:c="2"/>| <text:s/>'('! expression ')'! <text:s text:c="3"/>// </text:span><text:span text:style-name="Source_20_Text"><text:span text:style-name="T121">los paréntesis no tienen valor sintáctico</text:span></text:span></text:p>
      <text:p text:style-name="P66"><text:span text:style-name="Source_20_Text"><text:s text:c="2"/>;</text:span></text:p>
      <text:p text:style-name="P66"><text:span text:style-name="Source_20_Text">TRUE <text:s/>: 'true'; <text:s text:c="2"/>// </text:span><text:span text:style-name="Source_20_Text"><text:span text:style-name="T121">True y False los tomamos como palabras reservadas</text:span></text:span><text:span text:style-name="Source_20_Text"> </text:span></text:p>
      <text:p text:style-name="P66"><text:span text:style-name="Source_20_Text">FALSE <text:s/>: 'false'; //</text:span></text:p>
      <text:p text:style-name="P66"><text:span text:style-name="Source_20_Text">ID <text:s text:c="3"/>: ('a'..'z' | 'A'..'Z' | '0'..'9' | '_' | '{' | '}')+; // </text:span><text:span text:style-name="Source_20_Text"><text:span text:style-name="T121">Variable lógica</text:span></text:span></text:p>
      <text:p text:style-name="P66"><text:span text:style-name="Source_20_Text">Space : (' ' | '\t' | '\r' | '\n')+ {$channel=HIDDEN;}; // </text:span><text:span text:style-name="Source_20_Text"><text:span text:style-name="T121">Caracteres vacíos</text:span></text:span></text:p>
      <text:p text:style-name="P67">Para facilitarnos las cosas, se puede ver como hemos incluido cada operador y su negación. Esto permitirá poder negar un árbol completo de fo<text:span text:style-name="T122">r</text:span>ma sencilla sin usar aristas etiquetadas. En siguientes secciones se profundizará en este detalle.</text:p>
      <text:p text:style-name="P64"><text:span text:style-name="T120">C</text:span>on respecto a la versión, conocemos que existe una versión nueva de <text:span text:style-name="T25">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8">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69"><text:soft-page-break/><text:span text:style-name="T122">Ahora bien, para dotar de mayor flexibilidad al desarrollador, permitimos que el proceso recursivo de creación del árbol no requiera de un análisis sintáctico, ni del uso de la operación </text:span><text:span text:style-name="T41">Apply</text:span><text:span text:style-name="T122">, sino simplemente de la creación implícita de la tabla de verdad, evaluando la expresión lógica con todas las posibles combinaciones de asignaciones de valores de verdad para las variables.</text:span></text:p>
      <text:p text:style-name="P70"><text:span text:style-name="T122">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5">n</text:span> variables implica realizar <text:span text:style-name="T25">2</text:span><text:span text:style-name="T125">n</text:span> evaluaciones.</text:p>
      <text:h text:style-name="Heading_20_2" text:outline-level="2"><text:bookmark-start text:name="__RefHeading__2819_162003428"/>Diseño<text:bookmark-end text:name="__RefHeading__2819_162003428"/></text:h>
      <text:p text:style-name="P150">A nivel de diseño software, <text:span text:style-name="T156">a continuación se muestran los paquetes ordenados de forma alfabética y desarrollamos en cada uno de ellos la funcionalidad que contiene.</text:span></text:p>
      <text:h text:style-name="Heading_20_3" text:outline-level="3"><text:bookmark-start text:name="__RefHeading__3638_1497418583"/><text:span text:style-name="T150">Paquete raíz: d</text:span>jbdd<text:bookmark-end text:name="__RefHeading__3638_1497418583"/></text:h>
      <text:p text:style-name="P151">Paquete raíz que contiene a todos los de la librería djbdd.</text:p>
      <text:h text:style-name="Heading_20_4" text:outline-level="4"><text:bookmark-start text:name="__RefHeading__3640_1497418583"/><text:span text:style-name="T164">c</text:span>ore<text:bookmark-end text:name="__RefHeading__3640_1497418583"/></text:h>
      <text:p text:style-name="P168">Este es el módulo principal, contiene todas las clases básicas de la librería. Sin estas clases, no habría sistema. A continuación, describimos cada una de ellas de la forma más detallada posible.</text:p>
      <text:h text:style-name="P94" text:outline-level="5"><text:bookmark-start text:name="__RefHeading__3795_1497418583"/>VariableList<text:bookmark-end text:name="__RefHeading__3795_1497418583"/></text:h>
      <text:p text:style-name="P173">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P173">Por tanto, esta clase tiene dos estructuras principales (y una para facilitarnos el desarrollo, pero que no es vital):</text:p>
      <text:list xml:id="list4602318115563134170" text:style-name="L176">
        <text:list-item>
          <text:p text:style-name="P174"><text:span text:style-name="Source_20_Text">variables</text:span>: lista de variables donde el índice indica el identificador de la variable.</text:p>
        </text:list-item>
        <text:list-item>
          <text:p text:style-name="P174"><text:span text:style-name="Source_20_Text">orderedVariables</text:span>: lista de variables de acuerdo al orden. Se usa para depuración, ya permite tener las variables en el orden natural.</text:p>
        </text:list-item>
        <text:list-item>
          <text:p text:style-name="P174"><text:span text:style-name="Source_20_Text">order</text:span>: indica el orden de cada variable, de forma que el valor en la posición <text:span text:style-name="T25">i</text:span> indica el orden de la variable <text:span text:style-name="T25">i</text:span>-ésima.</text:p>
        </text:list-item>
      </text:list>
      <text:h text:style-name="P93" text:outline-level="5"><text:bookmark-start text:name="__RefHeading__3797_1497418583"/>Vertex<text:bookmark-end text:name="__RefHeading__3797_1497418583"/></text:h>
      <text:p text:style-name="P170">Esta clase contiene la estructura de cada uno de los vértices del </text:p>
      <text:p text:style-name="P170">Tiene los siguientes atributos:</text:p>
      <text:list xml:id="list444717690532237530" text:style-name="L175">
        <text:list-item>
          <text:p text:style-name="P171"><text:span text:style-name="Source_20_Text">index</text:span>: clave única en la tabla <text:span text:style-name="T25">T</text:span>.</text:p>
        </text:list-item>
        <text:list-item>
          <text:p text:style-name="P171"><text:span text:style-name="Source_20_Text">variable</text:span>: <text:span text:style-name="T177">identificador de la variable que contiene en la lista de variables.</text:span></text:p>
        </text:list-item>
        <text:list-item>
          <text:p text:style-name="P171"><text:span text:style-name="Source_20_Text"><text:span text:style-name="T177">l</text:span></text:span><text:span text:style-name="Source_20_Text">ow</text:span>: <text:span text:style-name="T177">referencia al descendiente </text:span><text:span text:style-name="T45">low</text:span><text:span text:style-name="T177">. Para los vértices hoja es </text:span><text:span text:style-name="T45">null</text:span><text:span text:style-name="T177">.</text:span></text:p>
        </text:list-item>
        <text:list-item>
          <text:p text:style-name="P171"><text:soft-page-break/><text:span text:style-name="Source_20_Text"><text:span text:style-name="T177">h</text:span></text:span><text:span text:style-name="Source_20_Text">igh</text:span>: <text:span text:style-name="T177">referencia al descendiente </text:span><text:span text:style-name="T45">high</text:span><text:span text:style-name="T177">. Para los vértices hoja es </text:span><text:span text:style-name="T45">null</text:span><text:span text:style-name="T177">.</text:span></text:p>
        </text:list-item>
      </text:list>
      <text:h text:style-name="Heading_20_5" text:outline-level="5"><text:bookmark-start text:name="__RefHeading__3768_1497418583"/>TableT<text:bookmark-end text:name="__RefHeading__3768_1497418583"/></text:h>
      <text:p text:style-name="P172"><text:span text:style-name="T175">Todos los BDDs comparten la misma tabla T en la que se le</text:span></text:p>
      <text:h text:style-name="Heading_20_5" text:outline-level="5"><text:bookmark-start text:name="__RefHeading__3774_1497418583"/>BooleanEvaluator<text:bookmark-end text:name="__RefHeading__3774_1497418583"/></text:h>
      <text:h text:style-name="Heading_20_5" text:outline-level="5"><text:bookmark-start text:name="__RefHeading__3776_1497418583"/>BDD<text:bookmark-end text:name="__RefHeading__3776_1497418583"/></text:h>
      <text:h text:style-name="Heading_20_5" text:outline-level="5"><text:bookmark-start text:name="__RefHeading__3778_1497418583"/>BDDApply<text:bookmark-end text:name="__RefHeading__3778_1497418583"/></text:h>
      <text:h text:style-name="Heading_20_5" text:outline-level="5"><text:bookmark-start text:name="__RefHeading__3780_1497418583"/>GCThread<text:bookmark-end text:name="__RefHeading__3780_1497418583"/></text:h>
      <text:h text:style-name="Heading_20_4" text:outline-level="4"><text:bookmark-start text:name="__RefHeading__3642_1497418583"/><text:span text:style-name="T161">i</text:span>o<text:bookmark-end text:name="__RefHeading__3642_1497418583"/></text:h>
      <text:p text:style-name="P163"><text:span text:style-name="T173">Siguiendo la convención de Java, este m</text:span>ódulo <text:span text:style-name="T173">contiene utilidades de </text:span>entrada y salida. Este módulo contiene clases para tratar con cada uno de los tipos de fichero desde los que se puede cargar un BDD.</text:p>
      <text:p text:style-name="P163">Así, tenemos los siguientes tipos de cargadores:</text:p>
      <text:list xml:id="list8119597397911128764" text:style-name="L174">
        <text:list-item>
          <text:p text:style-name="P165"><text:span text:style-name="Source_20_Text"><text:span text:style-name="T164">CstyleFormulaFileLoader</text:span></text:span><text:span text:style-name="T164">: carga un BDD a partir de una expresión en estilo C.</text:span></text:p>
        </text:list-item>
        <text:list-item>
          <text:p text:style-name="P164"><text:span text:style-name="Source_20_Text">DimacsFileLoader</text:span>: carga un BDD a partir de un archivo de cláusulas en formato DIMACS.</text:p>
        </text:list-item>
        <text:list-item>
          <text:p text:style-name="P164"><text:span text:style-name="Source_20_Text">SheFileLoader</text:span>: carga un archivo a partir de un archivo en formato de Stephen She.</text:p>
        </text:list-item>
      </text:list>
      <text:p text:style-name="P167">Ademá de estos cargadores de BDDs desde archivos, existe una clase que permite <text:span text:style-name="T174">generar un archivo PNG usando la librería GraphVizJava. Esta clase es </text:span><text:span text:style-name="Source_20_Text"><text:span text:style-name="T174">Printer</text:span></text:span><text:span text:style-name="T174">.</text:span></text:p>
      <text:p text:style-name="P166">El resto de clases son ayudantes internos que permiten descargar de funcionalidad a las clases principales y que no tienen mucha más relevancia.</text:p>
      <text:h text:style-name="Heading_20_4" text:outline-level="4"><text:bookmark-start text:name="__RefHeading__3644_1497418583"/><text:span text:style-name="T160">l</text:span>ogic<text:bookmark-end text:name="__RefHeading__3644_1497418583"/></text:h>
      <text:p text:style-name="P159">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P159"><text:span text:style-name="Source_20_Text">FormulaParser</text:span> devuelve un árbol de sintaxis con los símbolos terminales y operadores de la fórmula. Este árbol lo usaremos en la construcción del BDD que hace uso de <text:span text:style-name="T25">Apply</text:span>.</text:p>
      <text:h text:style-name="Heading_20_4" text:outline-level="4"><text:bookmark-start text:name="__RefHeading__3646_1497418583"/><text:span text:style-name="T159">m</text:span>ain<text:bookmark-end text:name="__RefHeading__3646_1497418583"/></text:h>
      <text:p text:style-name="P158">Módulo principal, contiene el controlador que procesa los argumentos pasados desde línea de órdenes y realiza las llamadas a cada uno de los módulos según las órdenes que le pase el usuario.</text:p>
      <text:p text:style-name="P158">Si se ejecuta sin argumentos, se muestra un pequeño manual de uso con todas las opciones que puede usar.</text:p>
      <text:h text:style-name="Heading_20_4" text:outline-level="4"><text:bookmark-start text:name="__RefHeading__3650_1497418583"/><text:soft-page-break/><text:span text:style-name="T157">r</text:span>eductors<text:bookmark-end text:name="__RefHeading__3650_1497418583"/></text:h>
      <text:p text:style-name="P156">Este paquete contiene cada uno de los algoritmos de reducción del tamaño del BDD.</text:p>
      <text:p text:style-name="P157">Cada método de reducción ha de heredar de la clase <text:span text:style-name="Source_20_Text">ReductionAlgorithm</text:span>, que tiene el método run que ha de ser sobrescrito por el desarrollador que quiera implementar un método de reducción.</text:p>
      <text:p text:style-name="P157">Además esta clase contiene varias referencias a objetos globales para hacer la vida más sencilla al desarrollador, guarda una referencia de la tabla global T y de las variables. <text:span text:style-name="T158">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span></text:p>
      <text:h text:style-name="Heading_20_4" text:outline-level="4"><text:bookmark-start text:name="__RefHeading__3652_1497418583"/><text:span text:style-name="T153">t</text:span>est<text:bookmark-end text:name="__RefHeading__3652_1497418583"/></text:h>
      <text:p text:style-name="P154">Pruebas de funcionamiento del paquete de BDD. Consta de 18 pruebas que pueden ejecutarse con la opción <text:span text:style-name="Source_20_Text">–-runtest</text:span> seguida del número de test que deseemos.</text:p>
      <text:p text:style-name="P154">Cada test es estático e independiente. No produce resultados <text:span text:style-name="T154">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span></text:p>
      <text:p text:style-name="P155"><text:span text:style-name="T154">U</text:span>samos este paquete <text:span text:style-name="T155">como método rápido de probar fórmulas lógicas convenientes durante el proceso de desarrollo del software.</text:span></text:p>
      <text:p text:style-name="P154">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pan text:style-name="T153">t</text:span>imemeasurer<text:bookmark-end text:name="__RefHeading__3654_1497418583"/></text:h>
      <text:p text:style-name="P154">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text:span text:style-name="T151">g</text:span>raphvizjava<text:bookmark-end text:name="__RefHeading__3656_1497418583"/></text:h>
      <text:p text:style-name="P152">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P152">Para ver más información sobre este software, vea [GraphvizJava], <text:span text:style-name="T152">donde se incluye todo el paquete de software original, los créditos completos y más información adicional.</text:span></text:p>
      <text:h text:style-name="Heading_20_3" text:outline-level="3"><text:bookmark-start text:name="__RefHeading__3658_1497418583"/><text:span text:style-name="T151">l</text:span>ogger<text:bookmark-end text:name="__RefHeading__3658_1497418583"/></text:h>
      <text:p text:style-name="P152">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text:soft-page-break/>este módulo no se puede activar y desactivar en tiempo de ejecución, por lo que sugiero realizar todas las pruebas primero, desactivarlo y finalmente generar el <text:span text:style-name="Source_20_Text">.jar</text:span>.</text:p>
      <text:p text:style-name="P152">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P11"><text:span text:style-name="T102">La mayoría de l</text:span>as implementaciones actuales está<text:span text:style-name="T102">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02">H</text:span>e optado por realizar una implementación libre y gratuita que pudiera usarse como laboratorio por parte de investigadores.</text:p>
      <text:p text:style-name="P14"><text:span text:style-name="T103">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2">Imprimir el BDD como imagen:</text:p>
      <text:p text:style-name="P82"><text:span text:style-name="Source_20_Text">java -jar DJBDD.jar --image --&lt;format&gt; &lt;file&gt;</text:span></text:p>
      <text:p text:style-name="P82">Imprimir el BDD <text:span text:style-name="T132">a un archivo:</text:span></text:p>
      <text:p text:style-name="P82"><text:span text:style-name="Source_20_Text">java -jar DJBDD.jar --print --&lt;format&gt; &lt;file&gt;</text:span></text:p>
      <text:p text:style-name="P82">Formatos soportados <text:span text:style-name="T132">(parámetro </text:span><text:span text:style-name="Source_20_Text"><text:span text:style-name="T132">&lt;format&gt;</text:span></text:span><text:span text:style-name="T132">) </text:span></text:p>
      <text:list xml:id="list3084315280354606349" text:style-name="L171">
        <text:list-item>
          <text:p text:style-name="P117"><text:span text:style-name="T50">dimacs</text:span><text:span text:style-name="T131">: formato de cláusulas en forma normal conjuntiva. Por ejemplo:</text:span></text:p>
        </text:list-item>
      </text:list>
      <text:p text:style-name="P181">c <text:s/>simple_v3_c2.cnf</text:p>
      <text:p text:style-name="P179"><text:s text:c="6"/><text:span text:style-name="T59">c</text:span></text:p>
      <text:p text:style-name="P179"><text:s text:c="6"/><text:span text:style-name="T59">p cnf 3 2</text:span></text:p>
      <text:p text:style-name="P179"><text:s text:c="6"/><text:span text:style-name="T59">1 3 0</text:span></text:p>
      <text:p text:style-name="P180"><text:span text:style-name="T171"><text:s text:c="6"/>-</text:span><text:span text:style-name="T172">2 3 -1 0</text:span></text:p>
      <text:p text:style-name="P177"><text:span text:style-name="T172">Equivale a la fórmula </text:span><text:span text:style-name="Source_20_Text"><text:span text:style-name="T172">(x1 OR x3) AND (NOT x2 OR x3 OR NOT x1)</text:span></text:span><text:span text:style-name="T172">.</text:span></text:p>
      <text:list xml:id="list6413492039088655374" text:style-name="L172">
        <text:list-item>
          <text:p text:style-name="P118"><text:span text:style-name="T50">cstyle</text:span><text:span text:style-name="T131">: expresiones booleanas al estilo de C, usando como operadores lógicos el </text:span><text:span text:style-name="Source_20_Text"><text:span text:style-name="T131">&amp;&amp;</text:span></text:span><text:span text:style-name="T131">, </text:span><text:span text:style-name="Source_20_Text"><text:span text:style-name="T131">||</text:span></text:span><text:span text:style-name="T131">, </text:span><text:span text:style-name="Source_20_Text"><text:span text:style-name="T131">-&gt;</text:span></text:span><text:span text:style-name="T131">, </text:span><text:span text:style-name="Source_20_Text"><text:span text:style-name="T131">&lt;-&gt;</text:span></text:span><text:span text:style-name="T131"> y el </text:span><text:span text:style-name="Source_20_Text"><text:span text:style-name="T131">!</text:span></text:span><text:span text:style-name="T131">, para el AND, OR, implicación y doble implicación, respectivamente</text:span><text:span text:style-name="T131">. Deben estar precedidas por una línea con todas las variables separadas por comas, dadas en el orden el que han de tomarse. Ejemplos de expresiones válidas son los siguientes:</text:span></text:p>
        </text:list-item>
        <text:list-item>
          <text:p text:style-name="P175"><text:span text:style-name="Source_20_Text">a &amp;&amp; !b</text:span></text:p>
        </text:list-item>
        <text:list-item>
          <text:p text:style-name="P175"><text:span text:style-name="Source_20_Text">a -&gt; (!b &amp;&amp; (c || d))</text:span></text:p>
        </text:list-item>
        <text:list-item>
          <text:p text:style-name="P175"><text:span text:style-name="Source_20_Text">a &lt;-&gt; (b &amp;&amp; !c)</text:span></text:p>
        </text:list-item>
        <text:list-item>
          <text:p text:style-name="P175"><text:span text:style-name="Source_20_Text">a != (b &amp;&amp; !c)</text:span></text:p>
        </text:list-item>
        <text:list-item>
          <text:p text:style-name="P176"><text:span text:style-name="Source_20_Text"><text:span text:style-name="T162">x0 &amp;&amp; x1 &amp;&amp; !x2</text:span></text:span></text:p>
        </text:list-item>
      </text:list>
      <text:list xml:id="list4956394694332520390" text:style-name="L173">
        <text:list-item>
          <text:p text:style-name="P119"><text:span text:style-name="T50">djbdd</text:span><text:span text:style-name="T131">: archivo DJBDD. Formato de texto en el que se pueden guardar los árboles BDD en </text:span><text:soft-page-break/><text:span text:style-name="T131">este paquete.</text:span></text:p>
        </text:list-item>
      </text:list>
      <text:h text:style-name="Heading_20_2" text:outline-level="2"><text:bookmark-start text:name="__RefHeading__2929_162003428"/>Ejemplos de uso de la API<text:bookmark-end text:name="__RefHeading__2929_162003428"/></text:h>
      <text:p text:style-name="P82"><text:span text:style-name="Source_20_Text">// </text:span><text:span text:style-name="Source_20_Text"><text:span text:style-name="T163">Variables booleanas</text:span></text:span></text:p>
      <text:p text:style-name="P82"><text:span text:style-name="Source_20_Text">String[] variables={"a", "b", "c", "d", "e", "f"};</text:span></text:p>
      <text:p text:style-name="P82"><text:span text:style-name="Source_20_Text"/></text:p>
      <text:p text:style-name="P161"><text:span text:style-name="Source_20_Text">// </text:span><text:span text:style-name="Source_20_Text"><text:span text:style-name="T163">Siempre ha de iniciar el sistema BDD antes de crear</text:span></text:span></text:p>
      <text:p text:style-name="P161"><text:span text:style-name="Source_20_Text"><text:span text:style-name="T163">// cualquier objeto BDD. Si no, el sistema dará error</text:span></text:span></text:p>
      <text:p text:style-name="P82"><text:span text:style-name="Source_20_Text">BDD.init(variables);</text:span></text:p>
      <text:p text:style-name="P82"><text:span text:style-name="Source_20_Text"/></text:p>
      <text:p text:style-name="P161"><text:span text:style-name="Source_20_Text">// </text:span><text:span text:style-name="Source_20_Text"><text:span text:style-name="T163">Las funciones se especifican con la sintaxis de operadores lógicos de Java,</text:span></text:span></text:p>
      <text:p text:style-name="P161"><text:span text:style-name="Source_20_Text"><text:span text:style-name="T163">// añadiendo además los operadores -&gt; (operador de implicación)</text:span></text:span></text:p>
      <text:p text:style-name="P161"><text:span text:style-name="Source_20_Text"><text:span text:style-name="Source_20_Text"><text:span text:style-name="T163">// y &lt;-&gt; (operador de doble implicación)</text:span></text:span></text:span></text:p>
      <text:p text:style-name="P82"><text:span text:style-name="Source_20_Text">String function = "(a &amp;&amp; b) || (c &amp;&amp; d)";</text:span></text:p>
      <text:p text:style-name="P82"><text:span text:style-name="Source_20_Text"/></text:p>
      <text:p text:style-name="P82"><text:span text:style-name="Source_20_Text">// </text:span><text:span text:style-name="Source_20_Text"><text:span text:style-name="T169">Con la implementación actual, el orden de las variables</text:span></text:span></text:p>
      <text:p text:style-name="P82"><text:span text:style-name="Source_20_Text"><text:span text:style-name="T169">// es global a todos los BDDs, por lo tanto, si queremos cambiarlo</text:span></text:span></text:p>
      <text:p text:style-name="P82"><text:span text:style-name="Source_20_Text"><text:span text:style-name="T169">// hemos de usar la operación de intercambio de niveles,</text:span></text:span></text:p>
      <text:p text:style-name="P82"><text:span text:style-name="Source_20_Text"><text:span text:style-name="T169">// que intercambiará dos niveles para todos los BDDs</text:span></text:span></text:p>
      <text:p text:style-name="P82"><text:span text:style-name="Source_20_Text"/></text:p>
      <text:p text:style-name="P82"><text:span text:style-name="Source_20_Text">// </text:span><text:span text:style-name="Source_20_Text"><text:span text:style-name="T168">Construcción de un nuevo BDD</text:span></text:span></text:p>
      <text:p text:style-name="P82"><text:span text:style-name="Source_20_Text">BDD bdd = new BDD(function);</text:span></text:p>
      <text:p text:style-name="P82"><text:span text:style-name="Source_20_Text"/></text:p>
      <text:p text:style-name="P82"><text:span text:style-name="Source_20_Text">// </text:span><text:span text:style-name="Source_20_Text"><text:span text:style-name="T167">Mostrar el BDD bdd en la salida estándar</text:span></text:span></text:p>
      <text:p text:style-name="P82"><text:span text:style-name="Source_20_Text">bdd.print();</text:span></text:p>
      <text:p text:style-name="P82"><text:span text:style-name="Source_20_Text"/></text:p>
      <text:p text:style-name="P82"><text:span text:style-name="Source_20_Text">// </text:span><text:span text:style-name="Source_20_Text"><text:span text:style-name="T167">Puede imprimir el BDD como una imagen PNG</text:span></text:span></text:p>
      <text:p text:style-name="P82"><text:span text:style-name="Source_20_Text">Printer.printBDD(bdd1, "bdd_"+bdd1.size());</text:span></text:p>
      <text:p text:style-name="P82"><text:span text:style-name="Source_20_Text"/></text:p>
      <text:p text:style-name="P82"><text:span text:style-name="Source_20_Text">// </text:span><text:span text:style-name="Source_20_Text"><text:span text:style-name="T166">Otro</text:span></text:span><text:span text:style-name="Source_20_Text"> BDD</text:span></text:p>
      <text:p text:style-name="P82"><text:span text:style-name="Source_20_Text">String function2 = "(a &amp;&amp; e) || f"</text:span></text:p>
      <text:p text:style-name="P82"><text:span text:style-name="Source_20_Text">BDD bdd2 = new BDD(function2);</text:span></text:p>
      <text:p text:style-name="P82"><text:span text:style-name="Source_20_Text"/></text:p>
      <text:p text:style-name="P82"><text:span text:style-name="Source_20_Text">// </text:span><text:span text:style-name="Source_20_Text"><text:span text:style-name="T166">Muestra el BDD en el terminal</text:span></text:span></text:p>
      <text:p text:style-name="P82"><text:span text:style-name="Source_20_Text">bdd2.print();</text:span></text:p>
      <text:p text:style-name="P82"><text:span text:style-name="Source_20_Text"/></text:p>
      <text:p text:style-name="P82"><text:span text:style-name="Source_20_Text">// </text:span><text:span text:style-name="Source_20_Text"><text:span text:style-name="T166">Operaciones entre BDDs</text:span></text:span></text:p>
      <text:p text:style-name="P82"><text:span text:style-name="Source_20_Text"/></text:p>
      <text:p text:style-name="P82"><text:span text:style-name="Source_20_Text">// </text:span><text:span text:style-name="Source_20_Text"><text:span text:style-name="T166">Este BDD es el AND lógico entre bdd y bdd2</text:span></text:span></text:p>
      <text:p text:style-name="P82"><text:soft-page-break/><text:span text:style-name="Source_20_Text">BDD bdd3 = bdd.apply("and", bdd2);</text:span></text:p>
      <text:p text:style-name="P82"><text:span text:style-name="Source_20_Text"/></text:p>
      <text:p text:style-name="P82"><text:span text:style-name="Source_20_Text">// </text:span><text:span text:style-name="Source_20_Text"><text:span text:style-name="T166">Este BDD es el </text:span></text:span><text:span text:style-name="Source_20_Text">OR </text:span><text:span text:style-name="Source_20_Text"><text:span text:style-name="T166">lógico entre </text:span></text:span><text:span text:style-name="Source_20_Text">bdd </text:span><text:span text:style-name="Source_20_Text"><text:span text:style-name="T166">y</text:span></text:span><text:span text:style-name="Source_20_Text"> bdd2</text:span></text:p>
      <text:p text:style-name="P82"><text:span text:style-name="Source_20_Text">BDD bdd4 = bdd.apply("or", bdd2);</text:span></text:p>
      <text:p text:style-name="P82"><text:span text:style-name="Source_20_Text"/></text:p>
      <text:p text:style-name="P82"><text:span text:style-name="Source_20_Text">// </text:span><text:span text:style-name="Source_20_Text"><text:span text:style-name="T165">Destruye explícitamente </text:span></text:span><text:span text:style-name="Source_20_Text">bdd2</text:span></text:p>
      <text:p text:style-name="P82"><text:span text:style-name="Source_20_Text">bdd2.delete();</text:span></text:p>
      <text:p text:style-name="P82"><text:span text:style-name="Source_20_Text"/></text:p>
      <text:p text:style-name="P82"><text:span text:style-name="Source_20_Text">// </text:span><text:span text:style-name="Source_20_Text"><text:span text:style-name="T165">Se puede liberar memoria de nodos “muertos” llamando</text:span></text:span></text:p>
      <text:p text:style-name="P82"><text:span text:style-name="Source_20_Text"><text:span text:style-name="T165">// a esta función de recolección de basura</text:span></text:span></text:p>
      <text:p text:style-name="P82"><text:span text:style-name="Source_20_Text">BDD.gc();</text:span></text:p>
      <text:h text:style-name="Heading_20_1" text:outline-level="1"><text:bookmark-start text:name="__RefHeading__119_201455433"/>Experimentos y resultados<text:bookmark-end text:name="__RefHeading__119_201455433"/></text:h>
      <text:p text:style-name="P160">Hemos realizado diversos experimentos con los algoritmos de reducción.</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7">[Andersen1999] An Introduction to Binary Decision Diagramas. H. R. Andersen. Lecture notes for Efficient Algorightms an Programs. IT Universidad de Copenhague. 1999.</text:p>
      <text:p text:style-name="Text_20_body"><text:span text:style-name="T64">[Bryant1986] </text:span>Graph-Based Algorithms for Boolean Function Manipulation, Randal E. Bryant, 1986</text:p>
      <text:p text:style-name="P8">[<text:span text:style-name="T112">Bryant1992</text:span>] Symbolic Boolean Manipulation with Ordered Binary Decision Diagrams, Randal E. Bryant. <text:span text:style-name="T112">Acm Computing Surveys. 1992.</text:span></text:p>
      <text:p text:style-name="P31">[DIMACS] DIMACS CNF formula format. <text:a xlink:type="simple" xlink:href="http://people.sc.fsu.edu/~jburkardt/data/cnf/cnf.html">http://people.sc.fsu.edu/~jburkardt/data/cnf/cnf.html</text:a></text:p>
      <text:p text:style-name="P8">[<text:span text:style-name="T112">Somenzi</text:span>] Binary Decision Diagrams. Fabio <text:span text:style-name="T112">Somenzi</text:span>. Department of Electrical and Computer Engineering. University of Colorado at Boulder.</text:p>
      <text:p text:style-name="P8">[<text:span text:style-name="T112">ImpBDD</text:span>] Efficient implementation of a BDD package, Karl S. Brace, Richard L. Rudell, Randal E. Bryant. </text:p>
      <text:p text:style-name="P8">[<text:span text:style-name="T112">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59">[OpenJDK7] Plataforma de referencia de desarrollo Java de código abierto. <text:a xlink:type="simple" xlink:href="http://openjdk.java.net/">http://openjdk.java.net/</text:a></text:p>
      <text:p text:style-name="P59">[Javaluator] Librería de evaluación Java. <text:a xlink:type="simple" xlink:href="http://javaluator.sourceforge.net/en/home/">http://javaluator.sourceforge.net/en/home/</text:a></text:p>
      <text:p text:style-name="P59">[antlr3] Versión 3 del analizador de lenguajes. <text:a xlink:type="simple" xlink:href="http://www.antlr3.org/">http://www.antlr3.org/</text:a> </text:p>
      <text:p text:style-name="P153">[LICS] Logic in Computer Science. M. Huth, M. Ryan. Cambridge University Press.</text:p>
      <text:p text:style-name="P152">[GraphViz] Graphviz, Graph Visualization Software. <text:a xlink:type="simple" xlink:href="http://www.graphviz.org/">http://www.graphviz.org/</text:a></text:p>
      <text:p text:style-name="P152">[GraphVizJava] Paquete de software de uso de GraphViz desde Java, por Laszlo Szathmary. <text:a xlink:type="simple" xlink:href="http://www.loria.fr/~szathmar/off/projects/java/GraphVizAPI/index.php">http://www.loria.fr/~szathmar/off/projects/java/GraphVizAPI/index.php</text:a></text:p>
      <text:p text:style-name="P152">[DOT] Formato del lenguaje DOT. <text:a xlink:type="simple" xlink:href="http://www.graphviz.org/doc/info/lang.html">http://www.graphviz.org/doc/info/lang.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2T23:48:08.162085000</dc:date>
    <meta:editing-duration>P4DT18H23M28S</meta:editing-duration>
    <meta:editing-cycles>305</meta:editing-cycles>
    <meta:generator>LibreOffice/4.1.0.4$MacOSX_x86 LibreOffice_project/89ea49ddacd9aa532507cbf852f2bb22b1ace28</meta:generator>
    <meta:document-statistic meta:table-count="7" meta:image-count="0" meta:object-count="13" meta:page-count="41" meta:paragraph-count="753" meta:word-count="8120" meta:character-count="50326" meta:non-whitespace-character-count="4111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